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59cm" fo:min-width="0.372cm" fo:padding-top="0.137cm" fo:padding-bottom="0.137cm" fo:padding-left="0.262cm" fo:padding-right="0.262cm"/>
    </style:style>
    <style:style style:name="gr2"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7cm" fo:min-width="0.38cm" fo:padding-top="0.137cm" fo:padding-bottom="0.137cm" fo:padding-left="0.262cm" fo:padding-right="0.262cm"/>
    </style:style>
    <style:style style:name="gr3"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54cm" fo:min-width="0.358cm" fo:padding-top="0.137cm" fo:padding-bottom="0.137cm" fo:padding-left="0.262cm" fo:padding-right="0.262cm"/>
    </style:style>
    <style:style style:name="gr4"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7cm" fo:min-width="0.366cm" fo:padding-top="0.137cm" fo:padding-bottom="0.137cm" fo:padding-left="0.262cm" fo:padding-right="0.262cm"/>
    </style:style>
    <style:style style:name="gr5" style:family="graphic" style:parent-style-name="standard">
      <style:graphic-properties draw:fill="solid" draw:fill-color="#ff8000" draw:textarea-horizontal-align="justify" draw:textarea-vertical-align="middle" draw:auto-grow-height="false" fo:min-height="0cm" fo:min-width="0cm"/>
    </style:style>
    <style:style style:name="gr6" style:family="graphic" style:parent-style-name="standard">
      <style:graphic-properties draw:fill="solid" draw:fill-color="#666666" draw:textarea-horizontal-align="justify" draw:textarea-vertical-align="middle" draw:auto-grow-height="false" fo:min-height="0cm" fo:min-width="0cm" draw:shadow="hidden"/>
    </style:style>
    <style:style style:name="gr7" style:family="graphic" style:parent-style-name="standard">
      <style:graphic-properties draw:fill="solid" draw:fill-color="#111111" draw:textarea-horizontal-align="justify" draw:textarea-vertical-align="middle" draw:auto-grow-height="false" fo:min-height="0cm" fo:min-width="0cm"/>
    </style:style>
    <style:style style:name="gr8" style:family="graphic" style:parent-style-name="objectwithoutfill">
      <style:graphic-properties draw:stroke="solid" svg:stroke-width="0.051cm" svg:stroke-color="#d62e4e" draw:fill="solid" draw:textarea-vertical-align="middle" fo:padding-top="0.15cm" fo:padding-bottom="0.15cm" fo:padding-left="0.275cm" fo:padding-right="0.275cm"/>
    </style:style>
    <style:style style:name="gr9" style:family="graphic" style:parent-style-name="objectwithoutfill">
      <style:graphic-properties draw:stroke="solid" svg:stroke-width="0.051cm" svg:stroke-color="#d62e4e" draw:fill="solid" draw:fill-color="#55308d" draw:textarea-vertical-align="middle" fo:padding-top="0.15cm" fo:padding-bottom="0.15cm" fo:padding-left="0.275cm" fo:padding-right="0.275cm"/>
    </style:style>
    <style:style style:name="gr10" style:family="graphic" style:parent-style-name="objectwithoutfill">
      <style:graphic-properties draw:stroke="solid" svg:stroke-width="0.051cm" svg:stroke-color="#6b5e9b" draw:fill="solid" draw:textarea-vertical-align="middle" fo:padding-top="0.15cm" fo:padding-bottom="0.15cm" fo:padding-left="0.275cm" fo:padding-right="0.275cm"/>
    </style:style>
    <style:style style:name="gr11" style:family="graphic" style:parent-style-name="standard">
      <style:graphic-properties draw:fill="solid" draw:fill-color="#81d41a" draw:textarea-horizontal-align="justify" draw:textarea-vertical-align="middle" draw:auto-grow-height="false" fo:min-height="0cm" fo:min-width="0cm"/>
    </style:style>
    <style:style style:name="gr12" style:family="graphic" style:parent-style-name="standard">
      <style:graphic-properties draw:fill="solid" draw:fill-color="#2a6099" draw:textarea-horizontal-align="justify" draw:textarea-vertical-align="middle" draw:auto-grow-height="false" fo:min-height="0cm" fo:min-width="0cm"/>
    </style:style>
    <style:style style:name="gr13" style:family="graphic" style:parent-style-name="standard">
      <style:graphic-properties draw:fill="solid" draw:fill-color="#ff0000" draw:textarea-horizontal-align="justify" draw:textarea-vertical-align="middle" draw:auto-grow-height="false" fo:min-height="0cm" fo:min-width="0cm"/>
    </style:style>
    <style:style style:name="gr14" style:family="graphic" style:parent-style-name="objectwithoutfill">
      <style:graphic-properties draw:stroke="solid" svg:stroke-width="0.051cm" svg:stroke-color="#6b5e9b" draw:fill="solid" draw:fill-color="#81d41a" draw:textarea-vertical-align="middle" fo:padding-top="0.15cm" fo:padding-bottom="0.15cm" fo:padding-left="0.275cm" fo:padding-right="0.275cm"/>
    </style:style>
    <style:style style:name="P1" style:family="paragraph">
      <loext:graphic-properties draw:fill="solid" draw:fill-color="#ffffd7"/>
      <style:paragraph-properties fo:text-align="center"/>
    </style:style>
    <style:style style:name="P2" style:family="paragraph">
      <loext:graphic-properties draw:fill="solid" draw:fill-color="#ff8000"/>
      <style:paragraph-properties fo:text-align="center"/>
    </style:style>
    <style:style style:name="P3" style:family="paragraph">
      <loext:graphic-properties draw:fill="solid" draw:fill-color="#666666"/>
      <style:paragraph-properties fo:text-align="center"/>
    </style:style>
    <style:style style:name="P4" style:family="paragraph">
      <loext:graphic-properties draw:fill="solid" draw:fill-color="#111111"/>
      <style:paragraph-properties fo:text-align="center"/>
    </style:style>
    <style:style style:name="P5" style:family="paragraph">
      <loext:graphic-properties draw:fill="solid"/>
      <style:paragraph-properties fo:text-align="center"/>
    </style:style>
    <style:style style:name="P6" style:family="paragraph">
      <loext:graphic-properties draw:fill="solid" draw:fill-color="#55308d"/>
      <style:paragraph-properties fo:text-align="center"/>
    </style:style>
    <style:style style:name="P7" style:family="paragraph">
      <loext:graphic-properties draw:fill="solid" draw:fill-color="#81d41a"/>
      <style:paragraph-properties fo:text-align="center"/>
    </style:style>
    <style:style style:name="P8" style:family="paragraph">
      <loext:graphic-properties draw:fill="solid" draw:fill-color="#2a6099"/>
      <style:paragraph-properties fo:text-align="center"/>
    </style:style>
    <style:style style:name="P9" style:family="paragraph">
      <loext:graphic-properties draw:fill="solid" draw:fill-color="#ff0000"/>
      <style:paragraph-properties fo:text-align="center"/>
    </style:style>
  </office:automatic-styles>
  <office:body>
    <office:drawing>
      <draw:page draw:name="page1" draw:style-name="dp1" draw:master-page-name="Default">
        <draw:g>
          <draw:g>
            <draw:custom-shape draw:style-name="gr1" draw:text-style-name="P1" draw:layer="layout" svg:width="1.791cm" svg:height="1.298cm" draw:transform="rotate (-1.5707963267949) translate (12.809cm 15.9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1.808cm" svg:height="1.333cm" draw:transform="rotate (-1.5707963267949) translate (12.102cm 17.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764cm" svg:height="1.285cm" draw:transform="rotate (-1.5707963267949) translate (12.788cm 19.22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778cm" svg:height="1.333cm" draw:transform="rotate (-1.5707963267949) translate (12.102cm 20.81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 draw:text-style-name="P1" draw:layer="layout" svg:width="1.791cm" svg:height="1.298cm" draw:transform="rotate (-1.5707963267949) translate (11.339cm 15.9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1.808cm" svg:height="1.333cm" draw:transform="rotate (-1.5707963267949) translate (10.632cm 17.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764cm" svg:height="1.285cm" draw:transform="rotate (-1.5707963267949) translate (11.318cm 19.22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778cm" svg:height="1.333cm" draw:transform="rotate (-1.5707963267949) translate (10.632cm 20.81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1" draw:text-style-name="P1" draw:layer="layout" svg:width="1.791cm" svg:height="1.298cm" draw:transform="rotate (-1.5707963267949) translate (9.857cm 15.9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1.808cm" svg:height="1.333cm" draw:transform="rotate (-1.5707963267949) translate (9.15cm 17.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764cm" svg:height="1.285cm" draw:transform="rotate (-1.5707963267949) translate (9.836cm 19.22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778cm" svg:height="1.333cm" draw:transform="rotate (-1.5707963267949) translate (9.15cm 20.81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 draw:text-style-name="P1" draw:layer="layout" svg:width="1.791cm" svg:height="1.298cm" draw:transform="rotate (-1.5707963267949) translate (8.387cm 15.9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1.808cm" svg:height="1.333cm" draw:transform="rotate (-1.5707963267949) translate (7.68cm 17.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764cm" svg:height="1.285cm" draw:transform="rotate (-1.5707963267949) translate (8.366cm 19.22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778cm" svg:height="1.333cm" draw:transform="rotate (-1.5707963267949) translate (7.68cm 20.81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1" draw:text-style-name="P1" draw:layer="layout" svg:width="1.791cm" svg:height="1.298cm" draw:transform="rotate (-1.5707963267949) translate (6.907cm 15.9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1.808cm" svg:height="1.333cm" draw:transform="rotate (-1.5707963267949) translate (6.2cm 17.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764cm" svg:height="1.285cm" draw:transform="rotate (-1.5707963267949) translate (6.886cm 19.22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778cm" svg:height="1.333cm" draw:transform="rotate (-1.5707963267949) translate (6.2cm 20.81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 draw:text-style-name="P1" draw:layer="layout" svg:width="1.791cm" svg:height="1.298cm" draw:transform="rotate (-1.5707963267949) translate (5.437cm 15.9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1.808cm" svg:height="1.333cm" draw:transform="rotate (-1.5707963267949) translate (4.73cm 17.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764cm" svg:height="1.285cm" draw:transform="rotate (-1.5707963267949) translate (5.416cm 19.22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778cm" svg:height="1.333cm" draw:transform="rotate (-1.5707963267949) translate (4.73cm 20.81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 draw:text-style-name="P2" draw:layer="layout" svg:width="0.254cm" svg:height="0.254cm" svg:x="1.50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2.14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1.50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2.14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1.50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2.14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2.77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3.41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2.77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3.41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2.77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3.41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4.04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4.68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4.04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4.68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4.04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4.68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5.31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5.95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5.31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5.95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5.31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5.95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6.58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7.22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6.58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7.22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6.58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7.22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7.85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8.49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7.85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8.49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7.85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8.49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9.12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9.76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9.12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9.76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9.12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4cm" svg:height="0.254cm" svg:x="9.76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 draw:text-style-name="P3" draw:layer="layout" svg:width="0.254cm" svg:height="0.125cm" svg:x="1.508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2.778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1.507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2.777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1.509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2.779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4.049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5.319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4.048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5.318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4.05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5.32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6.586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7.856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6.585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7.855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6.587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7.857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9.129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9.128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6" draw:text-style-name="P3" draw:layer="layout" svg:width="0.254cm" svg:height="0.125cm" svg:x="9.13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ustom-shape draw:style-name="gr5" draw:text-style-name="P2" xml:id="id4" draw:id="id4" draw:layer="layout" svg:width="0.254cm" svg:height="0.254cm" svg:x="2.77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5" draw:id="id5" draw:layer="layout" svg:width="0.254cm" svg:height="0.254cm" svg:x="3.51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 draw:id="id1" draw:layer="layout" svg:width="0.254cm" svg:height="0.254cm" svg:x="2.77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2" draw:id="id2" draw:layer="layout" svg:width="0.254cm" svg:height="0.254cm" svg:x="3.51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3" draw:id="id3" draw:layer="layout" svg:width="0.254cm" svg:height="0.254cm" svg:x="2.77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6" draw:id="id6" draw:layer="layout" svg:width="0.254cm" svg:height="0.254cm" svg:x="3.51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2.36cm" svg:y1="8.075cm" svg:x2="2.815cm" svg:y2="8.53cm" draw:end-shape="id1" draw:end-glue-point="5" svg:d="M2360 8075l455 455" svg:viewBox="0 0 456 456">
          <text:p/>
        </draw:connector>
        <draw:connector draw:style-name="gr8" draw:text-style-name="P5" draw:layer="layout" draw:type="line" svg:x1="2.995cm" svg:y1="8.71cm" svg:x2="3.55cm" svg:y2="9.165cm" draw:start-shape="id1" draw:start-glue-point="9" draw:end-shape="id2" draw:end-glue-point="5" svg:d="M2995 8710l555 455" svg:viewBox="0 0 556 456">
          <text:p/>
        </draw:connector>
        <draw:connector draw:style-name="gr8" draw:text-style-name="P5" draw:layer="layout" draw:type="line" svg:x1="2.36cm" svg:y1="9.345cm" svg:x2="2.815cm" svg:y2="9.8cm" draw:end-shape="id3" draw:end-glue-point="5" svg:d="M2360 9345l455 455" svg:viewBox="0 0 456 456">
          <text:p/>
        </draw:connector>
        <draw:connector draw:style-name="gr8" draw:text-style-name="P5" draw:layer="layout" draw:type="line" svg:x1="2.995cm" svg:y1="7.44cm" svg:x2="3.55cm" svg:y2="7.895cm" draw:start-shape="id4" draw:start-glue-point="9" draw:end-shape="id5" draw:end-glue-point="5" svg:d="M2995 7440l555 455" svg:viewBox="0 0 556 456">
          <text:p/>
        </draw:connector>
        <draw:connector draw:style-name="gr9" draw:text-style-name="P6" draw:layer="layout" draw:type="line" svg:x1="2.995cm" svg:y1="9.98cm" svg:x2="3.55cm" svg:y2="10.435cm" draw:start-shape="id3" draw:start-glue-point="9" draw:end-shape="id6" draw:end-glue-point="5" svg:d="M2995 9980l555 455" svg:viewBox="0 0 556 456">
          <text:p/>
        </draw:connector>
        <draw:connector draw:style-name="gr10" draw:text-style-name="P5" draw:layer="layout" draw:type="line" svg:x1="2.36cm" svg:y1="9.165cm" svg:x2="2.815cm" svg:y2="8.71cm" draw:end-shape="id1" draw:end-glue-point="7" svg:d="M2360 9165l455-455" svg:viewBox="0 0 456 456">
          <text:p/>
        </draw:connector>
        <draw:connector draw:style-name="gr10" draw:text-style-name="P5" draw:layer="layout" draw:type="line" svg:x1="2.36cm" svg:y1="7.895cm" svg:x2="2.815cm" svg:y2="7.44cm" draw:end-shape="id4" draw:end-glue-point="7" svg:d="M2360 7895l455-455" svg:viewBox="0 0 456 456">
          <text:p/>
        </draw:connector>
        <draw:connector draw:style-name="gr10" draw:text-style-name="P5" draw:layer="layout" draw:type="line" svg:x1="2.995cm" svg:y1="8.53cm" svg:x2="3.55cm" svg:y2="8.075cm" draw:start-shape="id1" draw:start-glue-point="11" draw:end-shape="id5" draw:end-glue-point="7" svg:d="M2995 8530l555-455" svg:viewBox="0 0 556 456">
          <text:p/>
        </draw:connector>
        <draw:connector draw:style-name="gr10" draw:text-style-name="P5" draw:layer="layout" draw:type="line" svg:x1="2.36cm" svg:y1="10.435cm" svg:x2="2.815cm" svg:y2="9.98cm" draw:end-shape="id3" draw:end-glue-point="7" svg:d="M2360 10435l455-455" svg:viewBox="0 0 456 456">
          <text:p/>
        </draw:connector>
        <draw:connector draw:style-name="gr10" draw:text-style-name="P5" draw:layer="layout" draw:type="line" svg:x1="2.995cm" svg:y1="9.8cm" svg:x2="3.55cm" svg:y2="9.345cm" draw:start-shape="id3" draw:start-glue-point="11" draw:end-shape="id2" draw:end-glue-point="7" svg:d="M2995 9800l555-455" svg:viewBox="0 0 556 456">
          <text:p/>
        </draw:connector>
        <draw:custom-shape draw:style-name="gr5" draw:text-style-name="P2" xml:id="id7" draw:id="id7" draw:layer="layout" svg:width="0.254cm" svg:height="0.254cm" svg:x="4.14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8" draw:id="id8" draw:layer="layout" svg:width="0.254cm" svg:height="0.254cm" svg:x="4.78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1" draw:id="id11" draw:layer="layout" svg:width="0.254cm" svg:height="0.254cm" svg:x="4.14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2" draw:id="id12" draw:layer="layout" svg:width="0.254cm" svg:height="0.254cm" svg:x="4.78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4" draw:id="id14" draw:layer="layout" svg:width="0.254cm" svg:height="0.254cm" svg:x="4.14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5" draw:id="id15" draw:layer="layout" svg:width="0.254cm" svg:height="0.254cm" svg:x="4.78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6" draw:id="id16" draw:layer="layout" svg:width="0.254cm" svg:height="0.254cm" svg:x="5.41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7" draw:id="id17" draw:layer="layout" svg:width="0.254cm" svg:height="0.254cm" svg:x="6.05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9" draw:id="id9" draw:layer="layout" svg:width="0.254cm" svg:height="0.254cm" svg:x="5.41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0" draw:id="id10" draw:layer="layout" svg:width="0.254cm" svg:height="0.254cm" svg:x="6.05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3" draw:id="id13" draw:layer="layout" svg:width="0.254cm" svg:height="0.254cm" svg:x="5.41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8" draw:id="id18" draw:layer="layout" svg:width="0.254cm" svg:height="0.254cm" svg:x="6.05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4.365cm" svg:y1="7.44cm" svg:x2="4.82cm" svg:y2="7.895cm" draw:start-shape="id7" draw:start-glue-point="9" draw:end-shape="id8" draw:end-glue-point="5" svg:d="M4365 7440l455 455" svg:viewBox="0 0 456 456">
          <text:p/>
        </draw:connector>
        <draw:connector draw:style-name="gr8" draw:text-style-name="P5" draw:layer="layout" draw:type="line" svg:x1="5cm" svg:y1="8.075cm" svg:x2="5.455cm" svg:y2="8.53cm" draw:start-shape="id8" draw:start-glue-point="9" draw:end-shape="id9" draw:end-glue-point="5" svg:d="M5000 8075l455 455" svg:viewBox="0 0 456 456">
          <text:p/>
        </draw:connector>
        <draw:connector draw:style-name="gr8" draw:text-style-name="P5" draw:layer="layout" draw:type="line" svg:x1="5.635cm" svg:y1="8.71cm" svg:x2="6.09cm" svg:y2="9.165cm" draw:start-shape="id9" draw:start-glue-point="9" draw:end-shape="id10" draw:end-glue-point="5" svg:d="M5635 8710l455 455" svg:viewBox="0 0 456 456">
          <text:p/>
        </draw:connector>
        <draw:connector draw:style-name="gr8" draw:text-style-name="P5" draw:layer="layout" draw:type="line" svg:x1="4.365cm" svg:y1="8.71cm" svg:x2="4.82cm" svg:y2="9.165cm" draw:start-shape="id11" draw:start-glue-point="9" draw:end-shape="id12" draw:end-glue-point="5" svg:d="M4365 8710l455 455" svg:viewBox="0 0 456 456">
          <text:p/>
        </draw:connector>
        <draw:connector draw:style-name="gr8" draw:text-style-name="P5" draw:layer="layout" draw:type="line" svg:x1="5cm" svg:y1="9.345cm" svg:x2="5.455cm" svg:y2="9.8cm" draw:start-shape="id12" draw:start-glue-point="9" draw:end-shape="id13" draw:end-glue-point="5" svg:d="M5000 9345l455 455" svg:viewBox="0 0 456 456">
          <text:p/>
        </draw:connector>
        <draw:connector draw:style-name="gr8" draw:text-style-name="P5" draw:layer="layout" draw:type="line" svg:x1="4.365cm" svg:y1="9.98cm" svg:x2="4.82cm" svg:y2="10.435cm" draw:start-shape="id14" draw:start-glue-point="9" draw:end-shape="id15" draw:end-glue-point="5" svg:d="M4365 9980l455 455" svg:viewBox="0 0 456 456">
          <text:p/>
        </draw:connector>
        <draw:connector draw:style-name="gr8" draw:text-style-name="P5" draw:layer="layout" draw:type="line" svg:x1="5.635cm" svg:y1="7.44cm" svg:x2="6.09cm" svg:y2="7.895cm" draw:start-shape="id16" draw:start-glue-point="9" draw:end-shape="id17" draw:end-glue-point="5" svg:d="M5635 7440l455 455" svg:viewBox="0 0 456 456">
          <text:p/>
        </draw:connector>
        <draw:connector draw:style-name="gr9" draw:text-style-name="P6" draw:layer="layout" draw:type="line" svg:x1="5.635cm" svg:y1="9.98cm" svg:x2="6.09cm" svg:y2="10.435cm" draw:start-shape="id13" draw:start-glue-point="9" draw:end-shape="id18" draw:end-glue-point="5" svg:d="M5635 9980l455 455" svg:viewBox="0 0 456 456">
          <text:p/>
        </draw:connector>
        <draw:connector draw:style-name="gr10" draw:text-style-name="P5" draw:layer="layout" draw:type="line" svg:x1="4.365cm" svg:y1="9.8cm" svg:x2="4.82cm" svg:y2="9.345cm" draw:start-shape="id14" draw:start-glue-point="11" draw:end-shape="id12" draw:end-glue-point="7" svg:d="M4365 9800l455-455" svg:viewBox="0 0 456 456">
          <text:p/>
        </draw:connector>
        <draw:connector draw:style-name="gr10" draw:text-style-name="P5" draw:layer="layout" draw:type="line" svg:x1="5cm" svg:y1="9.165cm" svg:x2="5.455cm" svg:y2="8.71cm" draw:start-shape="id12" draw:start-glue-point="11" draw:end-shape="id9" draw:end-glue-point="7" svg:d="M5000 9165l455-455" svg:viewBox="0 0 456 456">
          <text:p/>
        </draw:connector>
        <draw:connector draw:style-name="gr10" draw:text-style-name="P5" draw:layer="layout" draw:type="line" svg:x1="4.365cm" svg:y1="8.53cm" svg:x2="4.82cm" svg:y2="8.075cm" draw:start-shape="id11" draw:start-glue-point="11" draw:end-shape="id8" draw:end-glue-point="7" svg:d="M4365 8530l455-455" svg:viewBox="0 0 456 456">
          <text:p/>
        </draw:connector>
        <draw:connector draw:style-name="gr10" draw:text-style-name="P5" draw:layer="layout" draw:type="line" svg:x1="5cm" svg:y1="7.895cm" svg:x2="5.455cm" svg:y2="7.44cm" draw:start-shape="id8" draw:start-glue-point="11" draw:end-shape="id16" draw:end-glue-point="7" svg:d="M5000 7895l455-455" svg:viewBox="0 0 456 456">
          <text:p/>
        </draw:connector>
        <draw:connector draw:style-name="gr10" draw:text-style-name="P5" draw:layer="layout" draw:type="line" svg:x1="5.635cm" svg:y1="8.53cm" svg:x2="6.09cm" svg:y2="8.075cm" draw:start-shape="id9" draw:start-glue-point="11" draw:end-shape="id17" draw:end-glue-point="7" svg:d="M5635 8530l455-455" svg:viewBox="0 0 456 456">
          <text:p/>
        </draw:connector>
        <draw:connector draw:style-name="gr10" draw:text-style-name="P5" draw:layer="layout" draw:type="line" svg:x1="5cm" svg:y1="10.435cm" svg:x2="5.455cm" svg:y2="9.98cm" draw:start-shape="id15" draw:start-glue-point="11" draw:end-shape="id13" draw:end-glue-point="7" svg:d="M5000 10435l455-455" svg:viewBox="0 0 456 456">
          <text:p/>
        </draw:connector>
        <draw:connector draw:style-name="gr10" draw:text-style-name="P5" draw:layer="layout" draw:type="line" svg:x1="5.635cm" svg:y1="9.8cm" svg:x2="6.09cm" svg:y2="9.345cm" draw:start-shape="id13" draw:start-glue-point="11" draw:end-shape="id10" draw:end-glue-point="7" svg:d="M5635 9800l455-455" svg:viewBox="0 0 456 456">
          <text:p/>
        </draw:connector>
        <draw:connector draw:style-name="gr10" draw:text-style-name="P5" draw:layer="layout" draw:type="line" svg:x1="3.73cm" svg:y1="7.895cm" svg:x2="4.185cm" svg:y2="7.44cm" draw:start-shape="id5" draw:start-glue-point="11" draw:end-shape="id7" draw:end-glue-point="7" svg:d="M3730 7895l455-455" svg:viewBox="0 0 456 456">
          <text:p/>
        </draw:connector>
        <draw:connector draw:style-name="gr10" draw:text-style-name="P5" draw:layer="layout" draw:type="line" svg:x1="3.73cm" svg:y1="9.165cm" svg:x2="4.185cm" svg:y2="8.71cm" draw:start-shape="id2" draw:start-glue-point="11" draw:end-shape="id11" draw:end-glue-point="7" svg:d="M3730 9165l455-455" svg:viewBox="0 0 456 456">
          <text:p/>
        </draw:connector>
        <draw:connector draw:style-name="gr10" draw:text-style-name="P5" draw:layer="layout" draw:type="line" svg:x1="3.73cm" svg:y1="10.435cm" svg:x2="4.185cm" svg:y2="9.98cm" draw:start-shape="id6" draw:start-glue-point="11" draw:end-shape="id14" draw:end-glue-point="7" svg:d="M3730 10435l455-455" svg:viewBox="0 0 456 456">
          <text:p/>
        </draw:connector>
        <draw:connector draw:style-name="gr8" draw:text-style-name="P5" draw:layer="layout" draw:type="line" svg:x1="3.73cm" svg:y1="9.345cm" svg:x2="4.185cm" svg:y2="9.8cm" draw:start-shape="id2" draw:start-glue-point="9" draw:end-shape="id14" draw:end-glue-point="5" svg:d="M3730 9345l455 455" svg:viewBox="0 0 456 456">
          <text:p/>
        </draw:connector>
        <draw:connector draw:style-name="gr8" draw:text-style-name="P5" draw:layer="layout" draw:type="line" svg:x1="3.73cm" svg:y1="8.075cm" svg:x2="4.185cm" svg:y2="8.53cm" draw:start-shape="id5" draw:start-glue-point="9" draw:end-shape="id11" draw:end-glue-point="5" svg:d="M3730 8075l455 455" svg:viewBox="0 0 456 456">
          <text:p/>
        </draw:connector>
        <draw:custom-shape draw:style-name="gr5" draw:text-style-name="P2" xml:id="id19" draw:id="id19" draw:layer="layout" svg:width="0.254cm" svg:height="0.254cm" svg:x="6.68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20" draw:id="id20" draw:layer="layout" svg:width="0.254cm" svg:height="0.254cm" svg:x="7.32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23" draw:id="id23" draw:layer="layout" svg:width="0.254cm" svg:height="0.254cm" svg:x="6.68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24" draw:id="id24" draw:layer="layout" svg:width="0.254cm" svg:height="0.254cm" svg:x="7.32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26" draw:id="id26" draw:layer="layout" svg:width="0.254cm" svg:height="0.254cm" svg:x="6.68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27" draw:id="id27" draw:layer="layout" svg:width="0.254cm" svg:height="0.254cm" svg:x="7.32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28" draw:id="id28" draw:layer="layout" svg:width="0.254cm" svg:height="0.254cm" svg:x="7.95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29" draw:id="id29" draw:layer="layout" svg:width="0.254cm" svg:height="0.254cm" svg:x="8.59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21" draw:id="id21" draw:layer="layout" svg:width="0.254cm" svg:height="0.254cm" svg:x="7.95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22" draw:id="id22" draw:layer="layout" svg:width="0.254cm" svg:height="0.254cm" svg:x="8.59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25" draw:id="id25" draw:layer="layout" svg:width="0.254cm" svg:height="0.254cm" svg:x="7.95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30" draw:id="id30" draw:layer="layout" svg:width="0.254cm" svg:height="0.254cm" svg:x="8.59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6.905cm" svg:y1="7.44cm" svg:x2="7.36cm" svg:y2="7.895cm" draw:start-shape="id19" draw:start-glue-point="9" draw:end-shape="id20" draw:end-glue-point="5" svg:d="M6905 7440l455 455" svg:viewBox="0 0 456 456">
          <text:p/>
        </draw:connector>
        <draw:connector draw:style-name="gr8" draw:text-style-name="P5" draw:layer="layout" draw:type="line" svg:x1="7.54cm" svg:y1="8.075cm" svg:x2="7.995cm" svg:y2="8.53cm" draw:start-shape="id20" draw:start-glue-point="9" draw:end-shape="id21" draw:end-glue-point="5" svg:d="M7540 8075l455 455" svg:viewBox="0 0 456 456">
          <text:p/>
        </draw:connector>
        <draw:connector draw:style-name="gr8" draw:text-style-name="P5" draw:layer="layout" draw:type="line" svg:x1="8.175cm" svg:y1="8.71cm" svg:x2="8.63cm" svg:y2="9.165cm" draw:start-shape="id21" draw:start-glue-point="9" draw:end-shape="id22" draw:end-glue-point="5" svg:d="M8175 8710l455 455" svg:viewBox="0 0 456 456">
          <text:p/>
        </draw:connector>
        <draw:connector draw:style-name="gr8" draw:text-style-name="P5" draw:layer="layout" draw:type="line" svg:x1="6.905cm" svg:y1="8.71cm" svg:x2="7.36cm" svg:y2="9.165cm" draw:start-shape="id23" draw:start-glue-point="9" draw:end-shape="id24" draw:end-glue-point="5" svg:d="M6905 8710l455 455" svg:viewBox="0 0 456 456">
          <text:p/>
        </draw:connector>
        <draw:connector draw:style-name="gr8" draw:text-style-name="P5" draw:layer="layout" draw:type="line" svg:x1="7.54cm" svg:y1="9.345cm" svg:x2="7.995cm" svg:y2="9.8cm" draw:start-shape="id24" draw:start-glue-point="9" draw:end-shape="id25" draw:end-glue-point="5" svg:d="M7540 9345l455 455" svg:viewBox="0 0 456 456">
          <text:p/>
        </draw:connector>
        <draw:connector draw:style-name="gr8" draw:text-style-name="P5" draw:layer="layout" draw:type="line" svg:x1="6.905cm" svg:y1="9.98cm" svg:x2="7.36cm" svg:y2="10.435cm" draw:start-shape="id26" draw:start-glue-point="9" draw:end-shape="id27" draw:end-glue-point="5" svg:d="M6905 9980l455 455" svg:viewBox="0 0 456 456">
          <text:p/>
        </draw:connector>
        <draw:connector draw:style-name="gr8" draw:text-style-name="P5" draw:layer="layout" draw:type="line" svg:x1="8.175cm" svg:y1="7.44cm" svg:x2="8.63cm" svg:y2="7.895cm" draw:start-shape="id28" draw:start-glue-point="9" draw:end-shape="id29" draw:end-glue-point="5" svg:d="M8175 7440l455 455" svg:viewBox="0 0 456 456">
          <text:p/>
        </draw:connector>
        <draw:connector draw:style-name="gr9" draw:text-style-name="P6" draw:layer="layout" draw:type="line" svg:x1="8.175cm" svg:y1="9.98cm" svg:x2="8.63cm" svg:y2="10.435cm" draw:start-shape="id25" draw:start-glue-point="9" draw:end-shape="id30" draw:end-glue-point="5" svg:d="M8175 9980l455 455" svg:viewBox="0 0 456 456">
          <text:p/>
        </draw:connector>
        <draw:connector draw:style-name="gr10" draw:text-style-name="P5" draw:layer="layout" draw:type="line" svg:x1="6.905cm" svg:y1="9.8cm" svg:x2="7.36cm" svg:y2="9.345cm" draw:start-shape="id26" draw:start-glue-point="11" draw:end-shape="id24" draw:end-glue-point="7" svg:d="M6905 9800l455-455" svg:viewBox="0 0 456 456">
          <text:p/>
        </draw:connector>
        <draw:connector draw:style-name="gr10" draw:text-style-name="P5" draw:layer="layout" draw:type="line" svg:x1="7.54cm" svg:y1="9.165cm" svg:x2="7.995cm" svg:y2="8.71cm" draw:start-shape="id24" draw:start-glue-point="11" draw:end-shape="id21" draw:end-glue-point="7" svg:d="M7540 9165l455-455" svg:viewBox="0 0 456 456">
          <text:p/>
        </draw:connector>
        <draw:connector draw:style-name="gr10" draw:text-style-name="P5" draw:layer="layout" draw:type="line" svg:x1="6.905cm" svg:y1="8.53cm" svg:x2="7.36cm" svg:y2="8.075cm" draw:start-shape="id23" draw:start-glue-point="11" draw:end-shape="id20" draw:end-glue-point="7" svg:d="M6905 8530l455-455" svg:viewBox="0 0 456 456">
          <text:p/>
        </draw:connector>
        <draw:connector draw:style-name="gr10" draw:text-style-name="P5" draw:layer="layout" draw:type="line" svg:x1="7.54cm" svg:y1="7.895cm" svg:x2="7.995cm" svg:y2="7.44cm" draw:start-shape="id20" draw:start-glue-point="11" draw:end-shape="id28" draw:end-glue-point="7" svg:d="M7540 7895l455-455" svg:viewBox="0 0 456 456">
          <text:p/>
        </draw:connector>
        <draw:connector draw:style-name="gr10" draw:text-style-name="P5" draw:layer="layout" draw:type="line" svg:x1="8.175cm" svg:y1="8.53cm" svg:x2="8.63cm" svg:y2="8.075cm" draw:start-shape="id21" draw:start-glue-point="11" draw:end-shape="id29" draw:end-glue-point="7" svg:d="M8175 8530l455-455" svg:viewBox="0 0 456 456">
          <text:p/>
        </draw:connector>
        <draw:connector draw:style-name="gr10" draw:text-style-name="P5" draw:layer="layout" draw:type="line" svg:x1="7.54cm" svg:y1="10.435cm" svg:x2="7.995cm" svg:y2="9.98cm" draw:start-shape="id27" draw:start-glue-point="11" draw:end-shape="id25" draw:end-glue-point="7" svg:d="M7540 10435l455-455" svg:viewBox="0 0 456 456">
          <text:p/>
        </draw:connector>
        <draw:connector draw:style-name="gr10" draw:text-style-name="P5" draw:layer="layout" draw:type="line" svg:x1="8.175cm" svg:y1="9.8cm" svg:x2="8.63cm" svg:y2="9.345cm" draw:start-shape="id25" draw:start-glue-point="11" draw:end-shape="id22" draw:end-glue-point="7" svg:d="M8175 9800l455-455" svg:viewBox="0 0 456 456">
          <text:p/>
        </draw:connector>
        <draw:custom-shape draw:style-name="gr5" draw:text-style-name="P2" xml:id="id31" draw:id="id31" draw:layer="layout" svg:width="0.254cm" svg:height="0.254cm" svg:x="9.22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32" draw:id="id32" draw:layer="layout" svg:width="0.254cm" svg:height="0.254cm" svg:x="9.86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33" draw:id="id33" draw:layer="layout" svg:width="0.254cm" svg:height="0.254cm" svg:x="9.22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34" draw:id="id34" draw:layer="layout" svg:width="0.254cm" svg:height="0.254cm" svg:x="9.86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35" draw:id="id35" draw:layer="layout" svg:width="0.254cm" svg:height="0.254cm" svg:x="9.22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36" draw:id="id36" draw:layer="layout" svg:width="0.254cm" svg:height="0.254cm" svg:x="9.86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9.445cm" svg:y1="7.44cm" svg:x2="9.9cm" svg:y2="7.895cm" draw:start-shape="id31" draw:start-glue-point="9" draw:end-shape="id32" draw:end-glue-point="5" svg:d="M9445 7440l455 455" svg:viewBox="0 0 456 456">
          <text:p/>
        </draw:connector>
        <draw:connector draw:style-name="gr8" draw:text-style-name="P5" draw:layer="layout" draw:type="line" svg:x1="10.08cm" svg:y1="8.075cm" svg:x2="10.535cm" svg:y2="8.53cm" draw:start-shape="id32" draw:start-glue-point="9" svg:d="M10080 8075l455 455" svg:viewBox="0 0 456 456">
          <text:p/>
        </draw:connector>
        <draw:connector draw:style-name="gr8" draw:text-style-name="P5" draw:layer="layout" draw:type="line" svg:x1="9.445cm" svg:y1="8.71cm" svg:x2="9.9cm" svg:y2="9.165cm" draw:start-shape="id33" draw:start-glue-point="9" draw:end-shape="id34" draw:end-glue-point="5" svg:d="M9445 8710l455 455" svg:viewBox="0 0 456 456">
          <text:p/>
        </draw:connector>
        <draw:connector draw:style-name="gr8" draw:text-style-name="P5" draw:layer="layout" draw:type="line" svg:x1="10.08cm" svg:y1="9.345cm" svg:x2="10.535cm" svg:y2="9.8cm" draw:start-shape="id34" draw:start-glue-point="9" svg:d="M10080 9345l455 455" svg:viewBox="0 0 456 456">
          <text:p/>
        </draw:connector>
        <draw:connector draw:style-name="gr8" draw:text-style-name="P5" draw:layer="layout" draw:type="line" svg:x1="9.445cm" svg:y1="9.98cm" svg:x2="9.9cm" svg:y2="10.435cm" draw:start-shape="id35" draw:start-glue-point="9" draw:end-shape="id36" draw:end-glue-point="5" svg:d="M9445 9980l455 455" svg:viewBox="0 0 456 456">
          <text:p/>
        </draw:connector>
        <draw:connector draw:style-name="gr10" draw:text-style-name="P5" draw:layer="layout" draw:type="line" svg:x1="9.445cm" svg:y1="9.8cm" svg:x2="9.9cm" svg:y2="9.345cm" draw:start-shape="id35" draw:start-glue-point="11" draw:end-shape="id34" draw:end-glue-point="7" svg:d="M9445 9800l455-455" svg:viewBox="0 0 456 456">
          <text:p/>
        </draw:connector>
        <draw:connector draw:style-name="gr10" draw:text-style-name="P5" draw:layer="layout" draw:type="line" svg:x1="10.08cm" svg:y1="9.165cm" svg:x2="10.535cm" svg:y2="8.71cm" draw:start-shape="id34" draw:start-glue-point="11" svg:d="M10080 9165l455-455" svg:viewBox="0 0 456 456">
          <text:p/>
        </draw:connector>
        <draw:connector draw:style-name="gr10" draw:text-style-name="P5" draw:layer="layout" draw:type="line" svg:x1="9.445cm" svg:y1="8.53cm" svg:x2="9.9cm" svg:y2="8.075cm" draw:start-shape="id33" draw:start-glue-point="11" draw:end-shape="id32" draw:end-glue-point="7" svg:d="M9445 8530l455-455" svg:viewBox="0 0 456 456">
          <text:p/>
        </draw:connector>
        <draw:connector draw:style-name="gr10" draw:text-style-name="P5" draw:layer="layout" draw:type="line" svg:x1="10.08cm" svg:y1="7.895cm" svg:x2="10.535cm" svg:y2="7.44cm" draw:start-shape="id32" draw:start-glue-point="11" svg:d="M10080 7895l455-455" svg:viewBox="0 0 456 456">
          <text:p/>
        </draw:connector>
        <draw:connector draw:style-name="gr10" draw:text-style-name="P5" draw:layer="layout" draw:type="line" svg:x1="10.08cm" svg:y1="10.435cm" svg:x2="10.535cm" svg:y2="9.98cm" draw:start-shape="id36" draw:start-glue-point="11" svg:d="M10080 10435l455-455" svg:viewBox="0 0 456 456">
          <text:p/>
        </draw:connector>
        <draw:connector draw:style-name="gr10" draw:text-style-name="P5" draw:layer="layout" draw:type="line" svg:x1="8.81cm" svg:y1="7.895cm" svg:x2="9.265cm" svg:y2="7.44cm" draw:start-shape="id29" draw:start-glue-point="11" draw:end-shape="id31" draw:end-glue-point="7" svg:d="M8810 7895l455-455" svg:viewBox="0 0 456 456">
          <text:p/>
        </draw:connector>
        <draw:connector draw:style-name="gr10" draw:text-style-name="P5" draw:layer="layout" draw:type="line" svg:x1="8.81cm" svg:y1="9.165cm" svg:x2="9.265cm" svg:y2="8.71cm" draw:start-shape="id22" draw:start-glue-point="11" draw:end-shape="id33" draw:end-glue-point="7" svg:d="M8810 9165l455-455" svg:viewBox="0 0 456 456">
          <text:p/>
        </draw:connector>
        <draw:connector draw:style-name="gr10" draw:text-style-name="P5" draw:layer="layout" draw:type="line" svg:x1="8.81cm" svg:y1="10.435cm" svg:x2="9.265cm" svg:y2="9.98cm" draw:start-shape="id30" draw:start-glue-point="11" draw:end-shape="id35" draw:end-glue-point="7" svg:d="M8810 10435l455-455" svg:viewBox="0 0 456 456">
          <text:p/>
        </draw:connector>
        <draw:connector draw:style-name="gr8" draw:text-style-name="P5" draw:layer="layout" draw:type="line" svg:x1="8.81cm" svg:y1="9.345cm" svg:x2="9.265cm" svg:y2="9.8cm" draw:start-shape="id22" draw:start-glue-point="9" draw:end-shape="id35" draw:end-glue-point="5" svg:d="M8810 9345l455 455" svg:viewBox="0 0 456 456">
          <text:p/>
        </draw:connector>
        <draw:connector draw:style-name="gr8" draw:text-style-name="P5" draw:layer="layout" draw:type="line" svg:x1="8.81cm" svg:y1="8.075cm" svg:x2="9.265cm" svg:y2="8.53cm" draw:start-shape="id29" draw:start-glue-point="9" draw:end-shape="id33" draw:end-glue-point="5" svg:d="M8810 8075l455 455" svg:viewBox="0 0 456 456">
          <text:p/>
        </draw:connector>
        <draw:connector draw:style-name="gr8" draw:text-style-name="P5" draw:layer="layout" draw:type="line" svg:x1="6.27cm" svg:y1="8.075cm" svg:x2="6.725cm" svg:y2="8.53cm" draw:start-shape="id17" draw:start-glue-point="9" draw:end-shape="id23" draw:end-glue-point="5" svg:d="M6270 8075l455 455" svg:viewBox="0 0 456 456">
          <text:p/>
        </draw:connector>
        <draw:connector draw:style-name="gr8" draw:text-style-name="P5" draw:layer="layout" draw:type="line" svg:x1="6.27cm" svg:y1="9.345cm" svg:x2="6.725cm" svg:y2="9.8cm" draw:start-shape="id10" draw:start-glue-point="9" draw:end-shape="id26" draw:end-glue-point="5" svg:d="M6270 9345l455 455" svg:viewBox="0 0 456 456">
          <text:p/>
        </draw:connector>
        <draw:connector draw:style-name="gr10" draw:text-style-name="P5" draw:layer="layout" draw:type="line" svg:x1="6.27cm" svg:y1="10.435cm" svg:x2="6.725cm" svg:y2="9.98cm" draw:start-shape="id18" draw:start-glue-point="11" draw:end-shape="id26" draw:end-glue-point="7" svg:d="M6270 10435l455-455" svg:viewBox="0 0 456 456">
          <text:p/>
        </draw:connector>
        <draw:connector draw:style-name="gr10" draw:text-style-name="P5" draw:layer="layout" draw:type="line" svg:x1="6.27cm" svg:y1="9.165cm" svg:x2="6.725cm" svg:y2="8.71cm" draw:start-shape="id10" draw:start-glue-point="11" draw:end-shape="id23" draw:end-glue-point="7" svg:d="M6270 9165l455-455" svg:viewBox="0 0 456 456">
          <text:p/>
        </draw:connector>
        <draw:connector draw:style-name="gr10" draw:text-style-name="P5" draw:layer="layout" draw:type="line" svg:x1="6.27cm" svg:y1="7.895cm" svg:x2="6.725cm" svg:y2="7.44cm" draw:start-shape="id17" draw:start-glue-point="11" draw:end-shape="id19" draw:end-glue-point="7" svg:d="M6270 7895l455-455" svg:viewBox="0 0 456 456">
          <text:p/>
        </draw:connector>
        <draw:custom-shape draw:style-name="gr5" draw:text-style-name="P2" xml:id="id37" draw:id="id37" draw:layer="layout" svg:width="0.254cm" svg:height="0.254cm" svg:x="10.49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38" draw:id="id38" draw:layer="layout" svg:width="0.254cm" svg:height="0.254cm" svg:x="11.13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39" draw:id="id39" draw:layer="layout" svg:width="0.254cm" svg:height="0.254cm" svg:x="10.49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0" draw:id="id40" draw:layer="layout" svg:width="0.254cm" svg:height="0.254cm" svg:x="11.13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41" draw:id="id41" draw:layer="layout" svg:width="0.254cm" svg:height="0.254cm" svg:x="10.49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2" draw:id="id42" draw:layer="layout" svg:width="0.254cm" svg:height="0.254cm" svg:x="11.13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10.715cm" svg:y1="7.44cm" svg:x2="11.17cm" svg:y2="7.895cm" draw:start-shape="id37" draw:start-glue-point="9" draw:end-shape="id38" draw:end-glue-point="5" svg:d="M10715 7440l455 455" svg:viewBox="0 0 456 456">
          <text:p/>
        </draw:connector>
        <draw:connector draw:style-name="gr8" draw:text-style-name="P5" draw:layer="layout" draw:type="line" svg:x1="11.35cm" svg:y1="8.075cm" svg:x2="11.805cm" svg:y2="8.53cm" draw:start-shape="id38" draw:start-glue-point="9" svg:d="M11350 8075l455 455" svg:viewBox="0 0 456 456">
          <text:p/>
        </draw:connector>
        <draw:connector draw:style-name="gr8" draw:text-style-name="P5" draw:layer="layout" draw:type="line" svg:x1="10.715cm" svg:y1="8.71cm" svg:x2="11.17cm" svg:y2="9.165cm" draw:start-shape="id39" draw:start-glue-point="9" draw:end-shape="id40" draw:end-glue-point="5" svg:d="M10715 8710l455 455" svg:viewBox="0 0 456 456">
          <text:p/>
        </draw:connector>
        <draw:connector draw:style-name="gr8" draw:text-style-name="P5" draw:layer="layout" draw:type="line" svg:x1="11.35cm" svg:y1="9.345cm" svg:x2="11.805cm" svg:y2="9.8cm" draw:start-shape="id40" draw:start-glue-point="9" svg:d="M11350 9345l455 455" svg:viewBox="0 0 456 456">
          <text:p/>
        </draw:connector>
        <draw:connector draw:style-name="gr8" draw:text-style-name="P5" draw:layer="layout" draw:type="line" svg:x1="10.715cm" svg:y1="9.98cm" svg:x2="11.17cm" svg:y2="10.435cm" draw:start-shape="id41" draw:start-glue-point="9" draw:end-shape="id42" draw:end-glue-point="5" svg:d="M10715 9980l455 455" svg:viewBox="0 0 456 456">
          <text:p/>
        </draw:connector>
        <draw:connector draw:style-name="gr10" draw:text-style-name="P5" draw:layer="layout" draw:type="line" svg:x1="10.715cm" svg:y1="9.8cm" svg:x2="11.17cm" svg:y2="9.345cm" draw:start-shape="id41" draw:start-glue-point="11" draw:end-shape="id40" draw:end-glue-point="7" svg:d="M10715 9800l455-455" svg:viewBox="0 0 456 456">
          <text:p/>
        </draw:connector>
        <draw:connector draw:style-name="gr10" draw:text-style-name="P5" draw:layer="layout" draw:type="line" svg:x1="11.35cm" svg:y1="9.165cm" svg:x2="11.805cm" svg:y2="8.71cm" draw:start-shape="id40" draw:start-glue-point="11" svg:d="M11350 9165l455-455" svg:viewBox="0 0 456 456">
          <text:p/>
        </draw:connector>
        <draw:connector draw:style-name="gr10" draw:text-style-name="P5" draw:layer="layout" draw:type="line" svg:x1="10.715cm" svg:y1="8.53cm" svg:x2="11.17cm" svg:y2="8.075cm" draw:start-shape="id39" draw:start-glue-point="11" draw:end-shape="id38" draw:end-glue-point="7" svg:d="M10715 8530l455-455" svg:viewBox="0 0 456 456">
          <text:p/>
        </draw:connector>
        <draw:connector draw:style-name="gr10" draw:text-style-name="P5" draw:layer="layout" draw:type="line" svg:x1="11.35cm" svg:y1="7.895cm" svg:x2="11.805cm" svg:y2="7.44cm" draw:start-shape="id38" draw:start-glue-point="11" svg:d="M11350 7895l455-455" svg:viewBox="0 0 456 456">
          <text:p/>
        </draw:connector>
        <draw:connector draw:style-name="gr10" draw:text-style-name="P5" draw:layer="layout" draw:type="line" svg:x1="11.35cm" svg:y1="10.435cm" svg:x2="11.805cm" svg:y2="9.98cm" draw:start-shape="id42" draw:start-glue-point="11" svg:d="M11350 10435l455-455" svg:viewBox="0 0 456 456">
          <text:p/>
        </draw:connector>
        <draw:custom-shape draw:style-name="gr7" draw:text-style-name="P4" xml:id="id43" draw:id="id43" draw:layer="layout" svg:width="0.128cm" svg:height="0.127cm" svg:x="3.57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4" draw:id="id44" draw:layer="layout" svg:width="0.128cm" svg:height="0.127cm" svg:x="4.84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5" draw:id="id45" draw:layer="layout" svg:width="0.128cm" svg:height="0.127cm" svg:x="6.11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6" draw:id="id46" draw:layer="layout" svg:width="0.128cm" svg:height="0.127cm" svg:x="7.38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7" draw:id="id47" draw:layer="layout" svg:width="0.128cm" svg:height="0.127cm" svg:x="8.65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8" draw:id="id48" draw:layer="layout" svg:width="0.128cm" svg:height="0.127cm" svg:x="9.92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49" draw:id="id49" draw:layer="layout" svg:width="0.128cm" svg:height="0.127cm" svg:x="11.19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3.55cm" svg:y1="10.615cm" svg:x2="2.95cm" svg:y2="11.114cm" draw:start-shape="id6" draw:start-glue-point="7" svg:d="M3550 10615l-600 499" svg:viewBox="0 0 601 500">
          <text:p/>
        </draw:connector>
        <draw:connector draw:style-name="gr10" draw:text-style-name="P5" draw:layer="layout" draw:type="line" svg:x1="4.82cm" svg:y1="10.615cm" svg:x2="4.321cm" svg:y2="11.114cm" draw:start-shape="id15" draw:start-glue-point="7" svg:d="M4820 10615l-499 499" svg:viewBox="0 0 500 500">
          <text:p/>
        </draw:connector>
        <draw:connector draw:style-name="gr10" draw:text-style-name="P5" draw:layer="layout" draw:type="line" svg:x1="6.09cm" svg:y1="10.615cm" svg:x2="5.59cm" svg:y2="11.114cm" draw:start-shape="id18" draw:start-glue-point="7" svg:d="M6090 10615l-500 499" svg:viewBox="0 0 501 500">
          <text:p/>
        </draw:connector>
        <draw:connector draw:style-name="gr10" draw:text-style-name="P5" draw:layer="layout" draw:type="line" svg:x1="7.36cm" svg:y1="10.615cm" svg:x2="6.861cm" svg:y2="11.114cm" draw:start-shape="id27" draw:start-glue-point="7" svg:d="M7360 10615l-499 499" svg:viewBox="0 0 500 500">
          <text:p/>
        </draw:connector>
        <draw:connector draw:style-name="gr10" draw:text-style-name="P5" draw:layer="layout" draw:type="line" svg:x1="8.63cm" svg:y1="10.615cm" svg:x2="8.13cm" svg:y2="11.114cm" draw:start-shape="id30" draw:start-glue-point="7" svg:d="M8630 10615l-500 499" svg:viewBox="0 0 501 500">
          <text:p/>
        </draw:connector>
        <draw:connector draw:style-name="gr10" draw:text-style-name="P5" draw:layer="layout" draw:type="line" svg:x1="9.9cm" svg:y1="10.615cm" svg:x2="9.401cm" svg:y2="11.114cm" draw:start-shape="id36" draw:start-glue-point="7" svg:d="M9900 10615l-499 499" svg:viewBox="0 0 500 500">
          <text:p/>
        </draw:connector>
        <draw:connector draw:style-name="gr10" draw:text-style-name="P5" draw:layer="layout" draw:type="line" svg:x1="11.17cm" svg:y1="10.615cm" svg:x2="10.67cm" svg:y2="11.114cm" draw:start-shape="id42" draw:start-glue-point="7" svg:d="M11170 10615l-500 499" svg:viewBox="0 0 501 500">
          <text:p/>
        </draw:connector>
        <draw:connector draw:style-name="gr10" draw:text-style-name="P5" draw:layer="layout" draw:type="line" svg:x1="2.995cm" svg:y1="7.26cm" svg:x2="3.593cm" svg:y2="6.76cm" draw:start-shape="id4" draw:start-glue-point="11" draw:end-shape="id43" draw:end-glue-point="7" svg:d="M2995 7260l598-500" svg:viewBox="0 0 599 501">
          <text:p/>
        </draw:connector>
        <draw:connector draw:style-name="gr10" draw:text-style-name="P5" draw:layer="layout" draw:type="line" svg:x1="4.365cm" svg:y1="7.26cm" svg:x2="4.864cm" svg:y2="6.76cm" draw:start-shape="id7" draw:start-glue-point="11" draw:end-shape="id44" draw:end-glue-point="7" svg:d="M4365 7260l499-500" svg:viewBox="0 0 500 501">
          <text:p/>
        </draw:connector>
        <draw:connector draw:style-name="gr10" draw:text-style-name="P5" draw:layer="layout" draw:type="line" svg:x1="5.635cm" svg:y1="7.26cm" svg:x2="6.133cm" svg:y2="6.76cm" draw:start-shape="id16" draw:start-glue-point="11" draw:end-shape="id45" draw:end-glue-point="7" svg:d="M5635 7260l498-500" svg:viewBox="0 0 499 501">
          <text:p/>
        </draw:connector>
        <draw:connector draw:style-name="gr10" draw:text-style-name="P5" draw:layer="layout" draw:type="line" svg:x1="6.905cm" svg:y1="7.26cm" svg:x2="7.404cm" svg:y2="6.76cm" draw:start-shape="id19" draw:start-glue-point="11" draw:end-shape="id46" draw:end-glue-point="7" svg:d="M6905 7260l499-500" svg:viewBox="0 0 500 501">
          <text:p/>
        </draw:connector>
        <draw:connector draw:style-name="gr10" draw:text-style-name="P5" draw:layer="layout" draw:type="line" svg:x1="8.175cm" svg:y1="7.26cm" svg:x2="8.673cm" svg:y2="6.76cm" draw:start-shape="id28" draw:start-glue-point="11" draw:end-shape="id47" draw:end-glue-point="7" svg:d="M8175 7260l498-500" svg:viewBox="0 0 499 501">
          <text:p/>
        </draw:connector>
        <draw:connector draw:style-name="gr10" draw:text-style-name="P5" draw:layer="layout" draw:type="line" svg:x1="9.445cm" svg:y1="7.26cm" svg:x2="9.944cm" svg:y2="6.76cm" draw:start-shape="id31" draw:start-glue-point="11" draw:end-shape="id48" draw:end-glue-point="7" svg:d="M9445 7260l499-500" svg:viewBox="0 0 500 501">
          <text:p/>
        </draw:connector>
        <draw:connector draw:style-name="gr10" draw:text-style-name="P5" draw:layer="layout" draw:type="line" svg:x1="10.715cm" svg:y1="7.26cm" svg:x2="11.213cm" svg:y2="6.76cm" draw:start-shape="id37" draw:start-glue-point="11" draw:end-shape="id49" draw:end-glue-point="7" svg:d="M10715 7260l498-500" svg:viewBox="0 0 499 501">
          <text:p/>
        </draw:connector>
        <draw:connector draw:style-name="gr8" draw:text-style-name="P5" draw:layer="layout" draw:type="line" svg:x1="2.316cm" svg:y1="6.76cm" svg:x2="2.815cm" svg:y2="7.26cm" draw:end-shape="id4" draw:end-glue-point="5" svg:d="M2316 6760l499 500" svg:viewBox="0 0 500 501">
          <text:p/>
        </draw:connector>
        <draw:connector draw:style-name="gr8" draw:text-style-name="P5" draw:layer="layout" draw:type="line" svg:x1="3.685cm" svg:y1="6.76cm" svg:x2="4.185cm" svg:y2="7.26cm" draw:start-shape="id43" draw:start-glue-point="9" draw:end-shape="id7" draw:end-glue-point="5" svg:d="M3685 6760l500 500" svg:viewBox="0 0 501 501">
          <text:p/>
        </draw:connector>
        <draw:connector draw:style-name="gr8" draw:text-style-name="P5" draw:layer="layout" draw:type="line" svg:x1="4.956cm" svg:y1="6.76cm" svg:x2="5.455cm" svg:y2="7.26cm" draw:start-shape="id44" draw:start-glue-point="9" draw:end-shape="id16" draw:end-glue-point="5" svg:d="M4956 6760l499 500" svg:viewBox="0 0 500 501">
          <text:p/>
        </draw:connector>
        <draw:connector draw:style-name="gr8" draw:text-style-name="P5" draw:layer="layout" draw:type="line" svg:x1="6.225cm" svg:y1="6.76cm" svg:x2="6.725cm" svg:y2="7.26cm" draw:start-shape="id45" draw:start-glue-point="9" draw:end-shape="id19" draw:end-glue-point="5" svg:d="M6225 6760l500 500" svg:viewBox="0 0 501 501">
          <text:p/>
        </draw:connector>
        <draw:connector draw:style-name="gr8" draw:text-style-name="P5" draw:layer="layout" draw:type="line" svg:x1="7.496cm" svg:y1="6.76cm" svg:x2="7.995cm" svg:y2="7.26cm" draw:start-shape="id46" draw:start-glue-point="9" draw:end-shape="id28" draw:end-glue-point="5" svg:d="M7496 6760l499 500" svg:viewBox="0 0 500 501">
          <text:p/>
        </draw:connector>
        <draw:connector draw:style-name="gr8" draw:text-style-name="P5" draw:layer="layout" draw:type="line" svg:x1="8.765cm" svg:y1="6.76cm" svg:x2="9.265cm" svg:y2="7.26cm" draw:start-shape="id47" draw:start-glue-point="9" draw:end-shape="id31" draw:end-glue-point="5" svg:d="M8765 6760l500 500" svg:viewBox="0 0 501 501">
          <text:p/>
        </draw:connector>
        <draw:connector draw:style-name="gr8" draw:text-style-name="P5" draw:layer="layout" draw:type="line" svg:x1="10.036cm" svg:y1="6.76cm" svg:x2="10.535cm" svg:y2="7.26cm" draw:start-shape="id48" draw:start-glue-point="9" draw:end-shape="id37" draw:end-glue-point="5" svg:d="M10036 6760l499 500" svg:viewBox="0 0 500 501">
          <text:p/>
        </draw:connector>
        <draw:connector draw:style-name="gr8" draw:text-style-name="P5" draw:layer="layout" draw:type="line" svg:x1="11.305cm" svg:y1="6.76cm" svg:x2="11.805cm" svg:y2="7.26cm" draw:start-shape="id49" draw:start-glue-point="9" svg:d="M11305 6760l500 500" svg:viewBox="0 0 501 501">
          <text:p/>
        </draw:connector>
        <draw:connector draw:style-name="gr8" draw:text-style-name="P5" draw:layer="layout" draw:type="line" svg:x1="2.36cm" svg:y1="10.615cm" svg:x2="2.858cm" svg:y2="11.114cm" svg:d="M2360 10615l498 499" svg:viewBox="0 0 499 500">
          <text:p/>
        </draw:connector>
        <draw:connector draw:style-name="gr8" draw:text-style-name="P5" draw:layer="layout" draw:type="line" svg:x1="3.73cm" svg:y1="10.615cm" svg:x2="4.229cm" svg:y2="11.114cm" draw:start-shape="id6" draw:start-glue-point="9" svg:d="M3730 10615l499 499" svg:viewBox="0 0 500 500">
          <text:p/>
        </draw:connector>
        <draw:connector draw:style-name="gr8" draw:text-style-name="P5" draw:layer="layout" draw:type="line" svg:x1="5cm" svg:y1="10.615cm" svg:x2="5.498cm" svg:y2="11.114cm" draw:start-shape="id15" draw:start-glue-point="9" svg:d="M5000 10615l498 499" svg:viewBox="0 0 499 500">
          <text:p/>
        </draw:connector>
        <draw:connector draw:style-name="gr8" draw:text-style-name="P5" draw:layer="layout" draw:type="line" svg:x1="6.27cm" svg:y1="10.615cm" svg:x2="6.769cm" svg:y2="11.114cm" draw:start-shape="id18" draw:start-glue-point="9" svg:d="M6270 10615l499 499" svg:viewBox="0 0 500 500">
          <text:p/>
        </draw:connector>
        <draw:connector draw:style-name="gr8" draw:text-style-name="P5" draw:layer="layout" draw:type="line" svg:x1="7.54cm" svg:y1="10.615cm" svg:x2="8.038cm" svg:y2="11.114cm" draw:start-shape="id27" draw:start-glue-point="9" svg:d="M7540 10615l498 499" svg:viewBox="0 0 499 500">
          <text:p/>
        </draw:connector>
        <draw:connector draw:style-name="gr8" draw:text-style-name="P5" draw:layer="layout" draw:type="line" svg:x1="8.81cm" svg:y1="10.615cm" svg:x2="9.309cm" svg:y2="11.114cm" draw:start-shape="id30" draw:start-glue-point="9" svg:d="M8810 10615l499 499" svg:viewBox="0 0 500 500">
          <text:p/>
        </draw:connector>
        <draw:connector draw:style-name="gr8" draw:text-style-name="P5" draw:layer="layout" draw:type="line" svg:x1="10.08cm" svg:y1="10.615cm" svg:x2="10.578cm" svg:y2="11.114cm" draw:start-shape="id36" draw:start-glue-point="9" svg:d="M10080 10615l498 499" svg:viewBox="0 0 499 500">
          <text:p/>
        </draw:connector>
        <draw:connector draw:style-name="gr8" draw:text-style-name="P5" draw:layer="layout" draw:type="line" svg:x1="11.35cm" svg:y1="10.615cm" svg:x2="11.849cm" svg:y2="11.114cm" draw:start-shape="id42" draw:start-glue-point="9" svg:d="M11350 10615l499 499" svg:viewBox="0 0 500 500">
          <text:p/>
        </draw:connector>
        <draw:custom-shape draw:style-name="gr5" draw:text-style-name="P2" xml:id="id53" draw:id="id53" draw:layer="layout" svg:width="0.254cm" svg:height="0.254cm" svg:x="2.77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54" draw:id="id54" draw:layer="layout" svg:width="0.254cm" svg:height="0.254cm" svg:x="3.51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50" draw:id="id50" draw:layer="layout" svg:width="0.254cm" svg:height="0.254cm" svg:x="2.77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51" draw:id="id51" draw:layer="layout" svg:width="0.254cm" svg:height="0.254cm" svg:x="3.51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52" draw:id="id52" draw:layer="layout" svg:width="0.254cm" svg:height="0.254cm" svg:x="2.77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55" draw:id="id55" draw:layer="layout" svg:width="0.254cm" svg:height="0.254cm" svg:x="3.51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2.361cm" svg:y1="11.884cm" svg:x2="2.816cm" svg:y2="12.339cm" draw:end-shape="id50" draw:end-glue-point="5" svg:d="M2361 11884l455 455" svg:viewBox="0 0 456 456">
          <text:p/>
        </draw:connector>
        <draw:connector draw:style-name="gr8" draw:text-style-name="P5" draw:layer="layout" draw:type="line" svg:x1="2.996cm" svg:y1="12.519cm" svg:x2="3.551cm" svg:y2="12.974cm" draw:start-shape="id50" draw:start-glue-point="9" draw:end-shape="id51" draw:end-glue-point="5" svg:d="M2996 12519l555 455" svg:viewBox="0 0 556 456">
          <text:p/>
        </draw:connector>
        <draw:connector draw:style-name="gr8" draw:text-style-name="P5" draw:layer="layout" draw:type="line" svg:x1="2.361cm" svg:y1="13.154cm" svg:x2="2.816cm" svg:y2="13.609cm" draw:end-shape="id52" draw:end-glue-point="5" svg:d="M2361 13154l455 455" svg:viewBox="0 0 456 456">
          <text:p/>
        </draw:connector>
        <draw:connector draw:style-name="gr8" draw:text-style-name="P5" draw:layer="layout" draw:type="line" svg:x1="2.996cm" svg:y1="11.249cm" svg:x2="3.551cm" svg:y2="11.704cm" draw:start-shape="id53" draw:start-glue-point="9" draw:end-shape="id54" draw:end-glue-point="5" svg:d="M2996 11249l555 455" svg:viewBox="0 0 556 456">
          <text:p/>
        </draw:connector>
        <draw:connector draw:style-name="gr9" draw:text-style-name="P6" draw:layer="layout" draw:type="line" svg:x1="2.996cm" svg:y1="13.789cm" svg:x2="3.551cm" svg:y2="14.244cm" draw:start-shape="id52" draw:start-glue-point="9" draw:end-shape="id55" draw:end-glue-point="5" svg:d="M2996 13789l555 455" svg:viewBox="0 0 556 456">
          <text:p/>
        </draw:connector>
        <draw:connector draw:style-name="gr10" draw:text-style-name="P5" draw:layer="layout" draw:type="line" svg:x1="2.361cm" svg:y1="12.974cm" svg:x2="2.816cm" svg:y2="12.519cm" draw:end-shape="id50" draw:end-glue-point="7" svg:d="M2361 12974l455-455" svg:viewBox="0 0 456 456">
          <text:p/>
        </draw:connector>
        <draw:connector draw:style-name="gr10" draw:text-style-name="P5" draw:layer="layout" draw:type="line" svg:x1="2.361cm" svg:y1="11.704cm" svg:x2="2.816cm" svg:y2="11.249cm" draw:end-shape="id53" draw:end-glue-point="7" svg:d="M2361 11704l455-455" svg:viewBox="0 0 456 456">
          <text:p/>
        </draw:connector>
        <draw:connector draw:style-name="gr10" draw:text-style-name="P5" draw:layer="layout" draw:type="line" svg:x1="2.996cm" svg:y1="12.339cm" svg:x2="3.551cm" svg:y2="11.884cm" draw:start-shape="id50" draw:start-glue-point="11" draw:end-shape="id54" draw:end-glue-point="7" svg:d="M2996 12339l555-455" svg:viewBox="0 0 556 456">
          <text:p/>
        </draw:connector>
        <draw:connector draw:style-name="gr10" draw:text-style-name="P5" draw:layer="layout" draw:type="line" svg:x1="2.361cm" svg:y1="14.244cm" svg:x2="2.816cm" svg:y2="13.789cm" draw:end-shape="id52" draw:end-glue-point="7" svg:d="M2361 14244l455-455" svg:viewBox="0 0 456 456">
          <text:p/>
        </draw:connector>
        <draw:connector draw:style-name="gr10" draw:text-style-name="P5" draw:layer="layout" draw:type="line" svg:x1="2.996cm" svg:y1="13.609cm" svg:x2="3.551cm" svg:y2="13.154cm" draw:start-shape="id52" draw:start-glue-point="11" draw:end-shape="id51" draw:end-glue-point="7" svg:d="M2996 13609l555-455" svg:viewBox="0 0 556 456">
          <text:p/>
        </draw:connector>
        <draw:custom-shape draw:style-name="gr5" draw:text-style-name="P2" xml:id="id56" draw:id="id56" draw:layer="layout" svg:width="0.254cm" svg:height="0.254cm" svg:x="4.14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57" draw:id="id57" draw:layer="layout" svg:width="0.254cm" svg:height="0.254cm" svg:x="4.78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60" draw:id="id60" draw:layer="layout" svg:width="0.254cm" svg:height="0.254cm" svg:x="4.14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61" draw:id="id61" draw:layer="layout" svg:width="0.254cm" svg:height="0.254cm" svg:x="4.78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63" draw:id="id63" draw:layer="layout" svg:width="0.254cm" svg:height="0.254cm" svg:x="4.14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64" draw:id="id64" draw:layer="layout" svg:width="0.254cm" svg:height="0.254cm" svg:x="4.78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65" draw:id="id65" draw:layer="layout" svg:width="0.254cm" svg:height="0.254cm" svg:x="5.41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66" draw:id="id66" draw:layer="layout" svg:width="0.254cm" svg:height="0.254cm" svg:x="6.05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58" draw:id="id58" draw:layer="layout" svg:width="0.254cm" svg:height="0.254cm" svg:x="5.41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59" draw:id="id59" draw:layer="layout" svg:width="0.254cm" svg:height="0.254cm" svg:x="6.05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62" draw:id="id62" draw:layer="layout" svg:width="0.254cm" svg:height="0.254cm" svg:x="5.41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67" draw:id="id67" draw:layer="layout" svg:width="0.254cm" svg:height="0.254cm" svg:x="6.05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4.366cm" svg:y1="11.249cm" svg:x2="4.821cm" svg:y2="11.704cm" draw:start-shape="id56" draw:start-glue-point="9" draw:end-shape="id57" draw:end-glue-point="5" svg:d="M4366 11249l455 455" svg:viewBox="0 0 456 456">
          <text:p/>
        </draw:connector>
        <draw:connector draw:style-name="gr8" draw:text-style-name="P5" draw:layer="layout" draw:type="line" svg:x1="5.001cm" svg:y1="11.884cm" svg:x2="5.456cm" svg:y2="12.339cm" draw:start-shape="id57" draw:start-glue-point="9" draw:end-shape="id58" draw:end-glue-point="5" svg:d="M5001 11884l455 455" svg:viewBox="0 0 456 456">
          <text:p/>
        </draw:connector>
        <draw:connector draw:style-name="gr8" draw:text-style-name="P5" draw:layer="layout" draw:type="line" svg:x1="5.636cm" svg:y1="12.519cm" svg:x2="6.091cm" svg:y2="12.974cm" draw:start-shape="id58" draw:start-glue-point="9" draw:end-shape="id59" draw:end-glue-point="5" svg:d="M5636 12519l455 455" svg:viewBox="0 0 456 456">
          <text:p/>
        </draw:connector>
        <draw:connector draw:style-name="gr8" draw:text-style-name="P5" draw:layer="layout" draw:type="line" svg:x1="4.366cm" svg:y1="12.519cm" svg:x2="4.821cm" svg:y2="12.974cm" draw:start-shape="id60" draw:start-glue-point="9" draw:end-shape="id61" draw:end-glue-point="5" svg:d="M4366 12519l455 455" svg:viewBox="0 0 456 456">
          <text:p/>
        </draw:connector>
        <draw:connector draw:style-name="gr8" draw:text-style-name="P5" draw:layer="layout" draw:type="line" svg:x1="5.001cm" svg:y1="13.154cm" svg:x2="5.456cm" svg:y2="13.609cm" draw:start-shape="id61" draw:start-glue-point="9" draw:end-shape="id62" draw:end-glue-point="5" svg:d="M5001 13154l455 455" svg:viewBox="0 0 456 456">
          <text:p/>
        </draw:connector>
        <draw:connector draw:style-name="gr8" draw:text-style-name="P5" draw:layer="layout" draw:type="line" svg:x1="4.366cm" svg:y1="13.789cm" svg:x2="4.821cm" svg:y2="14.244cm" draw:start-shape="id63" draw:start-glue-point="9" draw:end-shape="id64" draw:end-glue-point="5" svg:d="M4366 13789l455 455" svg:viewBox="0 0 456 456">
          <text:p/>
        </draw:connector>
        <draw:connector draw:style-name="gr8" draw:text-style-name="P5" draw:layer="layout" draw:type="line" svg:x1="5.636cm" svg:y1="11.249cm" svg:x2="6.091cm" svg:y2="11.704cm" draw:start-shape="id65" draw:start-glue-point="9" draw:end-shape="id66" draw:end-glue-point="5" svg:d="M5636 11249l455 455" svg:viewBox="0 0 456 456">
          <text:p/>
        </draw:connector>
        <draw:connector draw:style-name="gr9" draw:text-style-name="P6" draw:layer="layout" draw:type="line" svg:x1="5.636cm" svg:y1="13.789cm" svg:x2="6.091cm" svg:y2="14.244cm" draw:start-shape="id62" draw:start-glue-point="9" draw:end-shape="id67" draw:end-glue-point="5" svg:d="M5636 13789l455 455" svg:viewBox="0 0 456 456">
          <text:p/>
        </draw:connector>
        <draw:connector draw:style-name="gr10" draw:text-style-name="P5" draw:layer="layout" draw:type="line" svg:x1="4.366cm" svg:y1="13.609cm" svg:x2="4.821cm" svg:y2="13.154cm" draw:start-shape="id63" draw:start-glue-point="11" draw:end-shape="id61" draw:end-glue-point="7" svg:d="M4366 13609l455-455" svg:viewBox="0 0 456 456">
          <text:p/>
        </draw:connector>
        <draw:connector draw:style-name="gr10" draw:text-style-name="P5" draw:layer="layout" draw:type="line" svg:x1="5.001cm" svg:y1="12.974cm" svg:x2="5.456cm" svg:y2="12.519cm" draw:start-shape="id61" draw:start-glue-point="11" draw:end-shape="id58" draw:end-glue-point="7" svg:d="M5001 12974l455-455" svg:viewBox="0 0 456 456">
          <text:p/>
        </draw:connector>
        <draw:connector draw:style-name="gr10" draw:text-style-name="P5" draw:layer="layout" draw:type="line" svg:x1="4.366cm" svg:y1="12.339cm" svg:x2="4.821cm" svg:y2="11.884cm" draw:start-shape="id60" draw:start-glue-point="11" draw:end-shape="id57" draw:end-glue-point="7" svg:d="M4366 12339l455-455" svg:viewBox="0 0 456 456">
          <text:p/>
        </draw:connector>
        <draw:connector draw:style-name="gr10" draw:text-style-name="P5" draw:layer="layout" draw:type="line" svg:x1="5.001cm" svg:y1="11.704cm" svg:x2="5.456cm" svg:y2="11.249cm" draw:start-shape="id57" draw:start-glue-point="11" draw:end-shape="id65" draw:end-glue-point="7" svg:d="M5001 11704l455-455" svg:viewBox="0 0 456 456">
          <text:p/>
        </draw:connector>
        <draw:connector draw:style-name="gr10" draw:text-style-name="P5" draw:layer="layout" draw:type="line" svg:x1="5.636cm" svg:y1="12.339cm" svg:x2="6.091cm" svg:y2="11.884cm" draw:start-shape="id58" draw:start-glue-point="11" draw:end-shape="id66" draw:end-glue-point="7" svg:d="M5636 12339l455-455" svg:viewBox="0 0 456 456">
          <text:p/>
        </draw:connector>
        <draw:connector draw:style-name="gr10" draw:text-style-name="P5" draw:layer="layout" draw:type="line" svg:x1="5.001cm" svg:y1="14.244cm" svg:x2="5.456cm" svg:y2="13.789cm" draw:start-shape="id64" draw:start-glue-point="11" draw:end-shape="id62" draw:end-glue-point="7" svg:d="M5001 14244l455-455" svg:viewBox="0 0 456 456">
          <text:p/>
        </draw:connector>
        <draw:connector draw:style-name="gr10" draw:text-style-name="P5" draw:layer="layout" draw:type="line" svg:x1="5.636cm" svg:y1="13.609cm" svg:x2="6.091cm" svg:y2="13.154cm" draw:start-shape="id62" draw:start-glue-point="11" draw:end-shape="id59" draw:end-glue-point="7" svg:d="M5636 13609l455-455" svg:viewBox="0 0 456 456">
          <text:p/>
        </draw:connector>
        <draw:connector draw:style-name="gr10" draw:text-style-name="P5" draw:layer="layout" draw:type="line" svg:x1="3.731cm" svg:y1="11.704cm" svg:x2="4.186cm" svg:y2="11.249cm" draw:start-shape="id54" draw:start-glue-point="11" draw:end-shape="id56" draw:end-glue-point="7" svg:d="M3731 11704l455-455" svg:viewBox="0 0 456 456">
          <text:p/>
        </draw:connector>
        <draw:connector draw:style-name="gr10" draw:text-style-name="P5" draw:layer="layout" draw:type="line" svg:x1="3.731cm" svg:y1="12.974cm" svg:x2="4.186cm" svg:y2="12.519cm" draw:start-shape="id51" draw:start-glue-point="11" draw:end-shape="id60" draw:end-glue-point="7" svg:d="M3731 12974l455-455" svg:viewBox="0 0 456 456">
          <text:p/>
        </draw:connector>
        <draw:connector draw:style-name="gr10" draw:text-style-name="P5" draw:layer="layout" draw:type="line" svg:x1="3.731cm" svg:y1="14.244cm" svg:x2="4.186cm" svg:y2="13.789cm" draw:start-shape="id55" draw:start-glue-point="11" draw:end-shape="id63" draw:end-glue-point="7" svg:d="M3731 14244l455-455" svg:viewBox="0 0 456 456">
          <text:p/>
        </draw:connector>
        <draw:connector draw:style-name="gr8" draw:text-style-name="P5" draw:layer="layout" draw:type="line" svg:x1="3.731cm" svg:y1="13.154cm" svg:x2="4.186cm" svg:y2="13.609cm" draw:start-shape="id51" draw:start-glue-point="9" draw:end-shape="id63" draw:end-glue-point="5" svg:d="M3731 13154l455 455" svg:viewBox="0 0 456 456">
          <text:p/>
        </draw:connector>
        <draw:connector draw:style-name="gr8" draw:text-style-name="P5" draw:layer="layout" draw:type="line" svg:x1="3.731cm" svg:y1="11.884cm" svg:x2="4.186cm" svg:y2="12.339cm" draw:start-shape="id54" draw:start-glue-point="9" draw:end-shape="id60" draw:end-glue-point="5" svg:d="M3731 11884l455 455" svg:viewBox="0 0 456 456">
          <text:p/>
        </draw:connector>
        <draw:custom-shape draw:style-name="gr5" draw:text-style-name="P2" xml:id="id68" draw:id="id68" draw:layer="layout" svg:width="0.254cm" svg:height="0.254cm" svg:x="6.68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69" draw:id="id69" draw:layer="layout" svg:width="0.254cm" svg:height="0.254cm" svg:x="7.32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72" draw:id="id72" draw:layer="layout" svg:width="0.254cm" svg:height="0.254cm" svg:x="6.68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73" draw:id="id73" draw:layer="layout" svg:width="0.254cm" svg:height="0.254cm" svg:x="7.32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75" draw:id="id75" draw:layer="layout" svg:width="0.254cm" svg:height="0.254cm" svg:x="6.68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76" draw:id="id76" draw:layer="layout" svg:width="0.254cm" svg:height="0.254cm" svg:x="7.32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77" draw:id="id77" draw:layer="layout" svg:width="0.254cm" svg:height="0.254cm" svg:x="7.95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78" draw:id="id78" draw:layer="layout" svg:width="0.254cm" svg:height="0.254cm" svg:x="8.59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70" draw:id="id70" draw:layer="layout" svg:width="0.254cm" svg:height="0.254cm" svg:x="7.95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71" draw:id="id71" draw:layer="layout" svg:width="0.254cm" svg:height="0.254cm" svg:x="8.59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74" draw:id="id74" draw:layer="layout" svg:width="0.254cm" svg:height="0.254cm" svg:x="7.95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79" draw:id="id79" draw:layer="layout" svg:width="0.254cm" svg:height="0.254cm" svg:x="8.59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6.906cm" svg:y1="11.249cm" svg:x2="7.361cm" svg:y2="11.704cm" draw:start-shape="id68" draw:start-glue-point="9" draw:end-shape="id69" draw:end-glue-point="5" svg:d="M6906 11249l455 455" svg:viewBox="0 0 456 456">
          <text:p/>
        </draw:connector>
        <draw:connector draw:style-name="gr8" draw:text-style-name="P5" draw:layer="layout" draw:type="line" svg:x1="7.541cm" svg:y1="11.884cm" svg:x2="7.996cm" svg:y2="12.339cm" draw:start-shape="id69" draw:start-glue-point="9" draw:end-shape="id70" draw:end-glue-point="5" svg:d="M7541 11884l455 455" svg:viewBox="0 0 456 456">
          <text:p/>
        </draw:connector>
        <draw:connector draw:style-name="gr8" draw:text-style-name="P5" draw:layer="layout" draw:type="line" svg:x1="8.176cm" svg:y1="12.519cm" svg:x2="8.631cm" svg:y2="12.974cm" draw:start-shape="id70" draw:start-glue-point="9" draw:end-shape="id71" draw:end-glue-point="5" svg:d="M8176 12519l455 455" svg:viewBox="0 0 456 456">
          <text:p/>
        </draw:connector>
        <draw:connector draw:style-name="gr8" draw:text-style-name="P5" draw:layer="layout" draw:type="line" svg:x1="6.906cm" svg:y1="12.519cm" svg:x2="7.361cm" svg:y2="12.974cm" draw:start-shape="id72" draw:start-glue-point="9" draw:end-shape="id73" draw:end-glue-point="5" svg:d="M6906 12519l455 455" svg:viewBox="0 0 456 456">
          <text:p/>
        </draw:connector>
        <draw:connector draw:style-name="gr8" draw:text-style-name="P5" draw:layer="layout" draw:type="line" svg:x1="7.541cm" svg:y1="13.154cm" svg:x2="7.996cm" svg:y2="13.609cm" draw:start-shape="id73" draw:start-glue-point="9" draw:end-shape="id74" draw:end-glue-point="5" svg:d="M7541 13154l455 455" svg:viewBox="0 0 456 456">
          <text:p/>
        </draw:connector>
        <draw:connector draw:style-name="gr8" draw:text-style-name="P5" draw:layer="layout" draw:type="line" svg:x1="6.906cm" svg:y1="13.789cm" svg:x2="7.361cm" svg:y2="14.244cm" draw:start-shape="id75" draw:start-glue-point="9" draw:end-shape="id76" draw:end-glue-point="5" svg:d="M6906 13789l455 455" svg:viewBox="0 0 456 456">
          <text:p/>
        </draw:connector>
        <draw:connector draw:style-name="gr8" draw:text-style-name="P5" draw:layer="layout" draw:type="line" svg:x1="8.176cm" svg:y1="11.249cm" svg:x2="8.631cm" svg:y2="11.704cm" draw:start-shape="id77" draw:start-glue-point="9" draw:end-shape="id78" draw:end-glue-point="5" svg:d="M8176 11249l455 455" svg:viewBox="0 0 456 456">
          <text:p/>
        </draw:connector>
        <draw:connector draw:style-name="gr9" draw:text-style-name="P6" draw:layer="layout" draw:type="line" svg:x1="8.176cm" svg:y1="13.789cm" svg:x2="8.631cm" svg:y2="14.244cm" draw:start-shape="id74" draw:start-glue-point="9" draw:end-shape="id79" draw:end-glue-point="5" svg:d="M8176 13789l455 455" svg:viewBox="0 0 456 456">
          <text:p/>
        </draw:connector>
        <draw:connector draw:style-name="gr10" draw:text-style-name="P5" draw:layer="layout" draw:type="line" svg:x1="6.906cm" svg:y1="13.609cm" svg:x2="7.361cm" svg:y2="13.154cm" draw:start-shape="id75" draw:start-glue-point="11" draw:end-shape="id73" draw:end-glue-point="7" svg:d="M6906 13609l455-455" svg:viewBox="0 0 456 456">
          <text:p/>
        </draw:connector>
        <draw:connector draw:style-name="gr10" draw:text-style-name="P5" draw:layer="layout" draw:type="line" svg:x1="7.541cm" svg:y1="12.974cm" svg:x2="7.996cm" svg:y2="12.519cm" draw:start-shape="id73" draw:start-glue-point="11" draw:end-shape="id70" draw:end-glue-point="7" svg:d="M7541 12974l455-455" svg:viewBox="0 0 456 456">
          <text:p/>
        </draw:connector>
        <draw:connector draw:style-name="gr10" draw:text-style-name="P5" draw:layer="layout" draw:type="line" svg:x1="6.906cm" svg:y1="12.339cm" svg:x2="7.361cm" svg:y2="11.884cm" draw:start-shape="id72" draw:start-glue-point="11" draw:end-shape="id69" draw:end-glue-point="7" svg:d="M6906 12339l455-455" svg:viewBox="0 0 456 456">
          <text:p/>
        </draw:connector>
        <draw:connector draw:style-name="gr10" draw:text-style-name="P5" draw:layer="layout" draw:type="line" svg:x1="7.541cm" svg:y1="11.704cm" svg:x2="7.996cm" svg:y2="11.249cm" draw:start-shape="id69" draw:start-glue-point="11" draw:end-shape="id77" draw:end-glue-point="7" svg:d="M7541 11704l455-455" svg:viewBox="0 0 456 456">
          <text:p/>
        </draw:connector>
        <draw:connector draw:style-name="gr10" draw:text-style-name="P5" draw:layer="layout" draw:type="line" svg:x1="8.176cm" svg:y1="12.339cm" svg:x2="8.631cm" svg:y2="11.884cm" draw:start-shape="id70" draw:start-glue-point="11" draw:end-shape="id78" draw:end-glue-point="7" svg:d="M8176 12339l455-455" svg:viewBox="0 0 456 456">
          <text:p/>
        </draw:connector>
        <draw:connector draw:style-name="gr10" draw:text-style-name="P5" draw:layer="layout" draw:type="line" svg:x1="7.541cm" svg:y1="14.244cm" svg:x2="7.996cm" svg:y2="13.789cm" draw:start-shape="id76" draw:start-glue-point="11" draw:end-shape="id74" draw:end-glue-point="7" svg:d="M7541 14244l455-455" svg:viewBox="0 0 456 456">
          <text:p/>
        </draw:connector>
        <draw:connector draw:style-name="gr10" draw:text-style-name="P5" draw:layer="layout" draw:type="line" svg:x1="8.176cm" svg:y1="13.609cm" svg:x2="8.631cm" svg:y2="13.154cm" draw:start-shape="id74" draw:start-glue-point="11" draw:end-shape="id71" draw:end-glue-point="7" svg:d="M8176 13609l455-455" svg:viewBox="0 0 456 456">
          <text:p/>
        </draw:connector>
        <draw:custom-shape draw:style-name="gr5" draw:text-style-name="P2" xml:id="id80" draw:id="id80" draw:layer="layout" svg:width="0.254cm" svg:height="0.254cm" svg:x="9.22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81" draw:id="id81" draw:layer="layout" svg:width="0.254cm" svg:height="0.254cm" svg:x="9.86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82" draw:id="id82" draw:layer="layout" svg:width="0.254cm" svg:height="0.254cm" svg:x="9.22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83" draw:id="id83" draw:layer="layout" svg:width="0.254cm" svg:height="0.254cm" svg:x="9.86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84" draw:id="id84" draw:layer="layout" svg:width="0.254cm" svg:height="0.254cm" svg:x="9.22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85" draw:id="id85" draw:layer="layout" svg:width="0.254cm" svg:height="0.254cm" svg:x="9.86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9.446cm" svg:y1="11.249cm" svg:x2="9.901cm" svg:y2="11.704cm" draw:start-shape="id80" draw:start-glue-point="9" draw:end-shape="id81" draw:end-glue-point="5" svg:d="M9446 11249l455 455" svg:viewBox="0 0 456 456">
          <text:p/>
        </draw:connector>
        <draw:connector draw:style-name="gr8" draw:text-style-name="P5" draw:layer="layout" draw:type="line" svg:x1="10.081cm" svg:y1="11.884cm" svg:x2="10.536cm" svg:y2="12.339cm" draw:start-shape="id81" draw:start-glue-point="9" svg:d="M10081 11884l455 455" svg:viewBox="0 0 456 456">
          <text:p/>
        </draw:connector>
        <draw:connector draw:style-name="gr8" draw:text-style-name="P5" draw:layer="layout" draw:type="line" svg:x1="9.446cm" svg:y1="12.519cm" svg:x2="9.901cm" svg:y2="12.974cm" draw:start-shape="id82" draw:start-glue-point="9" draw:end-shape="id83" draw:end-glue-point="5" svg:d="M9446 12519l455 455" svg:viewBox="0 0 456 456">
          <text:p/>
        </draw:connector>
        <draw:connector draw:style-name="gr8" draw:text-style-name="P5" draw:layer="layout" draw:type="line" svg:x1="10.081cm" svg:y1="13.154cm" svg:x2="10.536cm" svg:y2="13.609cm" draw:start-shape="id83" draw:start-glue-point="9" svg:d="M10081 13154l455 455" svg:viewBox="0 0 456 456">
          <text:p/>
        </draw:connector>
        <draw:connector draw:style-name="gr8" draw:text-style-name="P5" draw:layer="layout" draw:type="line" svg:x1="9.446cm" svg:y1="13.789cm" svg:x2="9.901cm" svg:y2="14.244cm" draw:start-shape="id84" draw:start-glue-point="9" draw:end-shape="id85" draw:end-glue-point="5" svg:d="M9446 13789l455 455" svg:viewBox="0 0 456 456">
          <text:p/>
        </draw:connector>
        <draw:connector draw:style-name="gr10" draw:text-style-name="P5" draw:layer="layout" draw:type="line" svg:x1="9.446cm" svg:y1="13.609cm" svg:x2="9.901cm" svg:y2="13.154cm" draw:start-shape="id84" draw:start-glue-point="11" draw:end-shape="id83" draw:end-glue-point="7" svg:d="M9446 13609l455-455" svg:viewBox="0 0 456 456">
          <text:p/>
        </draw:connector>
        <draw:connector draw:style-name="gr10" draw:text-style-name="P5" draw:layer="layout" draw:type="line" svg:x1="10.081cm" svg:y1="12.974cm" svg:x2="10.536cm" svg:y2="12.519cm" draw:start-shape="id83" draw:start-glue-point="11" svg:d="M10081 12974l455-455" svg:viewBox="0 0 456 456">
          <text:p/>
        </draw:connector>
        <draw:connector draw:style-name="gr10" draw:text-style-name="P5" draw:layer="layout" draw:type="line" svg:x1="9.446cm" svg:y1="12.339cm" svg:x2="9.901cm" svg:y2="11.884cm" draw:start-shape="id82" draw:start-glue-point="11" draw:end-shape="id81" draw:end-glue-point="7" svg:d="M9446 12339l455-455" svg:viewBox="0 0 456 456">
          <text:p/>
        </draw:connector>
        <draw:connector draw:style-name="gr10" draw:text-style-name="P5" draw:layer="layout" draw:type="line" svg:x1="10.081cm" svg:y1="11.704cm" svg:x2="10.536cm" svg:y2="11.249cm" draw:start-shape="id81" draw:start-glue-point="11" svg:d="M10081 11704l455-455" svg:viewBox="0 0 456 456">
          <text:p/>
        </draw:connector>
        <draw:connector draw:style-name="gr10" draw:text-style-name="P5" draw:layer="layout" draw:type="line" svg:x1="10.081cm" svg:y1="14.244cm" svg:x2="10.536cm" svg:y2="13.789cm" draw:start-shape="id85" draw:start-glue-point="11" svg:d="M10081 14244l455-455" svg:viewBox="0 0 456 456">
          <text:p/>
        </draw:connector>
        <draw:connector draw:style-name="gr10" draw:text-style-name="P5" draw:layer="layout" draw:type="line" svg:x1="8.811cm" svg:y1="11.704cm" svg:x2="9.266cm" svg:y2="11.249cm" draw:start-shape="id78" draw:start-glue-point="11" draw:end-shape="id80" draw:end-glue-point="7" svg:d="M8811 11704l455-455" svg:viewBox="0 0 456 456">
          <text:p/>
        </draw:connector>
        <draw:connector draw:style-name="gr10" draw:text-style-name="P5" draw:layer="layout" draw:type="line" svg:x1="8.811cm" svg:y1="12.974cm" svg:x2="9.266cm" svg:y2="12.519cm" draw:start-shape="id71" draw:start-glue-point="11" draw:end-shape="id82" draw:end-glue-point="7" svg:d="M8811 12974l455-455" svg:viewBox="0 0 456 456">
          <text:p/>
        </draw:connector>
        <draw:connector draw:style-name="gr10" draw:text-style-name="P5" draw:layer="layout" draw:type="line" svg:x1="8.811cm" svg:y1="14.244cm" svg:x2="9.266cm" svg:y2="13.789cm" draw:start-shape="id79" draw:start-glue-point="11" draw:end-shape="id84" draw:end-glue-point="7" svg:d="M8811 14244l455-455" svg:viewBox="0 0 456 456">
          <text:p/>
        </draw:connector>
        <draw:connector draw:style-name="gr8" draw:text-style-name="P5" draw:layer="layout" draw:type="line" svg:x1="8.811cm" svg:y1="13.154cm" svg:x2="9.266cm" svg:y2="13.609cm" draw:start-shape="id71" draw:start-glue-point="9" draw:end-shape="id84" draw:end-glue-point="5" svg:d="M8811 13154l455 455" svg:viewBox="0 0 456 456">
          <text:p/>
        </draw:connector>
        <draw:connector draw:style-name="gr8" draw:text-style-name="P5" draw:layer="layout" draw:type="line" svg:x1="8.811cm" svg:y1="11.884cm" svg:x2="9.266cm" svg:y2="12.339cm" draw:start-shape="id78" draw:start-glue-point="9" draw:end-shape="id82" draw:end-glue-point="5" svg:d="M8811 11884l455 455" svg:viewBox="0 0 456 456">
          <text:p/>
        </draw:connector>
        <draw:connector draw:style-name="gr8" draw:text-style-name="P5" draw:layer="layout" draw:type="line" svg:x1="6.271cm" svg:y1="11.884cm" svg:x2="6.726cm" svg:y2="12.339cm" draw:start-shape="id66" draw:start-glue-point="9" draw:end-shape="id72" draw:end-glue-point="5" svg:d="M6271 11884l455 455" svg:viewBox="0 0 456 456">
          <text:p/>
        </draw:connector>
        <draw:connector draw:style-name="gr8" draw:text-style-name="P5" draw:layer="layout" draw:type="line" svg:x1="6.271cm" svg:y1="13.154cm" svg:x2="6.726cm" svg:y2="13.609cm" draw:start-shape="id59" draw:start-glue-point="9" draw:end-shape="id75" draw:end-glue-point="5" svg:d="M6271 13154l455 455" svg:viewBox="0 0 456 456">
          <text:p/>
        </draw:connector>
        <draw:connector draw:style-name="gr10" draw:text-style-name="P5" draw:layer="layout" draw:type="line" svg:x1="6.271cm" svg:y1="14.244cm" svg:x2="6.726cm" svg:y2="13.789cm" draw:start-shape="id67" draw:start-glue-point="11" draw:end-shape="id75" draw:end-glue-point="7" svg:d="M6271 14244l455-455" svg:viewBox="0 0 456 456">
          <text:p/>
        </draw:connector>
        <draw:connector draw:style-name="gr10" draw:text-style-name="P5" draw:layer="layout" draw:type="line" svg:x1="6.271cm" svg:y1="12.974cm" svg:x2="6.726cm" svg:y2="12.519cm" draw:start-shape="id59" draw:start-glue-point="11" draw:end-shape="id72" draw:end-glue-point="7" svg:d="M6271 12974l455-455" svg:viewBox="0 0 456 456">
          <text:p/>
        </draw:connector>
        <draw:connector draw:style-name="gr10" draw:text-style-name="P5" draw:layer="layout" draw:type="line" svg:x1="6.271cm" svg:y1="11.704cm" svg:x2="6.726cm" svg:y2="11.249cm" draw:start-shape="id66" draw:start-glue-point="11" draw:end-shape="id68" draw:end-glue-point="7" svg:d="M6271 11704l455-455" svg:viewBox="0 0 456 456">
          <text:p/>
        </draw:connector>
        <draw:custom-shape draw:style-name="gr5" draw:text-style-name="P2" xml:id="id86" draw:id="id86" draw:layer="layout" svg:width="0.254cm" svg:height="0.254cm" svg:x="10.49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87" draw:id="id87" draw:layer="layout" svg:width="0.254cm" svg:height="0.254cm" svg:x="11.13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88" draw:id="id88" draw:layer="layout" svg:width="0.254cm" svg:height="0.254cm" svg:x="10.49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89" draw:id="id89" draw:layer="layout" svg:width="0.254cm" svg:height="0.254cm" svg:x="11.13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90" draw:id="id90" draw:layer="layout" svg:width="0.254cm" svg:height="0.254cm" svg:x="10.49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91" draw:id="id91" draw:layer="layout" svg:width="0.254cm" svg:height="0.254cm" svg:x="11.13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10.716cm" svg:y1="11.249cm" svg:x2="11.171cm" svg:y2="11.704cm" draw:start-shape="id86" draw:start-glue-point="9" draw:end-shape="id87" draw:end-glue-point="5" svg:d="M10716 11249l455 455" svg:viewBox="0 0 456 456">
          <text:p/>
        </draw:connector>
        <draw:connector draw:style-name="gr8" draw:text-style-name="P5" draw:layer="layout" draw:type="line" svg:x1="11.351cm" svg:y1="11.884cm" svg:x2="11.806cm" svg:y2="12.339cm" draw:start-shape="id87" draw:start-glue-point="9" svg:d="M11351 11884l455 455" svg:viewBox="0 0 456 456">
          <text:p/>
        </draw:connector>
        <draw:connector draw:style-name="gr8" draw:text-style-name="P5" draw:layer="layout" draw:type="line" svg:x1="10.716cm" svg:y1="12.519cm" svg:x2="11.171cm" svg:y2="12.974cm" draw:start-shape="id88" draw:start-glue-point="9" draw:end-shape="id89" draw:end-glue-point="5" svg:d="M10716 12519l455 455" svg:viewBox="0 0 456 456">
          <text:p/>
        </draw:connector>
        <draw:connector draw:style-name="gr8" draw:text-style-name="P5" draw:layer="layout" draw:type="line" svg:x1="11.351cm" svg:y1="13.154cm" svg:x2="11.806cm" svg:y2="13.609cm" draw:start-shape="id89" draw:start-glue-point="9" svg:d="M11351 13154l455 455" svg:viewBox="0 0 456 456">
          <text:p/>
        </draw:connector>
        <draw:connector draw:style-name="gr8" draw:text-style-name="P5" draw:layer="layout" draw:type="line" svg:x1="10.716cm" svg:y1="13.789cm" svg:x2="11.171cm" svg:y2="14.244cm" draw:start-shape="id90" draw:start-glue-point="9" draw:end-shape="id91" draw:end-glue-point="5" svg:d="M10716 13789l455 455" svg:viewBox="0 0 456 456">
          <text:p/>
        </draw:connector>
        <draw:connector draw:style-name="gr10" draw:text-style-name="P5" draw:layer="layout" draw:type="line" svg:x1="10.716cm" svg:y1="13.609cm" svg:x2="11.171cm" svg:y2="13.154cm" draw:start-shape="id90" draw:start-glue-point="11" draw:end-shape="id89" draw:end-glue-point="7" svg:d="M10716 13609l455-455" svg:viewBox="0 0 456 456">
          <text:p/>
        </draw:connector>
        <draw:connector draw:style-name="gr10" draw:text-style-name="P5" draw:layer="layout" draw:type="line" svg:x1="11.351cm" svg:y1="12.974cm" svg:x2="11.806cm" svg:y2="12.519cm" draw:start-shape="id89" draw:start-glue-point="11" svg:d="M11351 12974l455-455" svg:viewBox="0 0 456 456">
          <text:p/>
        </draw:connector>
        <draw:connector draw:style-name="gr10" draw:text-style-name="P5" draw:layer="layout" draw:type="line" svg:x1="10.716cm" svg:y1="12.339cm" svg:x2="11.171cm" svg:y2="11.884cm" draw:start-shape="id88" draw:start-glue-point="11" draw:end-shape="id87" draw:end-glue-point="7" svg:d="M10716 12339l455-455" svg:viewBox="0 0 456 456">
          <text:p/>
        </draw:connector>
        <draw:connector draw:style-name="gr10" draw:text-style-name="P5" draw:layer="layout" draw:type="line" svg:x1="11.351cm" svg:y1="11.704cm" svg:x2="11.806cm" svg:y2="11.249cm" draw:start-shape="id87" draw:start-glue-point="11" svg:d="M11351 11704l455-455" svg:viewBox="0 0 456 456">
          <text:p/>
        </draw:connector>
        <draw:connector draw:style-name="gr10" draw:text-style-name="P5" draw:layer="layout" draw:type="line" svg:x1="11.351cm" svg:y1="14.244cm" svg:x2="11.806cm" svg:y2="13.789cm" draw:start-shape="id91" draw:start-glue-point="11" svg:d="M11351 14244l455-455" svg:viewBox="0 0 456 456">
          <text:p/>
        </draw:connector>
        <draw:custom-shape draw:style-name="gr7" draw:text-style-name="P4" xml:id="id92" draw:id="id92" draw:layer="layout" svg:width="0.128cm" svg:height="0.127cm" svg:x="2.84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93" draw:id="id93" draw:layer="layout" svg:width="0.128cm" svg:height="0.127cm" svg:x="4.212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94" draw:id="id94" draw:layer="layout" svg:width="0.128cm" svg:height="0.127cm" svg:x="5.48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95" draw:id="id95" draw:layer="layout" svg:width="0.128cm" svg:height="0.127cm" svg:x="6.752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96" draw:id="id96" draw:layer="layout" svg:width="0.128cm" svg:height="0.127cm" svg:x="8.02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97" draw:id="id97" draw:layer="layout" svg:width="0.128cm" svg:height="0.127cm" svg:x="9.292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98" draw:id="id98" draw:layer="layout" svg:width="0.128cm" svg:height="0.127cm" svg:x="10.56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3.551cm" svg:y1="14.424cm" svg:x2="2.951cm" svg:y2="14.923cm" draw:start-shape="id55" draw:start-glue-point="7" draw:end-shape="id92" draw:end-glue-point="11" svg:d="M3551 14424l-600 499" svg:viewBox="0 0 601 500">
          <text:p/>
        </draw:connector>
        <draw:connector draw:style-name="gr10" draw:text-style-name="P5" draw:layer="layout" draw:type="line" svg:x1="4.821cm" svg:y1="14.424cm" svg:x2="4.322cm" svg:y2="14.923cm" draw:start-shape="id64" draw:start-glue-point="7" draw:end-shape="id93" draw:end-glue-point="11" svg:d="M4821 14424l-499 499" svg:viewBox="0 0 500 500">
          <text:p/>
        </draw:connector>
        <draw:connector draw:style-name="gr10" draw:text-style-name="P5" draw:layer="layout" draw:type="line" svg:x1="6.091cm" svg:y1="14.424cm" svg:x2="5.591cm" svg:y2="14.923cm" draw:start-shape="id67" draw:start-glue-point="7" draw:end-shape="id94" draw:end-glue-point="11" svg:d="M6091 14424l-500 499" svg:viewBox="0 0 501 500">
          <text:p/>
        </draw:connector>
        <draw:connector draw:style-name="gr10" draw:text-style-name="P5" draw:layer="layout" draw:type="line" svg:x1="7.361cm" svg:y1="14.424cm" svg:x2="6.862cm" svg:y2="14.923cm" draw:start-shape="id76" draw:start-glue-point="7" draw:end-shape="id95" draw:end-glue-point="11" svg:d="M7361 14424l-499 499" svg:viewBox="0 0 500 500">
          <text:p/>
        </draw:connector>
        <draw:connector draw:style-name="gr10" draw:text-style-name="P5" draw:layer="layout" draw:type="line" svg:x1="8.631cm" svg:y1="14.424cm" svg:x2="8.131cm" svg:y2="14.923cm" draw:start-shape="id79" draw:start-glue-point="7" draw:end-shape="id96" draw:end-glue-point="11" svg:d="M8631 14424l-500 499" svg:viewBox="0 0 501 500">
          <text:p/>
        </draw:connector>
        <draw:connector draw:style-name="gr10" draw:text-style-name="P5" draw:layer="layout" draw:type="line" svg:x1="9.901cm" svg:y1="14.424cm" svg:x2="9.402cm" svg:y2="14.923cm" draw:start-shape="id85" draw:start-glue-point="7" draw:end-shape="id97" draw:end-glue-point="11" svg:d="M9901 14424l-499 499" svg:viewBox="0 0 500 500">
          <text:p/>
        </draw:connector>
        <draw:connector draw:style-name="gr10" draw:text-style-name="P5" draw:layer="layout" draw:type="line" svg:x1="11.171cm" svg:y1="14.424cm" svg:x2="10.671cm" svg:y2="14.923cm" draw:start-shape="id91" draw:start-glue-point="7" draw:end-shape="id98" draw:end-glue-point="11" svg:d="M11171 14424l-500 499" svg:viewBox="0 0 501 500">
          <text:p/>
        </draw:connector>
        <draw:connector draw:style-name="gr10" draw:text-style-name="P5" draw:layer="layout" draw:type="line" svg:x1="10.716cm" svg:y1="11.069cm" svg:x2="11.214cm" svg:y2="10.569cm" draw:start-shape="id86" draw:start-glue-point="11" svg:d="M10716 11069l498-500" svg:viewBox="0 0 499 501">
          <text:p/>
        </draw:connector>
        <draw:connector draw:style-name="gr8" draw:text-style-name="P5" draw:layer="layout" draw:type="line" svg:x1="2.317cm" svg:y1="10.569cm" svg:x2="2.816cm" svg:y2="11.069cm" draw:end-shape="id53" draw:end-glue-point="5" svg:d="M2317 10569l499 500" svg:viewBox="0 0 500 501">
          <text:p/>
        </draw:connector>
        <draw:connector draw:style-name="gr8" draw:text-style-name="P5" draw:layer="layout" draw:type="line" svg:x1="11.306cm" svg:y1="10.569cm" svg:x2="11.806cm" svg:y2="11.069cm" svg:d="M11306 10569l500 500" svg:viewBox="0 0 501 501">
          <text:p/>
        </draw:connector>
        <draw:connector draw:style-name="gr8" draw:text-style-name="P5" draw:layer="layout" draw:type="line" svg:x1="2.361cm" svg:y1="14.424cm" svg:x2="2.859cm" svg:y2="14.923cm" draw:end-shape="id92" draw:end-glue-point="5" svg:d="M2361 14424l498 499" svg:viewBox="0 0 499 500">
          <text:p/>
        </draw:connector>
        <draw:connector draw:style-name="gr8" draw:text-style-name="P5" draw:layer="layout" draw:type="line" svg:x1="3.731cm" svg:y1="14.424cm" svg:x2="4.23cm" svg:y2="14.923cm" draw:start-shape="id55" draw:start-glue-point="9" draw:end-shape="id93" draw:end-glue-point="5" svg:d="M3731 14424l499 499" svg:viewBox="0 0 500 500">
          <text:p/>
        </draw:connector>
        <draw:connector draw:style-name="gr8" draw:text-style-name="P5" draw:layer="layout" draw:type="line" svg:x1="5.001cm" svg:y1="14.424cm" svg:x2="5.499cm" svg:y2="14.923cm" draw:start-shape="id64" draw:start-glue-point="9" draw:end-shape="id94" draw:end-glue-point="5" svg:d="M5001 14424l498 499" svg:viewBox="0 0 499 500">
          <text:p/>
        </draw:connector>
        <draw:connector draw:style-name="gr8" draw:text-style-name="P5" draw:layer="layout" draw:type="line" svg:x1="6.271cm" svg:y1="14.424cm" svg:x2="6.77cm" svg:y2="14.923cm" draw:start-shape="id67" draw:start-glue-point="9" draw:end-shape="id95" draw:end-glue-point="5" svg:d="M6271 14424l499 499" svg:viewBox="0 0 500 500">
          <text:p/>
        </draw:connector>
        <draw:connector draw:style-name="gr8" draw:text-style-name="P5" draw:layer="layout" draw:type="line" svg:x1="7.541cm" svg:y1="14.424cm" svg:x2="8.039cm" svg:y2="14.923cm" draw:start-shape="id76" draw:start-glue-point="9" draw:end-shape="id96" draw:end-glue-point="5" svg:d="M7541 14424l498 499" svg:viewBox="0 0 499 500">
          <text:p/>
        </draw:connector>
        <draw:connector draw:style-name="gr8" draw:text-style-name="P5" draw:layer="layout" draw:type="line" svg:x1="8.811cm" svg:y1="14.424cm" svg:x2="9.31cm" svg:y2="14.923cm" draw:start-shape="id79" draw:start-glue-point="9" draw:end-shape="id97" draw:end-glue-point="5" svg:d="M8811 14424l499 499" svg:viewBox="0 0 500 500">
          <text:p/>
        </draw:connector>
        <draw:connector draw:style-name="gr8" draw:text-style-name="P5" draw:layer="layout" draw:type="line" svg:x1="10.081cm" svg:y1="14.424cm" svg:x2="10.579cm" svg:y2="14.923cm" draw:start-shape="id85" draw:start-glue-point="9" draw:end-shape="id98" draw:end-glue-point="5" svg:d="M10081 14424l498 499" svg:viewBox="0 0 499 500">
          <text:p/>
        </draw:connector>
        <draw:connector draw:style-name="gr8" draw:text-style-name="P5" draw:layer="layout" draw:type="line" svg:x1="11.351cm" svg:y1="14.424cm" svg:x2="11.85cm" svg:y2="14.923cm" draw:start-shape="id91" draw:start-glue-point="9" svg:d="M11351 14424l499 499" svg:viewBox="0 0 500 500">
          <text:p/>
        </draw:connector>
        <draw:custom-shape draw:style-name="gr11" draw:text-style-name="P7" xml:id="id100" draw:id="id100" draw:layer="layout" svg:width="0.254cm" svg:height="0.254cm" svg:x="3.313cm" svg:y="1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99" draw:id="id99" draw:layer="layout" svg:width="0.254cm" svg:height="0.254cm" svg:x="3.613cm" svg:y="18.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01" draw:id="id101" draw:layer="layout" svg:width="0.254cm" svg:height="0.254cm" svg:x="3.613cm" svg:y="18.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3.095cm" svg:y1="17.311cm" svg:x2="3.65cm" svg:y2="18.114cm" draw:end-shape="id99" draw:end-glue-point="5" svg:d="M3095 17311l555 803" svg:viewBox="0 0 556 804">
          <text:p/>
        </draw:connector>
        <draw:connector draw:style-name="gr8" draw:text-style-name="P5" draw:layer="layout" draw:type="line" svg:x1="3.095cm" svg:y1="16.641cm" svg:x2="3.35cm" svg:y2="16.796cm" draw:end-shape="id100" draw:end-glue-point="5" svg:d="M3095 16641l255 155" svg:viewBox="0 0 256 156">
          <text:p/>
        </draw:connector>
        <draw:connector draw:style-name="gr9" draw:text-style-name="P6" draw:layer="layout" draw:type="line" svg:x1="2.995cm" svg:y1="18.581cm" svg:x2="3.65cm" svg:y2="18.688cm" draw:end-shape="id101" draw:end-glue-point="5" svg:d="M2995 18581l655 107" svg:viewBox="0 0 656 108">
          <text:p/>
        </draw:connector>
        <draw:connector draw:style-name="gr10" draw:text-style-name="P5" draw:layer="layout" draw:type="line" svg:x1="3.095cm" svg:y1="17.131cm" svg:x2="3.35cm" svg:y2="16.976cm" draw:end-shape="id100" draw:end-glue-point="7" svg:d="M3095 17131l255-155" svg:viewBox="0 0 256 156">
          <text:p/>
        </draw:connector>
        <draw:connector draw:style-name="gr10" draw:text-style-name="P5" draw:layer="layout" draw:type="line" svg:x1="2.995cm" svg:y1="18.401cm" svg:x2="3.65cm" svg:y2="18.294cm" draw:end-shape="id99" draw:end-glue-point="7" svg:d="M2995 18401l655-107" svg:viewBox="0 0 656 108">
          <text:p/>
        </draw:connector>
        <draw:custom-shape draw:style-name="gr12" draw:text-style-name="P8" xml:id="id102" draw:id="id102" draw:layer="layout" svg:width="0.254cm" svg:height="0.254cm" svg:x="4.348cm" svg:y="16.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03" draw:id="id103" draw:layer="layout" svg:width="0.254cm" svg:height="0.254cm" svg:x="4.743cm" svg:y="1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06" draw:id="id106" draw:layer="layout" svg:width="0.254cm" svg:height="0.254cm" svg:x="4.348cm" svg:y="17.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07" draw:id="id107" draw:layer="layout" svg:width="0.254cm" svg:height="0.254cm" svg:x="5.083cm" svg:y="18.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09" draw:id="id109" draw:layer="layout" svg:width="0.254cm" svg:height="0.254cm" svg:x="4.048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10" draw:id="id110" draw:layer="layout" svg:width="0.254cm" svg:height="0.254cm" svg:x="5.083cm" svg:y="18.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11" draw:id="id111" draw:layer="layout" svg:width="0.254cm" svg:height="0.254cm" svg:x="5.818cm" svg:y="16.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12" draw:id="id112" draw:layer="layout" svg:width="0.254cm" svg:height="0.254cm" svg:x="6.213cm" svg:y="1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04" draw:id="id104" draw:layer="layout" svg:width="0.254cm" svg:height="0.254cm" svg:x="5.818cm" svg:y="17.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05" draw:id="id105" draw:layer="layout" svg:width="0.254cm" svg:height="0.254cm" svg:x="6.553cm" svg:y="18.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08" draw:id="id108" draw:layer="layout" svg:width="0.254cm" svg:height="0.254cm" svg:x="5.47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13" draw:id="id113" draw:layer="layout" svg:width="0.254cm" svg:height="0.254cm" svg:x="6.553cm" svg:y="18.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4.565cm" svg:y1="16.689cm" svg:x2="4.78cm" svg:y2="16.796cm" draw:start-shape="id102" draw:start-glue-point="9" draw:end-shape="id103" draw:end-glue-point="5" svg:d="M4565 16689l215 107" svg:viewBox="0 0 216 108">
          <text:p/>
        </draw:connector>
        <draw:connector draw:style-name="gr8" draw:text-style-name="P5" draw:layer="layout" draw:type="line" svg:x1="4.96cm" svg:y1="16.976cm" svg:x2="5.855cm" svg:y2="17.083cm" draw:start-shape="id103" draw:start-glue-point="9" draw:end-shape="id104" draw:end-glue-point="5" svg:d="M4960 16976l895 107" svg:viewBox="0 0 896 108">
          <text:p/>
        </draw:connector>
        <draw:connector draw:style-name="gr8" draw:text-style-name="P5" draw:layer="layout" draw:type="line" svg:x1="6.035cm" svg:y1="17.263cm" svg:x2="6.59cm" svg:y2="18.114cm" draw:start-shape="id104" draw:start-glue-point="9" draw:end-shape="id105" draw:end-glue-point="5" svg:d="M6035 17263l555 851" svg:viewBox="0 0 556 852">
          <text:p/>
        </draw:connector>
        <draw:connector draw:style-name="gr8" draw:text-style-name="P5" draw:layer="layout" draw:type="line" svg:x1="4.565cm" svg:y1="17.263cm" svg:x2="5.12cm" svg:y2="18.114cm" draw:start-shape="id106" draw:start-glue-point="9" draw:end-shape="id107" draw:end-glue-point="5" svg:d="M4565 17263l555 851" svg:viewBox="0 0 556 852">
          <text:p/>
        </draw:connector>
        <draw:connector draw:style-name="gr8" draw:text-style-name="P5" draw:layer="layout" draw:type="line" svg:x1="5.3cm" svg:y1="18.294cm" svg:x2="5.507cm" svg:y2="18.401cm" draw:start-shape="id107" draw:start-glue-point="9" draw:end-shape="id108" draw:end-glue-point="5" svg:d="M5300 18294l207 107" svg:viewBox="0 0 208 108">
          <text:p/>
        </draw:connector>
        <draw:connector draw:style-name="gr8" draw:text-style-name="P5" draw:layer="layout" draw:type="line" svg:x1="4.265cm" svg:y1="18.581cm" svg:x2="5.12cm" svg:y2="18.688cm" draw:start-shape="id109" draw:start-glue-point="9" draw:end-shape="id110" draw:end-glue-point="5" svg:d="M4265 18581l855 107" svg:viewBox="0 0 856 108">
          <text:p/>
        </draw:connector>
        <draw:connector draw:style-name="gr8" draw:text-style-name="P5" draw:layer="layout" draw:type="line" svg:x1="6.035cm" svg:y1="16.689cm" svg:x2="6.25cm" svg:y2="16.796cm" draw:start-shape="id111" draw:start-glue-point="9" draw:end-shape="id112" draw:end-glue-point="5" svg:d="M6035 16689l215 107" svg:viewBox="0 0 216 108">
          <text:p/>
        </draw:connector>
        <draw:connector draw:style-name="gr9" draw:text-style-name="P6" draw:layer="layout" draw:type="line" svg:x1="5.687cm" svg:y1="18.581cm" svg:x2="6.59cm" svg:y2="18.688cm" draw:start-shape="id108" draw:start-glue-point="9" draw:end-shape="id113" draw:end-glue-point="5" svg:d="M5687 18581l903 107" svg:viewBox="0 0 904 108">
          <text:p/>
        </draw:connector>
        <draw:connector draw:style-name="gr10" draw:text-style-name="P5" draw:layer="layout" draw:type="line" svg:x1="4.265cm" svg:y1="18.401cm" svg:x2="5.12cm" svg:y2="18.294cm" draw:start-shape="id109" draw:start-glue-point="11" draw:end-shape="id107" draw:end-glue-point="7" svg:d="M4265 18401l855-107" svg:viewBox="0 0 856 108">
          <text:p/>
        </draw:connector>
        <draw:connector draw:style-name="gr10" draw:text-style-name="P5" draw:layer="layout" draw:type="line" svg:x1="5.3cm" svg:y1="18.114cm" svg:x2="5.855cm" svg:y2="17.263cm" draw:start-shape="id107" draw:start-glue-point="11" draw:end-shape="id104" draw:end-glue-point="7" svg:d="M5300 18114l555-851" svg:viewBox="0 0 556 852">
          <text:p/>
        </draw:connector>
        <draw:connector draw:style-name="gr10" draw:text-style-name="P5" draw:layer="layout" draw:type="line" svg:x1="4.565cm" svg:y1="17.083cm" svg:x2="4.78cm" svg:y2="16.976cm" draw:start-shape="id106" draw:start-glue-point="11" draw:end-shape="id103" draw:end-glue-point="7" svg:d="M4565 17083l215-107" svg:viewBox="0 0 216 108">
          <text:p/>
        </draw:connector>
        <draw:connector draw:style-name="gr10" draw:text-style-name="P5" draw:layer="layout" draw:type="line" svg:x1="4.96cm" svg:y1="16.796cm" svg:x2="5.855cm" svg:y2="16.689cm" draw:start-shape="id103" draw:start-glue-point="11" draw:end-shape="id111" draw:end-glue-point="7" svg:d="M4960 16796l895-107" svg:viewBox="0 0 896 108">
          <text:p/>
        </draw:connector>
        <draw:connector draw:style-name="gr10" draw:text-style-name="P5" draw:layer="layout" draw:type="line" svg:x1="6.035cm" svg:y1="17.083cm" svg:x2="6.25cm" svg:y2="16.976cm" draw:start-shape="id104" draw:start-glue-point="11" draw:end-shape="id112" draw:end-glue-point="7" svg:d="M6035 17083l215-107" svg:viewBox="0 0 216 108">
          <text:p/>
        </draw:connector>
        <draw:connector draw:style-name="gr10" draw:text-style-name="P5" draw:layer="layout" draw:type="line" svg:x1="5.3cm" svg:y1="18.688cm" svg:x2="5.507cm" svg:y2="18.581cm" draw:start-shape="id110" draw:start-glue-point="11" draw:end-shape="id108" draw:end-glue-point="7" svg:d="M5300 18688l207-107" svg:viewBox="0 0 208 108">
          <text:p/>
        </draw:connector>
        <draw:connector draw:style-name="gr10" draw:text-style-name="P5" draw:layer="layout" draw:type="line" svg:x1="5.687cm" svg:y1="18.401cm" svg:x2="6.59cm" svg:y2="18.294cm" draw:start-shape="id108" draw:start-glue-point="11" draw:end-shape="id105" draw:end-glue-point="7" svg:d="M5687 18401l903-107" svg:viewBox="0 0 904 108">
          <text:p/>
        </draw:connector>
        <draw:connector draw:style-name="gr10" draw:text-style-name="P5" draw:layer="layout" draw:type="line" svg:x1="3.53cm" svg:y1="16.796cm" svg:x2="4.385cm" svg:y2="16.689cm" draw:start-shape="id100" draw:start-glue-point="11" draw:end-shape="id102" draw:end-glue-point="7" svg:d="M3530 16796l855-107" svg:viewBox="0 0 856 108">
          <text:p/>
        </draw:connector>
        <draw:connector draw:style-name="gr10" draw:text-style-name="P5" draw:layer="layout" draw:type="line" svg:x1="3.83cm" svg:y1="18.114cm" svg:x2="4.385cm" svg:y2="17.263cm" draw:start-shape="id99" draw:start-glue-point="11" draw:end-shape="id106" draw:end-glue-point="7" svg:d="M3830 18114l555-851" svg:viewBox="0 0 556 852">
          <text:p/>
        </draw:connector>
        <draw:connector draw:style-name="gr10" draw:text-style-name="P5" draw:layer="layout" draw:type="line" svg:x1="3.83cm" svg:y1="18.688cm" svg:x2="4.085cm" svg:y2="18.581cm" draw:start-shape="id101" draw:start-glue-point="11" draw:end-shape="id109" draw:end-glue-point="7" svg:d="M3830 18688l255-107" svg:viewBox="0 0 256 108">
          <text:p/>
        </draw:connector>
        <draw:connector draw:style-name="gr8" draw:text-style-name="P5" draw:layer="layout" draw:type="line" svg:x1="3.83cm" svg:y1="18.294cm" svg:x2="4.085cm" svg:y2="18.401cm" draw:start-shape="id99" draw:start-glue-point="9" draw:end-shape="id109" draw:end-glue-point="5" svg:d="M3830 18294l255 107" svg:viewBox="0 0 256 108">
          <text:p/>
        </draw:connector>
        <draw:connector draw:style-name="gr8" draw:text-style-name="P5" draw:layer="layout" draw:type="line" svg:x1="3.53cm" svg:y1="16.976cm" svg:x2="4.385cm" svg:y2="17.083cm" draw:start-shape="id100" draw:start-glue-point="9" draw:end-shape="id106" draw:end-glue-point="5" svg:d="M3530 16976l855 107" svg:viewBox="0 0 856 108">
          <text:p/>
        </draw:connector>
        <draw:custom-shape draw:style-name="gr12" draw:text-style-name="P8" xml:id="id114" draw:id="id114" draw:layer="layout" svg:width="0.254cm" svg:height="0.254cm" svg:x="7.288cm" svg:y="16.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15" draw:id="id115" draw:layer="layout" svg:width="0.254cm" svg:height="0.254cm" svg:x="7.683cm" svg:y="1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18" draw:id="id118" draw:layer="layout" svg:width="0.254cm" svg:height="0.254cm" svg:x="7.288cm" svg:y="17.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19" draw:id="id119" draw:layer="layout" svg:width="0.254cm" svg:height="0.254cm" svg:x="8.023cm" svg:y="18.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21" draw:id="id121" draw:layer="layout" svg:width="0.254cm" svg:height="0.254cm" svg:x="6.94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22" draw:id="id122" draw:layer="layout" svg:width="0.254cm" svg:height="0.254cm" svg:x="8.023cm" svg:y="18.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23" draw:id="id123" draw:layer="layout" svg:width="0.254cm" svg:height="0.254cm" svg:x="8.758cm" svg:y="16.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24" draw:id="id124" draw:layer="layout" svg:width="0.254cm" svg:height="0.254cm" svg:x="9.153cm" svg:y="1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16" draw:id="id116" draw:layer="layout" svg:width="0.254cm" svg:height="0.254cm" svg:x="8.758cm" svg:y="17.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17" draw:id="id117" draw:layer="layout" svg:width="0.254cm" svg:height="0.254cm" svg:x="9.493cm" svg:y="18.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20" draw:id="id120" draw:layer="layout" svg:width="0.254cm" svg:height="0.254cm" svg:x="8.41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25" draw:id="id125" draw:layer="layout" svg:width="0.254cm" svg:height="0.254cm" svg:x="9.493cm" svg:y="18.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7.505cm" svg:y1="16.689cm" svg:x2="7.72cm" svg:y2="16.796cm" draw:start-shape="id114" draw:start-glue-point="9" draw:end-shape="id115" draw:end-glue-point="5" svg:d="M7505 16689l215 107" svg:viewBox="0 0 216 108">
          <text:p/>
        </draw:connector>
        <draw:connector draw:style-name="gr8" draw:text-style-name="P5" draw:layer="layout" draw:type="line" svg:x1="7.9cm" svg:y1="16.976cm" svg:x2="8.795cm" svg:y2="17.083cm" draw:start-shape="id115" draw:start-glue-point="9" draw:end-shape="id116" draw:end-glue-point="5" svg:d="M7900 16976l895 107" svg:viewBox="0 0 896 108">
          <text:p/>
        </draw:connector>
        <draw:connector draw:style-name="gr8" draw:text-style-name="P5" draw:layer="layout" draw:type="line" svg:x1="8.975cm" svg:y1="17.263cm" svg:x2="9.53cm" svg:y2="18.114cm" draw:start-shape="id116" draw:start-glue-point="9" draw:end-shape="id117" draw:end-glue-point="5" svg:d="M8975 17263l555 851" svg:viewBox="0 0 556 852">
          <text:p/>
        </draw:connector>
        <draw:connector draw:style-name="gr8" draw:text-style-name="P5" draw:layer="layout" draw:type="line" svg:x1="7.505cm" svg:y1="17.263cm" svg:x2="8.06cm" svg:y2="18.114cm" draw:start-shape="id118" draw:start-glue-point="9" draw:end-shape="id119" draw:end-glue-point="5" svg:d="M7505 17263l555 851" svg:viewBox="0 0 556 852">
          <text:p/>
        </draw:connector>
        <draw:connector draw:style-name="gr8" draw:text-style-name="P5" draw:layer="layout" draw:type="line" svg:x1="8.24cm" svg:y1="18.294cm" svg:x2="8.447cm" svg:y2="18.401cm" draw:start-shape="id119" draw:start-glue-point="9" draw:end-shape="id120" draw:end-glue-point="5" svg:d="M8240 18294l207 107" svg:viewBox="0 0 208 108">
          <text:p/>
        </draw:connector>
        <draw:connector draw:style-name="gr8" draw:text-style-name="P5" draw:layer="layout" draw:type="line" svg:x1="7.157cm" svg:y1="18.581cm" svg:x2="8.06cm" svg:y2="18.688cm" draw:start-shape="id121" draw:start-glue-point="9" draw:end-shape="id122" draw:end-glue-point="5" svg:d="M7157 18581l903 107" svg:viewBox="0 0 904 108">
          <text:p/>
        </draw:connector>
        <draw:connector draw:style-name="gr8" draw:text-style-name="P5" draw:layer="layout" draw:type="line" svg:x1="8.975cm" svg:y1="16.689cm" svg:x2="9.19cm" svg:y2="16.796cm" draw:start-shape="id123" draw:start-glue-point="9" draw:end-shape="id124" draw:end-glue-point="5" svg:d="M8975 16689l215 107" svg:viewBox="0 0 216 108">
          <text:p/>
        </draw:connector>
        <draw:connector draw:style-name="gr9" draw:text-style-name="P6" draw:layer="layout" draw:type="line" svg:x1="8.627cm" svg:y1="18.581cm" svg:x2="9.53cm" svg:y2="18.688cm" draw:start-shape="id120" draw:start-glue-point="9" draw:end-shape="id125" draw:end-glue-point="5" svg:d="M8627 18581l903 107" svg:viewBox="0 0 904 108">
          <text:p/>
        </draw:connector>
        <draw:connector draw:style-name="gr10" draw:text-style-name="P5" draw:layer="layout" draw:type="line" svg:x1="7.157cm" svg:y1="18.401cm" svg:x2="8.06cm" svg:y2="18.294cm" draw:start-shape="id121" draw:start-glue-point="11" draw:end-shape="id119" draw:end-glue-point="7" svg:d="M7157 18401l903-107" svg:viewBox="0 0 904 108">
          <text:p/>
        </draw:connector>
        <draw:connector draw:style-name="gr10" draw:text-style-name="P5" draw:layer="layout" draw:type="line" svg:x1="8.24cm" svg:y1="18.114cm" svg:x2="8.795cm" svg:y2="17.263cm" draw:start-shape="id119" draw:start-glue-point="11" draw:end-shape="id116" draw:end-glue-point="7" svg:d="M8240 18114l555-851" svg:viewBox="0 0 556 852">
          <text:p/>
        </draw:connector>
        <draw:connector draw:style-name="gr10" draw:text-style-name="P5" draw:layer="layout" draw:type="line" svg:x1="7.505cm" svg:y1="17.083cm" svg:x2="7.72cm" svg:y2="16.976cm" draw:start-shape="id118" draw:start-glue-point="11" draw:end-shape="id115" draw:end-glue-point="7" svg:d="M7505 17083l215-107" svg:viewBox="0 0 216 108">
          <text:p/>
        </draw:connector>
        <draw:connector draw:style-name="gr10" draw:text-style-name="P5" draw:layer="layout" draw:type="line" svg:x1="7.9cm" svg:y1="16.796cm" svg:x2="8.795cm" svg:y2="16.689cm" draw:start-shape="id115" draw:start-glue-point="11" draw:end-shape="id123" draw:end-glue-point="7" svg:d="M7900 16796l895-107" svg:viewBox="0 0 896 108">
          <text:p/>
        </draw:connector>
        <draw:connector draw:style-name="gr10" draw:text-style-name="P5" draw:layer="layout" draw:type="line" svg:x1="8.975cm" svg:y1="17.083cm" svg:x2="9.19cm" svg:y2="16.976cm" draw:start-shape="id116" draw:start-glue-point="11" draw:end-shape="id124" draw:end-glue-point="7" svg:d="M8975 17083l215-107" svg:viewBox="0 0 216 108">
          <text:p/>
        </draw:connector>
        <draw:connector draw:style-name="gr10" draw:text-style-name="P5" draw:layer="layout" draw:type="line" svg:x1="8.24cm" svg:y1="18.688cm" svg:x2="8.447cm" svg:y2="18.581cm" draw:start-shape="id122" draw:start-glue-point="11" draw:end-shape="id120" draw:end-glue-point="7" svg:d="M8240 18688l207-107" svg:viewBox="0 0 208 108">
          <text:p/>
        </draw:connector>
        <draw:connector draw:style-name="gr10" draw:text-style-name="P5" draw:layer="layout" draw:type="line" svg:x1="8.627cm" svg:y1="18.401cm" svg:x2="9.53cm" svg:y2="18.294cm" draw:start-shape="id120" draw:start-glue-point="11" draw:end-shape="id117" draw:end-glue-point="7" svg:d="M8627 18401l903-107" svg:viewBox="0 0 904 108">
          <text:p/>
        </draw:connector>
        <draw:custom-shape draw:style-name="gr12" draw:text-style-name="P8" xml:id="id126" draw:id="id126" draw:layer="layout" svg:width="0.254cm" svg:height="0.254cm" svg:x="10.228cm" svg:y="16.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27" draw:id="id127" draw:layer="layout" svg:width="0.254cm" svg:height="0.254cm" svg:x="10.623cm" svg:y="1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29" draw:id="id129" draw:layer="layout" svg:width="0.254cm" svg:height="0.254cm" svg:x="10.228cm" svg:y="17.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30" draw:id="id130" draw:layer="layout" svg:width="0.254cm" svg:height="0.254cm" svg:x="10.963cm" svg:y="18.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32" draw:id="id132" draw:layer="layout" svg:width="0.254cm" svg:height="0.254cm" svg:x="9.88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33" draw:id="id133" draw:layer="layout" svg:width="0.254cm" svg:height="0.254cm" svg:x="10.963cm" svg:y="18.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10.445cm" svg:y1="16.689cm" svg:x2="10.66cm" svg:y2="16.796cm" draw:start-shape="id126" draw:start-glue-point="9" draw:end-shape="id127" draw:end-glue-point="5" svg:d="M10445 16689l215 107" svg:viewBox="0 0 216 108">
          <text:p/>
        </draw:connector>
        <draw:connector draw:style-name="gr8" draw:text-style-name="P5" draw:layer="layout" draw:type="line" svg:x1="10.84cm" svg:y1="16.976cm" svg:x2="11.735cm" svg:y2="17.083cm" draw:start-shape="id127" draw:start-glue-point="9" draw:end-shape="id128" draw:end-glue-point="5" svg:d="M10840 16976l895 107" svg:viewBox="0 0 896 108">
          <text:p/>
        </draw:connector>
        <draw:connector draw:style-name="gr8" draw:text-style-name="P5" draw:layer="layout" draw:type="line" svg:x1="10.445cm" svg:y1="17.263cm" svg:x2="11cm" svg:y2="18.114cm" draw:start-shape="id129" draw:start-glue-point="9" draw:end-shape="id130" draw:end-glue-point="5" svg:d="M10445 17263l555 851" svg:viewBox="0 0 556 852">
          <text:p/>
        </draw:connector>
        <draw:connector draw:style-name="gr8" draw:text-style-name="P5" draw:layer="layout" draw:type="line" svg:x1="11.18cm" svg:y1="18.294cm" svg:x2="11.387cm" svg:y2="18.401cm" draw:start-shape="id130" draw:start-glue-point="9" draw:end-shape="id131" draw:end-glue-point="5" svg:d="M11180 18294l207 107" svg:viewBox="0 0 208 108">
          <text:p/>
        </draw:connector>
        <draw:connector draw:style-name="gr8" draw:text-style-name="P5" draw:layer="layout" draw:type="line" svg:x1="10.097cm" svg:y1="18.581cm" svg:x2="11cm" svg:y2="18.688cm" draw:start-shape="id132" draw:start-glue-point="9" draw:end-shape="id133" draw:end-glue-point="5" svg:d="M10097 18581l903 107" svg:viewBox="0 0 904 108">
          <text:p/>
        </draw:connector>
        <draw:connector draw:style-name="gr10" draw:text-style-name="P5" draw:layer="layout" draw:type="line" svg:x1="10.097cm" svg:y1="18.401cm" svg:x2="11cm" svg:y2="18.294cm" draw:start-shape="id132" draw:start-glue-point="11" draw:end-shape="id130" draw:end-glue-point="7" svg:d="M10097 18401l903-107" svg:viewBox="0 0 904 108">
          <text:p/>
        </draw:connector>
        <draw:connector draw:style-name="gr10" draw:text-style-name="P5" draw:layer="layout" draw:type="line" svg:x1="11.18cm" svg:y1="18.114cm" svg:x2="11.735cm" svg:y2="17.263cm" draw:start-shape="id130" draw:start-glue-point="11" draw:end-shape="id128" draw:end-glue-point="7" svg:d="M11180 18114l555-851" svg:viewBox="0 0 556 852">
          <text:p/>
        </draw:connector>
        <draw:connector draw:style-name="gr10" draw:text-style-name="P5" draw:layer="layout" draw:type="line" svg:x1="10.445cm" svg:y1="17.083cm" svg:x2="10.66cm" svg:y2="16.976cm" draw:start-shape="id129" draw:start-glue-point="11" draw:end-shape="id127" draw:end-glue-point="7" svg:d="M10445 17083l215-107" svg:viewBox="0 0 216 108">
          <text:p/>
        </draw:connector>
        <draw:connector draw:style-name="gr10" draw:text-style-name="P5" draw:layer="layout" draw:type="line" svg:x1="10.84cm" svg:y1="16.796cm" svg:x2="11.735cm" svg:y2="16.689cm" draw:start-shape="id127" draw:start-glue-point="11" draw:end-shape="id134" draw:end-glue-point="7" svg:d="M10840 16796l895-107" svg:viewBox="0 0 896 108">
          <text:p/>
        </draw:connector>
        <draw:connector draw:style-name="gr10" draw:text-style-name="P5" draw:layer="layout" draw:type="line" svg:x1="11.18cm" svg:y1="18.688cm" svg:x2="11.387cm" svg:y2="18.581cm" draw:start-shape="id133" draw:start-glue-point="11" draw:end-shape="id131" draw:end-glue-point="7" svg:d="M11180 18688l207-107" svg:viewBox="0 0 208 108">
          <text:p/>
        </draw:connector>
        <draw:connector draw:style-name="gr10" draw:text-style-name="P5" draw:layer="layout" draw:type="line" svg:x1="9.37cm" svg:y1="16.796cm" svg:x2="10.265cm" svg:y2="16.689cm" draw:start-shape="id124" draw:start-glue-point="11" draw:end-shape="id126" draw:end-glue-point="7" svg:d="M9370 16796l895-107" svg:viewBox="0 0 896 108">
          <text:p/>
        </draw:connector>
        <draw:connector draw:style-name="gr10" draw:text-style-name="P5" draw:layer="layout" draw:type="line" svg:x1="9.71cm" svg:y1="18.114cm" svg:x2="10.265cm" svg:y2="17.263cm" draw:start-shape="id117" draw:start-glue-point="11" draw:end-shape="id129" draw:end-glue-point="7" svg:d="M9710 18114l555-851" svg:viewBox="0 0 556 852">
          <text:p/>
        </draw:connector>
        <draw:connector draw:style-name="gr10" draw:text-style-name="P5" draw:layer="layout" draw:type="line" svg:x1="9.71cm" svg:y1="18.688cm" svg:x2="9.917cm" svg:y2="18.581cm" draw:start-shape="id125" draw:start-glue-point="11" draw:end-shape="id132" draw:end-glue-point="7" svg:d="M9710 18688l207-107" svg:viewBox="0 0 208 108">
          <text:p/>
        </draw:connector>
        <draw:connector draw:style-name="gr8" draw:text-style-name="P5" draw:layer="layout" draw:type="line" svg:x1="9.71cm" svg:y1="18.294cm" svg:x2="9.917cm" svg:y2="18.401cm" draw:start-shape="id117" draw:start-glue-point="9" draw:end-shape="id132" draw:end-glue-point="5" svg:d="M9710 18294l207 107" svg:viewBox="0 0 208 108">
          <text:p/>
        </draw:connector>
        <draw:connector draw:style-name="gr8" draw:text-style-name="P5" draw:layer="layout" draw:type="line" svg:x1="9.37cm" svg:y1="16.976cm" svg:x2="10.265cm" svg:y2="17.083cm" draw:start-shape="id124" draw:start-glue-point="9" draw:end-shape="id129" draw:end-glue-point="5" svg:d="M9370 16976l895 107" svg:viewBox="0 0 896 108">
          <text:p/>
        </draw:connector>
        <draw:connector draw:style-name="gr8" draw:text-style-name="P5" draw:layer="layout" draw:type="line" svg:x1="6.43cm" svg:y1="16.976cm" svg:x2="7.325cm" svg:y2="17.083cm" draw:start-shape="id112" draw:start-glue-point="9" draw:end-shape="id118" draw:end-glue-point="5" svg:d="M6430 16976l895 107" svg:viewBox="0 0 896 108">
          <text:p/>
        </draw:connector>
        <draw:connector draw:style-name="gr8" draw:text-style-name="P5" draw:layer="layout" draw:type="line" svg:x1="6.77cm" svg:y1="18.294cm" svg:x2="6.977cm" svg:y2="18.401cm" draw:start-shape="id105" draw:start-glue-point="9" draw:end-shape="id121" draw:end-glue-point="5" svg:d="M6770 18294l207 107" svg:viewBox="0 0 208 108">
          <text:p/>
        </draw:connector>
        <draw:connector draw:style-name="gr10" draw:text-style-name="P5" draw:layer="layout" draw:type="line" svg:x1="6.77cm" svg:y1="18.688cm" svg:x2="6.977cm" svg:y2="18.581cm" draw:start-shape="id113" draw:start-glue-point="11" draw:end-shape="id121" draw:end-glue-point="7" svg:d="M6770 18688l207-107" svg:viewBox="0 0 208 108">
          <text:p/>
        </draw:connector>
        <draw:connector draw:style-name="gr10" draw:text-style-name="P5" draw:layer="layout" draw:type="line" svg:x1="6.77cm" svg:y1="18.114cm" svg:x2="7.325cm" svg:y2="17.263cm" draw:start-shape="id105" draw:start-glue-point="11" draw:end-shape="id118" draw:end-glue-point="7" svg:d="M6770 18114l555-851" svg:viewBox="0 0 556 852">
          <text:p/>
        </draw:connector>
        <draw:connector draw:style-name="gr10" draw:text-style-name="P5" draw:layer="layout" draw:type="line" svg:x1="6.43cm" svg:y1="16.796cm" svg:x2="7.325cm" svg:y2="16.689cm" draw:start-shape="id112" draw:start-glue-point="11" draw:end-shape="id114" draw:end-glue-point="7" svg:d="M6430 16796l895-107" svg:viewBox="0 0 896 108">
          <text:p/>
        </draw:connector>
        <draw:custom-shape draw:style-name="gr12" draw:text-style-name="P8" xml:id="id134" draw:id="id134" draw:layer="layout" svg:width="0.254cm" svg:height="0.254cm" svg:x="11.698cm" svg:y="16.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35" draw:id="id135" draw:layer="layout" svg:width="0.254cm" svg:height="0.254cm" svg:x="12.093cm" svg:y="1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28" draw:id="id128" draw:layer="layout" svg:width="0.254cm" svg:height="0.254cm" svg:x="11.698cm" svg:y="17.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36" draw:id="id136" draw:layer="layout" svg:width="0.254cm" svg:height="0.254cm" svg:x="12.433cm" svg:y="18.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31" draw:id="id131" draw:layer="layout" svg:width="0.254cm" svg:height="0.254cm" svg:x="11.35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37" draw:id="id137" draw:layer="layout" svg:width="0.254cm" svg:height="0.254cm" svg:x="12.433cm" svg:y="18.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11.915cm" svg:y1="16.689cm" svg:x2="12.13cm" svg:y2="16.796cm" draw:start-shape="id134" draw:start-glue-point="9" draw:end-shape="id135" draw:end-glue-point="5" svg:d="M11915 16689l215 107" svg:viewBox="0 0 216 108">
          <text:p/>
        </draw:connector>
        <draw:connector draw:style-name="gr8" draw:text-style-name="P5" draw:layer="layout" draw:type="line" svg:x1="12.31cm" svg:y1="16.976cm" svg:x2="13.005cm" svg:y2="17.431cm" draw:start-shape="id135" draw:start-glue-point="9" svg:d="M12310 16976l695 455" svg:viewBox="0 0 696 456">
          <text:p/>
        </draw:connector>
        <draw:connector draw:style-name="gr8" draw:text-style-name="P5" draw:layer="layout" draw:type="line" svg:x1="11.915cm" svg:y1="17.263cm" svg:x2="12.47cm" svg:y2="18.114cm" draw:start-shape="id128" draw:start-glue-point="9" draw:end-shape="id136" draw:end-glue-point="5" svg:d="M11915 17263l555 851" svg:viewBox="0 0 556 852">
          <text:p/>
        </draw:connector>
        <draw:connector draw:style-name="gr8" draw:text-style-name="P5" draw:layer="layout" draw:type="line" svg:x1="12.65cm" svg:y1="18.294cm" svg:x2="13.005cm" svg:y2="18.501cm" draw:start-shape="id136" draw:start-glue-point="9" svg:d="M12650 18294l355 207" svg:viewBox="0 0 356 208">
          <text:p/>
        </draw:connector>
        <draw:connector draw:style-name="gr8" draw:text-style-name="P5" draw:layer="layout" draw:type="line" svg:x1="11.567cm" svg:y1="18.581cm" svg:x2="12.47cm" svg:y2="18.688cm" draw:start-shape="id131" draw:start-glue-point="9" draw:end-shape="id137" draw:end-glue-point="5" svg:d="M11567 18581l903 107" svg:viewBox="0 0 904 108">
          <text:p/>
        </draw:connector>
        <draw:connector draw:style-name="gr10" draw:text-style-name="P5" draw:layer="layout" draw:type="line" svg:x1="11.567cm" svg:y1="18.401cm" svg:x2="12.47cm" svg:y2="18.294cm" draw:start-shape="id131" draw:start-glue-point="11" draw:end-shape="id136" draw:end-glue-point="7" svg:d="M11567 18401l903-107" svg:viewBox="0 0 904 108">
          <text:p/>
        </draw:connector>
        <draw:connector draw:style-name="gr10" draw:text-style-name="P5" draw:layer="layout" draw:type="line" svg:x1="12.65cm" svg:y1="18.114cm" svg:x2="13.005cm" svg:y2="17.511cm" draw:start-shape="id136" draw:start-glue-point="11" svg:d="M12650 18114l355-603" svg:viewBox="0 0 356 604">
          <text:p/>
        </draw:connector>
        <draw:connector draw:style-name="gr10" draw:text-style-name="P5" draw:layer="layout" draw:type="line" svg:x1="11.915cm" svg:y1="17.083cm" svg:x2="12.13cm" svg:y2="16.976cm" draw:start-shape="id128" draw:start-glue-point="11" draw:end-shape="id135" draw:end-glue-point="7" svg:d="M11915 17083l215-107" svg:viewBox="0 0 216 108">
          <text:p/>
        </draw:connector>
        <draw:connector draw:style-name="gr10" draw:text-style-name="P5" draw:layer="layout" draw:type="line" svg:x1="12.31cm" svg:y1="16.796cm" svg:x2="13.005cm" svg:y2="16.441cm" draw:start-shape="id135" draw:start-glue-point="11" svg:d="M12310 16796l695-355" svg:viewBox="0 0 696 356">
          <text:p/>
        </draw:connector>
        <draw:connector draw:style-name="gr10" draw:text-style-name="P5" draw:layer="layout" draw:type="line" svg:x1="12.65cm" svg:y1="18.688cm" svg:x2="13.005cm" svg:y2="18.581cm" draw:start-shape="id137" draw:start-glue-point="11" svg:d="M12650 18688l355-107" svg:viewBox="0 0 356 108">
          <text:p/>
        </draw:connector>
        <draw:custom-shape draw:style-name="gr7" draw:text-style-name="P4" xml:id="id144" draw:id="id144" draw:layer="layout" svg:width="0.128cm" svg:height="0.127cm" svg:x="3.575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45" draw:id="id145" draw:layer="layout" svg:width="0.128cm" svg:height="0.127cm" svg:x="5.046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46" draw:id="id146" draw:layer="layout" svg:width="0.128cm" svg:height="0.127cm" svg:x="6.515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47" draw:id="id147" draw:layer="layout" svg:width="0.128cm" svg:height="0.127cm" svg:x="7.986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48" draw:id="id148" draw:layer="layout" svg:width="0.128cm" svg:height="0.127cm" svg:x="9.455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49" draw:id="id149" draw:layer="layout" svg:width="0.128cm" svg:height="0.127cm" svg:x="10.926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50" draw:id="id150" draw:layer="layout" svg:width="0.128cm" svg:height="0.127cm" svg:x="12.395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3.65cm" svg:y1="18.868cm" svg:x2="3.096cm" svg:y2="19.67cm" draw:start-shape="id101" draw:start-glue-point="7" svg:d="M3650 18868l-554 802" svg:viewBox="0 0 555 803">
          <text:p/>
        </draw:connector>
        <draw:connector draw:style-name="gr10" draw:text-style-name="P5" draw:layer="layout" draw:type="line" svg:x1="5.12cm" svg:y1="18.868cm" svg:x2="4.566cm" svg:y2="19.718cm" draw:start-shape="id110" draw:start-glue-point="7" draw:end-shape="id138" draw:end-glue-point="11" svg:d="M5120 18868l-554 850" svg:viewBox="0 0 555 851">
          <text:p/>
        </draw:connector>
        <draw:connector draw:style-name="gr10" draw:text-style-name="P5" draw:layer="layout" draw:type="line" svg:x1="6.59cm" svg:y1="18.868cm" svg:x2="6.036cm" svg:y2="19.718cm" draw:start-shape="id113" draw:start-glue-point="7" draw:end-shape="id139" draw:end-glue-point="11" svg:d="M6590 18868l-554 850" svg:viewBox="0 0 555 851">
          <text:p/>
        </draw:connector>
        <draw:connector draw:style-name="gr10" draw:text-style-name="P5" draw:layer="layout" draw:type="line" svg:x1="8.06cm" svg:y1="18.868cm" svg:x2="7.506cm" svg:y2="19.718cm" draw:start-shape="id122" draw:start-glue-point="7" draw:end-shape="id140" draw:end-glue-point="11" svg:d="M8060 18868l-554 850" svg:viewBox="0 0 555 851">
          <text:p/>
        </draw:connector>
        <draw:connector draw:style-name="gr10" draw:text-style-name="P5" draw:layer="layout" draw:type="line" svg:x1="9.53cm" svg:y1="18.868cm" svg:x2="8.976cm" svg:y2="19.718cm" draw:start-shape="id125" draw:start-glue-point="7" draw:end-shape="id141" draw:end-glue-point="11" svg:d="M9530 18868l-554 850" svg:viewBox="0 0 555 851">
          <text:p/>
        </draw:connector>
        <draw:connector draw:style-name="gr10" draw:text-style-name="P5" draw:layer="layout" draw:type="line" svg:x1="11cm" svg:y1="18.868cm" svg:x2="10.446cm" svg:y2="19.718cm" draw:start-shape="id133" draw:start-glue-point="7" draw:end-shape="id142" draw:end-glue-point="11" svg:d="M11000 18868l-554 850" svg:viewBox="0 0 555 851">
          <text:p/>
        </draw:connector>
        <draw:connector draw:style-name="gr10" draw:text-style-name="P5" draw:layer="layout" draw:type="line" svg:x1="12.47cm" svg:y1="18.868cm" svg:x2="11.916cm" svg:y2="19.718cm" draw:start-shape="id137" draw:start-glue-point="7" draw:end-shape="id143" draw:end-glue-point="11" svg:d="M12470 18868l-554 850" svg:viewBox="0 0 555 851">
          <text:p/>
        </draw:connector>
        <draw:connector draw:style-name="gr10" draw:text-style-name="P5" draw:layer="layout" draw:type="line" svg:x1="3.095cm" svg:y1="16.461cm" svg:x2="3.593cm" svg:y2="15.861cm" draw:end-shape="id144" draw:end-glue-point="7" svg:d="M3095 16461l498-600" svg:viewBox="0 0 499 601">
          <text:p/>
        </draw:connector>
        <draw:connector draw:style-name="gr10" draw:text-style-name="P5" draw:layer="layout" draw:type="line" svg:x1="4.565cm" svg:y1="16.509cm" svg:x2="5.064cm" svg:y2="15.861cm" draw:start-shape="id102" draw:start-glue-point="11" draw:end-shape="id145" draw:end-glue-point="7" svg:d="M4565 16509l499-648" svg:viewBox="0 0 500 649">
          <text:p/>
        </draw:connector>
        <draw:connector draw:style-name="gr10" draw:text-style-name="P5" draw:layer="layout" draw:type="line" svg:x1="6.035cm" svg:y1="16.509cm" svg:x2="6.533cm" svg:y2="15.861cm" draw:start-shape="id111" draw:start-glue-point="11" draw:end-shape="id146" draw:end-glue-point="7" svg:d="M6035 16509l498-648" svg:viewBox="0 0 499 649">
          <text:p/>
        </draw:connector>
        <draw:connector draw:style-name="gr10" draw:text-style-name="P5" draw:layer="layout" draw:type="line" svg:x1="7.505cm" svg:y1="16.509cm" svg:x2="8.004cm" svg:y2="15.861cm" draw:start-shape="id114" draw:start-glue-point="11" draw:end-shape="id147" draw:end-glue-point="7" svg:d="M7505 16509l499-648" svg:viewBox="0 0 500 649">
          <text:p/>
        </draw:connector>
        <draw:connector draw:style-name="gr10" draw:text-style-name="P5" draw:layer="layout" draw:type="line" svg:x1="8.975cm" svg:y1="16.509cm" svg:x2="9.473cm" svg:y2="15.861cm" draw:start-shape="id123" draw:start-glue-point="11" draw:end-shape="id148" draw:end-glue-point="7" svg:d="M8975 16509l498-648" svg:viewBox="0 0 499 649">
          <text:p/>
        </draw:connector>
        <draw:connector draw:style-name="gr10" draw:text-style-name="P5" draw:layer="layout" draw:type="line" svg:x1="10.445cm" svg:y1="16.509cm" svg:x2="10.944cm" svg:y2="15.861cm" draw:start-shape="id126" draw:start-glue-point="11" draw:end-shape="id149" draw:end-glue-point="7" svg:d="M10445 16509l499-648" svg:viewBox="0 0 500 649">
          <text:p/>
        </draw:connector>
        <draw:connector draw:style-name="gr10" draw:text-style-name="P5" draw:layer="layout" draw:type="line" svg:x1="11.915cm" svg:y1="16.509cm" svg:x2="12.413cm" svg:y2="15.861cm" draw:start-shape="id134" draw:start-glue-point="11" draw:end-shape="id150" draw:end-glue-point="7" svg:d="M11915 16509l498-648" svg:viewBox="0 0 499 649">
          <text:p/>
        </draw:connector>
        <draw:connector draw:style-name="gr8" draw:text-style-name="P5" draw:layer="layout" draw:type="line" svg:x1="3.685cm" svg:y1="15.861cm" svg:x2="4.385cm" svg:y2="16.509cm" draw:start-shape="id144" draw:start-glue-point="9" draw:end-shape="id102" draw:end-glue-point="5" svg:d="M3685 15861l700 648" svg:viewBox="0 0 701 649">
          <text:p/>
        </draw:connector>
        <draw:connector draw:style-name="gr8" draw:text-style-name="P5" draw:layer="layout" draw:type="line" svg:x1="5.156cm" svg:y1="15.861cm" svg:x2="5.855cm" svg:y2="16.509cm" draw:start-shape="id145" draw:start-glue-point="9" draw:end-shape="id111" draw:end-glue-point="5" svg:d="M5156 15861l699 648" svg:viewBox="0 0 700 649">
          <text:p/>
        </draw:connector>
        <draw:connector draw:style-name="gr8" draw:text-style-name="P5" draw:layer="layout" draw:type="line" svg:x1="6.625cm" svg:y1="15.861cm" svg:x2="7.325cm" svg:y2="16.509cm" draw:start-shape="id146" draw:start-glue-point="9" draw:end-shape="id114" draw:end-glue-point="5" svg:d="M6625 15861l700 648" svg:viewBox="0 0 701 649">
          <text:p/>
        </draw:connector>
        <draw:connector draw:style-name="gr8" draw:text-style-name="P5" draw:layer="layout" draw:type="line" svg:x1="8.096cm" svg:y1="15.861cm" svg:x2="8.795cm" svg:y2="16.509cm" draw:start-shape="id147" draw:start-glue-point="9" draw:end-shape="id123" draw:end-glue-point="5" svg:d="M8096 15861l699 648" svg:viewBox="0 0 700 649">
          <text:p/>
        </draw:connector>
        <draw:connector draw:style-name="gr8" draw:text-style-name="P5" draw:layer="layout" draw:type="line" svg:x1="9.565cm" svg:y1="15.861cm" svg:x2="10.265cm" svg:y2="16.509cm" draw:start-shape="id148" draw:start-glue-point="9" draw:end-shape="id126" draw:end-glue-point="5" svg:d="M9565 15861l700 648" svg:viewBox="0 0 701 649">
          <text:p/>
        </draw:connector>
        <draw:connector draw:style-name="gr8" draw:text-style-name="P5" draw:layer="layout" draw:type="line" svg:x1="11.036cm" svg:y1="15.861cm" svg:x2="11.735cm" svg:y2="16.509cm" draw:start-shape="id149" draw:start-glue-point="9" draw:end-shape="id134" draw:end-glue-point="5" svg:d="M11036 15861l699 648" svg:viewBox="0 0 700 649">
          <text:p/>
        </draw:connector>
        <draw:connector draw:style-name="gr8" draw:text-style-name="P5" draw:layer="layout" draw:type="line" svg:x1="12.505cm" svg:y1="15.861cm" svg:x2="13.005cm" svg:y2="16.261cm" draw:start-shape="id150" draw:start-glue-point="9" svg:d="M12505 15861l500 400" svg:viewBox="0 0 501 401">
          <text:p/>
        </draw:connector>
        <draw:connector draw:style-name="gr8" draw:text-style-name="P5" draw:layer="layout" draw:type="line" svg:x1="3.83cm" svg:y1="18.868cm" svg:x2="4.386cm" svg:y2="19.718cm" draw:start-shape="id101" draw:start-glue-point="9" draw:end-shape="id138" draw:end-glue-point="5" svg:d="M3830 18868l556 850" svg:viewBox="0 0 557 851">
          <text:p/>
        </draw:connector>
        <draw:connector draw:style-name="gr8" draw:text-style-name="P5" draw:layer="layout" draw:type="line" svg:x1="5.3cm" svg:y1="18.868cm" svg:x2="5.856cm" svg:y2="19.718cm" draw:start-shape="id110" draw:start-glue-point="9" draw:end-shape="id139" draw:end-glue-point="5" svg:d="M5300 18868l556 850" svg:viewBox="0 0 557 851">
          <text:p/>
        </draw:connector>
        <draw:connector draw:style-name="gr8" draw:text-style-name="P5" draw:layer="layout" draw:type="line" svg:x1="6.77cm" svg:y1="18.868cm" svg:x2="7.326cm" svg:y2="19.718cm" draw:start-shape="id113" draw:start-glue-point="9" draw:end-shape="id140" draw:end-glue-point="5" svg:d="M6770 18868l556 850" svg:viewBox="0 0 557 851">
          <text:p/>
        </draw:connector>
        <draw:connector draw:style-name="gr8" draw:text-style-name="P5" draw:layer="layout" draw:type="line" svg:x1="8.24cm" svg:y1="18.868cm" svg:x2="8.796cm" svg:y2="19.718cm" draw:start-shape="id122" draw:start-glue-point="9" draw:end-shape="id141" draw:end-glue-point="5" svg:d="M8240 18868l556 850" svg:viewBox="0 0 557 851">
          <text:p/>
        </draw:connector>
        <draw:connector draw:style-name="gr8" draw:text-style-name="P5" draw:layer="layout" draw:type="line" svg:x1="9.71cm" svg:y1="18.868cm" svg:x2="10.266cm" svg:y2="19.718cm" draw:start-shape="id125" draw:start-glue-point="9" draw:end-shape="id142" draw:end-glue-point="5" svg:d="M9710 18868l556 850" svg:viewBox="0 0 557 851">
          <text:p/>
        </draw:connector>
        <draw:connector draw:style-name="gr8" draw:text-style-name="P5" draw:layer="layout" draw:type="line" svg:x1="11.18cm" svg:y1="18.868cm" svg:x2="11.736cm" svg:y2="19.718cm" draw:start-shape="id133" draw:start-glue-point="9" draw:end-shape="id143" draw:end-glue-point="5" svg:d="M11180 18868l556 850" svg:viewBox="0 0 557 851">
          <text:p/>
        </draw:connector>
        <draw:connector draw:style-name="gr8" draw:text-style-name="P5" draw:layer="layout" draw:type="line" svg:x1="12.65cm" svg:y1="18.868cm" svg:x2="13.049cm" svg:y2="19.615cm" draw:start-shape="id137" draw:start-glue-point="9" svg:d="M12650 18868l399 747" svg:viewBox="0 0 400 748">
          <text:p/>
        </draw:connector>
        <draw:custom-shape draw:style-name="gr11" draw:text-style-name="P7" xml:id="id152" draw:id="id152" draw:layer="layout" svg:width="0.254cm" svg:height="0.254cm" svg:x="3.514cm" svg:y="1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51" draw:id="id151" draw:layer="layout" svg:width="0.254cm" svg:height="0.254cm" svg:x="3.614cm" svg:y="21.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53" draw:id="id153" draw:layer="layout" svg:width="0.254cm" svg:height="0.254cm" svg:x="3.614cm" svg:y="2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3.096cm" svg:y1="20.52cm" svg:x2="3.651cm" svg:y2="21.323cm" draw:end-shape="id151" draw:end-glue-point="5" svg:d="M3096 20520l555 803" svg:viewBox="0 0 556 804">
          <text:p/>
        </draw:connector>
        <draw:connector draw:style-name="gr8" draw:text-style-name="P5" draw:layer="layout" draw:type="line" svg:x1="3.096cm" svg:y1="19.85cm" svg:x2="3.551cm" svg:y2="20.005cm" draw:end-shape="id152" draw:end-glue-point="5" svg:d="M3096 19850l455 155" svg:viewBox="0 0 456 156">
          <text:p/>
        </draw:connector>
        <draw:connector draw:style-name="gr9" draw:text-style-name="P6" draw:layer="layout" draw:type="line" svg:x1="2.796cm" svg:y1="21.79cm" svg:x2="3.651cm" svg:y2="21.897cm" draw:end-shape="id153" draw:end-glue-point="5" svg:d="M2796 21790l855 107" svg:viewBox="0 0 856 108">
          <text:p/>
        </draw:connector>
        <draw:connector draw:style-name="gr10" draw:text-style-name="P5" draw:layer="layout" draw:type="line" svg:x1="3.096cm" svg:y1="20.34cm" svg:x2="3.551cm" svg:y2="20.185cm" draw:end-shape="id152" draw:end-glue-point="7" svg:d="M3096 20340l455-155" svg:viewBox="0 0 456 156">
          <text:p/>
        </draw:connector>
        <draw:connector draw:style-name="gr10" draw:text-style-name="P5" draw:layer="layout" draw:type="line" svg:x1="2.796cm" svg:y1="21.61cm" svg:x2="3.651cm" svg:y2="21.503cm" draw:end-shape="id151" draw:end-glue-point="7" svg:d="M2796 21610l855-107" svg:viewBox="0 0 856 108">
          <text:p/>
        </draw:connector>
        <draw:custom-shape draw:style-name="gr12" draw:text-style-name="P8" xml:id="id138" draw:id="id138" draw:layer="layout" svg:width="0.254cm" svg:height="0.254cm" svg:x="4.349cm" svg:y="19.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54" draw:id="id154" draw:layer="layout" svg:width="0.254cm" svg:height="0.254cm" svg:x="4.736cm" svg:y="1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57" draw:id="id157" draw:layer="layout" svg:width="0.254cm" svg:height="0.254cm" svg:x="4.349cm" svg:y="20.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58" draw:id="id158" draw:layer="layout" svg:width="0.254cm" svg:height="0.254cm" svg:x="5.084cm" svg:y="21.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60" draw:id="id160" draw:layer="layout" svg:width="0.254cm" svg:height="0.254cm" svg:x="4.017cm" svg:y="21.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61" draw:id="id161" draw:layer="layout" svg:width="0.254cm" svg:height="0.254cm" svg:x="5.084cm" svg:y="2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39" draw:id="id139" draw:layer="layout" svg:width="0.254cm" svg:height="0.254cm" svg:x="5.819cm" svg:y="19.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62" draw:id="id162" draw:layer="layout" svg:width="0.254cm" svg:height="0.254cm" svg:x="6.206cm" svg:y="1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55" draw:id="id155" draw:layer="layout" svg:width="0.254cm" svg:height="0.254cm" svg:x="5.819cm" svg:y="20.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56" draw:id="id156" draw:layer="layout" svg:width="0.254cm" svg:height="0.254cm" svg:x="6.554cm" svg:y="21.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59" draw:id="id159" draw:layer="layout" svg:width="0.254cm" svg:height="0.254cm" svg:x="5.487cm" svg:y="21.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63" draw:id="id163" draw:layer="layout" svg:width="0.254cm" svg:height="0.254cm" svg:x="6.554cm" svg:y="2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4.566cm" svg:y1="19.898cm" svg:x2="4.773cm" svg:y2="20.005cm" draw:start-shape="id138" draw:start-glue-point="9" draw:end-shape="id154" draw:end-glue-point="5" svg:d="M4566 19898l207 107" svg:viewBox="0 0 208 108">
          <text:p/>
        </draw:connector>
        <draw:connector draw:style-name="gr8" draw:text-style-name="P5" draw:layer="layout" draw:type="line" svg:x1="4.953cm" svg:y1="20.185cm" svg:x2="5.856cm" svg:y2="20.292cm" draw:start-shape="id154" draw:start-glue-point="9" draw:end-shape="id155" draw:end-glue-point="5" svg:d="M4953 20185l903 107" svg:viewBox="0 0 904 108">
          <text:p/>
        </draw:connector>
        <draw:connector draw:style-name="gr8" draw:text-style-name="P5" draw:layer="layout" draw:type="line" svg:x1="6.036cm" svg:y1="20.472cm" svg:x2="6.591cm" svg:y2="21.323cm" draw:start-shape="id155" draw:start-glue-point="9" draw:end-shape="id156" draw:end-glue-point="5" svg:d="M6036 20472l555 851" svg:viewBox="0 0 556 852">
          <text:p/>
        </draw:connector>
        <draw:connector draw:style-name="gr8" draw:text-style-name="P5" draw:layer="layout" draw:type="line" svg:x1="4.566cm" svg:y1="20.472cm" svg:x2="5.121cm" svg:y2="21.323cm" draw:start-shape="id157" draw:start-glue-point="9" draw:end-shape="id158" draw:end-glue-point="5" svg:d="M4566 20472l555 851" svg:viewBox="0 0 556 852">
          <text:p/>
        </draw:connector>
        <draw:connector draw:style-name="gr8" draw:text-style-name="P5" draw:layer="layout" draw:type="line" svg:x1="5.301cm" svg:y1="21.503cm" svg:x2="5.524cm" svg:y2="21.61cm" draw:start-shape="id158" draw:start-glue-point="9" draw:end-shape="id159" draw:end-glue-point="5" svg:d="M5301 21503l223 107" svg:viewBox="0 0 224 108">
          <text:p/>
        </draw:connector>
        <draw:connector draw:style-name="gr8" draw:text-style-name="P5" draw:layer="layout" draw:type="line" svg:x1="4.234cm" svg:y1="21.79cm" svg:x2="5.121cm" svg:y2="21.897cm" draw:start-shape="id160" draw:start-glue-point="9" draw:end-shape="id161" draw:end-glue-point="5" svg:d="M4234 21790l887 107" svg:viewBox="0 0 888 108">
          <text:p/>
        </draw:connector>
        <draw:connector draw:style-name="gr8" draw:text-style-name="P5" draw:layer="layout" draw:type="line" svg:x1="6.036cm" svg:y1="19.898cm" svg:x2="6.243cm" svg:y2="20.005cm" draw:start-shape="id139" draw:start-glue-point="9" draw:end-shape="id162" draw:end-glue-point="5" svg:d="M6036 19898l207 107" svg:viewBox="0 0 208 108">
          <text:p/>
        </draw:connector>
        <draw:connector draw:style-name="gr9" draw:text-style-name="P6" draw:layer="layout" draw:type="line" svg:x1="5.704cm" svg:y1="21.79cm" svg:x2="6.591cm" svg:y2="21.897cm" draw:start-shape="id159" draw:start-glue-point="9" draw:end-shape="id163" draw:end-glue-point="5" svg:d="M5704 21790l887 107" svg:viewBox="0 0 888 108">
          <text:p/>
        </draw:connector>
        <draw:connector draw:style-name="gr10" draw:text-style-name="P5" draw:layer="layout" draw:type="line" svg:x1="4.234cm" svg:y1="21.61cm" svg:x2="5.121cm" svg:y2="21.503cm" draw:start-shape="id160" draw:start-glue-point="11" draw:end-shape="id158" draw:end-glue-point="7" svg:d="M4234 21610l887-107" svg:viewBox="0 0 888 108">
          <text:p/>
        </draw:connector>
        <draw:connector draw:style-name="gr10" draw:text-style-name="P5" draw:layer="layout" draw:type="line" svg:x1="5.301cm" svg:y1="21.323cm" svg:x2="5.856cm" svg:y2="20.472cm" draw:start-shape="id158" draw:start-glue-point="11" draw:end-shape="id155" draw:end-glue-point="7" svg:d="M5301 21323l555-851" svg:viewBox="0 0 556 852">
          <text:p/>
        </draw:connector>
        <draw:connector draw:style-name="gr10" draw:text-style-name="P5" draw:layer="layout" draw:type="line" svg:x1="4.566cm" svg:y1="20.292cm" svg:x2="4.773cm" svg:y2="20.185cm" draw:start-shape="id157" draw:start-glue-point="11" draw:end-shape="id154" draw:end-glue-point="7" svg:d="M4566 20292l207-107" svg:viewBox="0 0 208 108">
          <text:p/>
        </draw:connector>
        <draw:connector draw:style-name="gr10" draw:text-style-name="P5" draw:layer="layout" draw:type="line" svg:x1="4.953cm" svg:y1="20.005cm" svg:x2="5.856cm" svg:y2="19.898cm" draw:start-shape="id154" draw:start-glue-point="11" draw:end-shape="id139" draw:end-glue-point="7" svg:d="M4953 20005l903-107" svg:viewBox="0 0 904 108">
          <text:p/>
        </draw:connector>
        <draw:connector draw:style-name="gr10" draw:text-style-name="P5" draw:layer="layout" draw:type="line" svg:x1="6.036cm" svg:y1="20.292cm" svg:x2="6.243cm" svg:y2="20.185cm" draw:start-shape="id155" draw:start-glue-point="11" draw:end-shape="id162" draw:end-glue-point="7" svg:d="M6036 20292l207-107" svg:viewBox="0 0 208 108">
          <text:p/>
        </draw:connector>
        <draw:connector draw:style-name="gr10" draw:text-style-name="P5" draw:layer="layout" draw:type="line" svg:x1="5.301cm" svg:y1="21.897cm" svg:x2="5.524cm" svg:y2="21.79cm" draw:start-shape="id161" draw:start-glue-point="11" draw:end-shape="id159" draw:end-glue-point="7" svg:d="M5301 21897l223-107" svg:viewBox="0 0 224 108">
          <text:p/>
        </draw:connector>
        <draw:connector draw:style-name="gr10" draw:text-style-name="P5" draw:layer="layout" draw:type="line" svg:x1="5.704cm" svg:y1="21.61cm" svg:x2="6.591cm" svg:y2="21.503cm" draw:start-shape="id159" draw:start-glue-point="11" draw:end-shape="id156" draw:end-glue-point="7" svg:d="M5704 21610l887-107" svg:viewBox="0 0 888 108">
          <text:p/>
        </draw:connector>
        <draw:connector draw:style-name="gr10" draw:text-style-name="P5" draw:layer="layout" draw:type="line" svg:x1="3.731cm" svg:y1="20.005cm" svg:x2="4.386cm" svg:y2="19.898cm" draw:start-shape="id152" draw:start-glue-point="11" draw:end-shape="id138" draw:end-glue-point="7" svg:d="M3731 20005l655-107" svg:viewBox="0 0 656 108">
          <text:p/>
        </draw:connector>
        <draw:connector draw:style-name="gr10" draw:text-style-name="P5" draw:layer="layout" draw:type="line" svg:x1="3.831cm" svg:y1="21.323cm" svg:x2="4.386cm" svg:y2="20.472cm" draw:start-shape="id151" draw:start-glue-point="11" draw:end-shape="id157" draw:end-glue-point="7" svg:d="M3831 21323l555-851" svg:viewBox="0 0 556 852">
          <text:p/>
        </draw:connector>
        <draw:connector draw:style-name="gr10" draw:text-style-name="P5" draw:layer="layout" draw:type="line" svg:x1="3.831cm" svg:y1="21.897cm" svg:x2="4.054cm" svg:y2="21.79cm" draw:start-shape="id153" draw:start-glue-point="11" draw:end-shape="id160" draw:end-glue-point="7" svg:d="M3831 21897l223-107" svg:viewBox="0 0 224 108">
          <text:p/>
        </draw:connector>
        <draw:connector draw:style-name="gr8" draw:text-style-name="P5" draw:layer="layout" draw:type="line" svg:x1="3.831cm" svg:y1="21.503cm" svg:x2="4.054cm" svg:y2="21.61cm" draw:start-shape="id151" draw:start-glue-point="9" draw:end-shape="id160" draw:end-glue-point="5" svg:d="M3831 21503l223 107" svg:viewBox="0 0 224 108">
          <text:p/>
        </draw:connector>
        <draw:connector draw:style-name="gr8" draw:text-style-name="P5" draw:layer="layout" draw:type="line" svg:x1="3.731cm" svg:y1="20.185cm" svg:x2="4.386cm" svg:y2="20.292cm" draw:start-shape="id152" draw:start-glue-point="9" draw:end-shape="id157" draw:end-glue-point="5" svg:d="M3731 20185l655 107" svg:viewBox="0 0 656 108">
          <text:p/>
        </draw:connector>
        <draw:custom-shape draw:style-name="gr12" draw:text-style-name="P8" xml:id="id140" draw:id="id140" draw:layer="layout" svg:width="0.254cm" svg:height="0.254cm" svg:x="7.289cm" svg:y="19.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64" draw:id="id164" draw:layer="layout" svg:width="0.254cm" svg:height="0.254cm" svg:x="7.676cm" svg:y="1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67" draw:id="id167" draw:layer="layout" svg:width="0.254cm" svg:height="0.254cm" svg:x="7.289cm" svg:y="20.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68" draw:id="id168" draw:layer="layout" svg:width="0.254cm" svg:height="0.254cm" svg:x="8.024cm" svg:y="21.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70" draw:id="id170" draw:layer="layout" svg:width="0.254cm" svg:height="0.254cm" svg:x="6.957cm" svg:y="21.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71" draw:id="id171" draw:layer="layout" svg:width="0.254cm" svg:height="0.254cm" svg:x="8.024cm" svg:y="2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41" draw:id="id141" draw:layer="layout" svg:width="0.254cm" svg:height="0.254cm" svg:x="8.759cm" svg:y="19.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72" draw:id="id172" draw:layer="layout" svg:width="0.254cm" svg:height="0.254cm" svg:x="9.146cm" svg:y="1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65" draw:id="id165" draw:layer="layout" svg:width="0.254cm" svg:height="0.254cm" svg:x="8.759cm" svg:y="20.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66" draw:id="id166" draw:layer="layout" svg:width="0.254cm" svg:height="0.254cm" svg:x="9.494cm" svg:y="21.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69" draw:id="id169" draw:layer="layout" svg:width="0.254cm" svg:height="0.254cm" svg:x="8.427cm" svg:y="21.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73" draw:id="id173" draw:layer="layout" svg:width="0.254cm" svg:height="0.254cm" svg:x="9.494cm" svg:y="2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7.506cm" svg:y1="19.898cm" svg:x2="7.713cm" svg:y2="20.005cm" draw:start-shape="id140" draw:start-glue-point="9" draw:end-shape="id164" draw:end-glue-point="5" svg:d="M7506 19898l207 107" svg:viewBox="0 0 208 108">
          <text:p/>
        </draw:connector>
        <draw:connector draw:style-name="gr8" draw:text-style-name="P5" draw:layer="layout" draw:type="line" svg:x1="7.893cm" svg:y1="20.185cm" svg:x2="8.796cm" svg:y2="20.292cm" draw:start-shape="id164" draw:start-glue-point="9" draw:end-shape="id165" draw:end-glue-point="5" svg:d="M7893 20185l903 107" svg:viewBox="0 0 904 108">
          <text:p/>
        </draw:connector>
        <draw:connector draw:style-name="gr8" draw:text-style-name="P5" draw:layer="layout" draw:type="line" svg:x1="8.976cm" svg:y1="20.472cm" svg:x2="9.531cm" svg:y2="21.323cm" draw:start-shape="id165" draw:start-glue-point="9" draw:end-shape="id166" draw:end-glue-point="5" svg:d="M8976 20472l555 851" svg:viewBox="0 0 556 852">
          <text:p/>
        </draw:connector>
        <draw:connector draw:style-name="gr8" draw:text-style-name="P5" draw:layer="layout" draw:type="line" svg:x1="7.506cm" svg:y1="20.472cm" svg:x2="8.061cm" svg:y2="21.323cm" draw:start-shape="id167" draw:start-glue-point="9" draw:end-shape="id168" draw:end-glue-point="5" svg:d="M7506 20472l555 851" svg:viewBox="0 0 556 852">
          <text:p/>
        </draw:connector>
        <draw:connector draw:style-name="gr8" draw:text-style-name="P5" draw:layer="layout" draw:type="line" svg:x1="8.241cm" svg:y1="21.503cm" svg:x2="8.464cm" svg:y2="21.61cm" draw:start-shape="id168" draw:start-glue-point="9" draw:end-shape="id169" draw:end-glue-point="5" svg:d="M8241 21503l223 107" svg:viewBox="0 0 224 108">
          <text:p/>
        </draw:connector>
        <draw:connector draw:style-name="gr8" draw:text-style-name="P5" draw:layer="layout" draw:type="line" svg:x1="7.174cm" svg:y1="21.79cm" svg:x2="8.061cm" svg:y2="21.897cm" draw:start-shape="id170" draw:start-glue-point="9" draw:end-shape="id171" draw:end-glue-point="5" svg:d="M7174 21790l887 107" svg:viewBox="0 0 888 108">
          <text:p/>
        </draw:connector>
        <draw:connector draw:style-name="gr8" draw:text-style-name="P5" draw:layer="layout" draw:type="line" svg:x1="8.976cm" svg:y1="19.898cm" svg:x2="9.183cm" svg:y2="20.005cm" draw:start-shape="id141" draw:start-glue-point="9" draw:end-shape="id172" draw:end-glue-point="5" svg:d="M8976 19898l207 107" svg:viewBox="0 0 208 108">
          <text:p/>
        </draw:connector>
        <draw:connector draw:style-name="gr9" draw:text-style-name="P6" draw:layer="layout" draw:type="line" svg:x1="8.644cm" svg:y1="21.79cm" svg:x2="9.531cm" svg:y2="21.897cm" draw:start-shape="id169" draw:start-glue-point="9" draw:end-shape="id173" draw:end-glue-point="5" svg:d="M8644 21790l887 107" svg:viewBox="0 0 888 108">
          <text:p/>
        </draw:connector>
        <draw:connector draw:style-name="gr10" draw:text-style-name="P5" draw:layer="layout" draw:type="line" svg:x1="7.174cm" svg:y1="21.61cm" svg:x2="8.061cm" svg:y2="21.503cm" draw:start-shape="id170" draw:start-glue-point="11" draw:end-shape="id168" draw:end-glue-point="7" svg:d="M7174 21610l887-107" svg:viewBox="0 0 888 108">
          <text:p/>
        </draw:connector>
        <draw:connector draw:style-name="gr10" draw:text-style-name="P5" draw:layer="layout" draw:type="line" svg:x1="8.241cm" svg:y1="21.323cm" svg:x2="8.796cm" svg:y2="20.472cm" draw:start-shape="id168" draw:start-glue-point="11" draw:end-shape="id165" draw:end-glue-point="7" svg:d="M8241 21323l555-851" svg:viewBox="0 0 556 852">
          <text:p/>
        </draw:connector>
        <draw:connector draw:style-name="gr10" draw:text-style-name="P5" draw:layer="layout" draw:type="line" svg:x1="7.506cm" svg:y1="20.292cm" svg:x2="7.713cm" svg:y2="20.185cm" draw:start-shape="id167" draw:start-glue-point="11" draw:end-shape="id164" draw:end-glue-point="7" svg:d="M7506 20292l207-107" svg:viewBox="0 0 208 108">
          <text:p/>
        </draw:connector>
        <draw:connector draw:style-name="gr10" draw:text-style-name="P5" draw:layer="layout" draw:type="line" svg:x1="7.893cm" svg:y1="20.005cm" svg:x2="8.796cm" svg:y2="19.898cm" draw:start-shape="id164" draw:start-glue-point="11" draw:end-shape="id141" draw:end-glue-point="7" svg:d="M7893 20005l903-107" svg:viewBox="0 0 904 108">
          <text:p/>
        </draw:connector>
        <draw:connector draw:style-name="gr10" draw:text-style-name="P5" draw:layer="layout" draw:type="line" svg:x1="8.976cm" svg:y1="20.292cm" svg:x2="9.183cm" svg:y2="20.185cm" draw:start-shape="id165" draw:start-glue-point="11" draw:end-shape="id172" draw:end-glue-point="7" svg:d="M8976 20292l207-107" svg:viewBox="0 0 208 108">
          <text:p/>
        </draw:connector>
        <draw:connector draw:style-name="gr10" draw:text-style-name="P5" draw:layer="layout" draw:type="line" svg:x1="8.241cm" svg:y1="21.897cm" svg:x2="8.464cm" svg:y2="21.79cm" draw:start-shape="id171" draw:start-glue-point="11" draw:end-shape="id169" draw:end-glue-point="7" svg:d="M8241 21897l223-107" svg:viewBox="0 0 224 108">
          <text:p/>
        </draw:connector>
        <draw:connector draw:style-name="gr10" draw:text-style-name="P5" draw:layer="layout" draw:type="line" svg:x1="8.644cm" svg:y1="21.61cm" svg:x2="9.531cm" svg:y2="21.503cm" draw:start-shape="id169" draw:start-glue-point="11" draw:end-shape="id166" draw:end-glue-point="7" svg:d="M8644 21610l887-107" svg:viewBox="0 0 888 108">
          <text:p/>
        </draw:connector>
        <draw:custom-shape draw:style-name="gr12" draw:text-style-name="P8" xml:id="id142" draw:id="id142" draw:layer="layout" svg:width="0.254cm" svg:height="0.254cm" svg:x="10.229cm" svg:y="19.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74" draw:id="id174" draw:layer="layout" svg:width="0.254cm" svg:height="0.254cm" svg:x="10.616cm" svg:y="1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76" draw:id="id176" draw:layer="layout" svg:width="0.254cm" svg:height="0.254cm" svg:x="10.229cm" svg:y="20.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77" draw:id="id177" draw:layer="layout" svg:width="0.254cm" svg:height="0.254cm" svg:x="10.964cm" svg:y="21.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79" draw:id="id179" draw:layer="layout" svg:width="0.254cm" svg:height="0.254cm" svg:x="9.897cm" svg:y="21.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80" draw:id="id180" draw:layer="layout" svg:width="0.254cm" svg:height="0.254cm" svg:x="10.964cm" svg:y="2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10.446cm" svg:y1="19.898cm" svg:x2="10.653cm" svg:y2="20.005cm" draw:start-shape="id142" draw:start-glue-point="9" draw:end-shape="id174" draw:end-glue-point="5" svg:d="M10446 19898l207 107" svg:viewBox="0 0 208 108">
          <text:p/>
        </draw:connector>
        <draw:connector draw:style-name="gr8" draw:text-style-name="P5" draw:layer="layout" draw:type="line" svg:x1="10.833cm" svg:y1="20.185cm" svg:x2="11.736cm" svg:y2="20.292cm" draw:start-shape="id174" draw:start-glue-point="9" draw:end-shape="id175" draw:end-glue-point="5" svg:d="M10833 20185l903 107" svg:viewBox="0 0 904 108">
          <text:p/>
        </draw:connector>
        <draw:connector draw:style-name="gr8" draw:text-style-name="P5" draw:layer="layout" draw:type="line" svg:x1="10.446cm" svg:y1="20.472cm" svg:x2="11.001cm" svg:y2="21.323cm" draw:start-shape="id176" draw:start-glue-point="9" draw:end-shape="id177" draw:end-glue-point="5" svg:d="M10446 20472l555 851" svg:viewBox="0 0 556 852">
          <text:p/>
        </draw:connector>
        <draw:connector draw:style-name="gr8" draw:text-style-name="P5" draw:layer="layout" draw:type="line" svg:x1="11.181cm" svg:y1="21.503cm" svg:x2="11.404cm" svg:y2="21.61cm" draw:start-shape="id177" draw:start-glue-point="9" draw:end-shape="id178" draw:end-glue-point="5" svg:d="M11181 21503l223 107" svg:viewBox="0 0 224 108">
          <text:p/>
        </draw:connector>
        <draw:connector draw:style-name="gr8" draw:text-style-name="P5" draw:layer="layout" draw:type="line" svg:x1="10.114cm" svg:y1="21.79cm" svg:x2="11.001cm" svg:y2="21.897cm" draw:start-shape="id179" draw:start-glue-point="9" draw:end-shape="id180" draw:end-glue-point="5" svg:d="M10114 21790l887 107" svg:viewBox="0 0 888 108">
          <text:p/>
        </draw:connector>
        <draw:connector draw:style-name="gr10" draw:text-style-name="P5" draw:layer="layout" draw:type="line" svg:x1="10.114cm" svg:y1="21.61cm" svg:x2="11.001cm" svg:y2="21.503cm" draw:start-shape="id179" draw:start-glue-point="11" draw:end-shape="id177" draw:end-glue-point="7" svg:d="M10114 21610l887-107" svg:viewBox="0 0 888 108">
          <text:p/>
        </draw:connector>
        <draw:connector draw:style-name="gr10" draw:text-style-name="P5" draw:layer="layout" draw:type="line" svg:x1="11.181cm" svg:y1="21.323cm" svg:x2="11.736cm" svg:y2="20.472cm" draw:start-shape="id177" draw:start-glue-point="11" draw:end-shape="id175" draw:end-glue-point="7" svg:d="M11181 21323l555-851" svg:viewBox="0 0 556 852">
          <text:p/>
        </draw:connector>
        <draw:connector draw:style-name="gr10" draw:text-style-name="P5" draw:layer="layout" draw:type="line" svg:x1="10.446cm" svg:y1="20.292cm" svg:x2="10.653cm" svg:y2="20.185cm" draw:start-shape="id176" draw:start-glue-point="11" draw:end-shape="id174" draw:end-glue-point="7" svg:d="M10446 20292l207-107" svg:viewBox="0 0 208 108">
          <text:p/>
        </draw:connector>
        <draw:connector draw:style-name="gr10" draw:text-style-name="P5" draw:layer="layout" draw:type="line" svg:x1="10.833cm" svg:y1="20.005cm" svg:x2="11.736cm" svg:y2="19.898cm" draw:start-shape="id174" draw:start-glue-point="11" draw:end-shape="id143" draw:end-glue-point="7" svg:d="M10833 20005l903-107" svg:viewBox="0 0 904 108">
          <text:p/>
        </draw:connector>
        <draw:connector draw:style-name="gr10" draw:text-style-name="P5" draw:layer="layout" draw:type="line" svg:x1="11.181cm" svg:y1="21.897cm" svg:x2="11.404cm" svg:y2="21.79cm" draw:start-shape="id180" draw:start-glue-point="11" draw:end-shape="id178" draw:end-glue-point="7" svg:d="M11181 21897l223-107" svg:viewBox="0 0 224 108">
          <text:p/>
        </draw:connector>
        <draw:connector draw:style-name="gr10" draw:text-style-name="P5" draw:layer="layout" draw:type="line" svg:x1="9.363cm" svg:y1="20.005cm" svg:x2="10.266cm" svg:y2="19.898cm" draw:start-shape="id172" draw:start-glue-point="11" draw:end-shape="id142" draw:end-glue-point="7" svg:d="M9363 20005l903-107" svg:viewBox="0 0 904 108">
          <text:p/>
        </draw:connector>
        <draw:connector draw:style-name="gr10" draw:text-style-name="P5" draw:layer="layout" draw:type="line" svg:x1="9.711cm" svg:y1="21.323cm" svg:x2="10.266cm" svg:y2="20.472cm" draw:start-shape="id166" draw:start-glue-point="11" draw:end-shape="id176" draw:end-glue-point="7" svg:d="M9711 21323l555-851" svg:viewBox="0 0 556 852">
          <text:p/>
        </draw:connector>
        <draw:connector draw:style-name="gr10" draw:text-style-name="P5" draw:layer="layout" draw:type="line" svg:x1="9.711cm" svg:y1="21.897cm" svg:x2="9.934cm" svg:y2="21.79cm" draw:start-shape="id173" draw:start-glue-point="11" draw:end-shape="id179" draw:end-glue-point="7" svg:d="M9711 21897l223-107" svg:viewBox="0 0 224 108">
          <text:p/>
        </draw:connector>
        <draw:connector draw:style-name="gr8" draw:text-style-name="P5" draw:layer="layout" draw:type="line" svg:x1="9.711cm" svg:y1="21.503cm" svg:x2="9.934cm" svg:y2="21.61cm" draw:start-shape="id166" draw:start-glue-point="9" draw:end-shape="id179" draw:end-glue-point="5" svg:d="M9711 21503l223 107" svg:viewBox="0 0 224 108">
          <text:p/>
        </draw:connector>
        <draw:connector draw:style-name="gr8" draw:text-style-name="P5" draw:layer="layout" draw:type="line" svg:x1="9.363cm" svg:y1="20.185cm" svg:x2="10.266cm" svg:y2="20.292cm" draw:start-shape="id172" draw:start-glue-point="9" draw:end-shape="id176" draw:end-glue-point="5" svg:d="M9363 20185l903 107" svg:viewBox="0 0 904 108">
          <text:p/>
        </draw:connector>
        <draw:connector draw:style-name="gr8" draw:text-style-name="P5" draw:layer="layout" draw:type="line" svg:x1="6.423cm" svg:y1="20.185cm" svg:x2="7.326cm" svg:y2="20.292cm" draw:start-shape="id162" draw:start-glue-point="9" draw:end-shape="id167" draw:end-glue-point="5" svg:d="M6423 20185l903 107" svg:viewBox="0 0 904 108">
          <text:p/>
        </draw:connector>
        <draw:connector draw:style-name="gr8" draw:text-style-name="P5" draw:layer="layout" draw:type="line" svg:x1="6.771cm" svg:y1="21.503cm" svg:x2="6.994cm" svg:y2="21.61cm" draw:start-shape="id156" draw:start-glue-point="9" draw:end-shape="id170" draw:end-glue-point="5" svg:d="M6771 21503l223 107" svg:viewBox="0 0 224 108">
          <text:p/>
        </draw:connector>
        <draw:connector draw:style-name="gr10" draw:text-style-name="P5" draw:layer="layout" draw:type="line" svg:x1="6.771cm" svg:y1="21.897cm" svg:x2="6.994cm" svg:y2="21.79cm" draw:start-shape="id163" draw:start-glue-point="11" draw:end-shape="id170" draw:end-glue-point="7" svg:d="M6771 21897l223-107" svg:viewBox="0 0 224 108">
          <text:p/>
        </draw:connector>
        <draw:connector draw:style-name="gr10" draw:text-style-name="P5" draw:layer="layout" draw:type="line" svg:x1="6.771cm" svg:y1="21.323cm" svg:x2="7.326cm" svg:y2="20.472cm" draw:start-shape="id156" draw:start-glue-point="11" draw:end-shape="id167" draw:end-glue-point="7" svg:d="M6771 21323l555-851" svg:viewBox="0 0 556 852">
          <text:p/>
        </draw:connector>
        <draw:connector draw:style-name="gr14" draw:text-style-name="P7" draw:layer="layout" draw:type="line" svg:x1="6.423cm" svg:y1="20.005cm" svg:x2="7.326cm" svg:y2="19.898cm" draw:start-shape="id162" draw:start-glue-point="11" draw:end-shape="id140" draw:end-glue-point="7" svg:d="M6423 20005l903-107" svg:viewBox="0 0 904 108">
          <text:p/>
        </draw:connector>
        <draw:custom-shape draw:style-name="gr12" draw:text-style-name="P8" xml:id="id143" draw:id="id143" draw:layer="layout" svg:width="0.254cm" svg:height="0.254cm" svg:x="11.699cm" svg:y="19.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81" draw:id="id181" draw:layer="layout" svg:width="0.254cm" svg:height="0.254cm" svg:x="12.086cm" svg:y="1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75" draw:id="id175" draw:layer="layout" svg:width="0.254cm" svg:height="0.254cm" svg:x="11.699cm" svg:y="20.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82" draw:id="id182" draw:layer="layout" svg:width="0.254cm" svg:height="0.254cm" svg:x="12.434cm" svg:y="21.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78" draw:id="id178" draw:layer="layout" svg:width="0.254cm" svg:height="0.254cm" svg:x="11.367cm" svg:y="21.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83" draw:id="id183" draw:layer="layout" svg:width="0.254cm" svg:height="0.254cm" svg:x="12.434cm" svg:y="2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draw:type="line" svg:x1="11.916cm" svg:y1="19.898cm" svg:x2="12.123cm" svg:y2="20.005cm" draw:start-shape="id143" draw:start-glue-point="9" draw:end-shape="id181" draw:end-glue-point="5" svg:d="M11916 19898l207 107" svg:viewBox="0 0 208 108">
          <text:p/>
        </draw:connector>
        <draw:connector draw:style-name="gr8" draw:text-style-name="P5" draw:layer="layout" draw:type="line" svg:x1="12.303cm" svg:y1="20.185cm" svg:x2="13.006cm" svg:y2="20.64cm" draw:start-shape="id181" draw:start-glue-point="9" svg:d="M12303 20185l703 455" svg:viewBox="0 0 704 456">
          <text:p/>
        </draw:connector>
        <draw:connector draw:style-name="gr8" draw:text-style-name="P5" draw:layer="layout" draw:type="line" svg:x1="11.916cm" svg:y1="20.472cm" svg:x2="12.471cm" svg:y2="21.323cm" draw:start-shape="id175" draw:start-glue-point="9" draw:end-shape="id182" draw:end-glue-point="5" svg:d="M11916 20472l555 851" svg:viewBox="0 0 556 852">
          <text:p/>
        </draw:connector>
        <draw:connector draw:style-name="gr8" draw:text-style-name="P5" draw:layer="layout" draw:type="line" svg:x1="12.651cm" svg:y1="21.503cm" svg:x2="13.006cm" svg:y2="21.71cm" draw:start-shape="id182" draw:start-glue-point="9" svg:d="M12651 21503l355 207" svg:viewBox="0 0 356 208">
          <text:p/>
        </draw:connector>
        <draw:connector draw:style-name="gr8" draw:text-style-name="P5" draw:layer="layout" draw:type="line" svg:x1="11.584cm" svg:y1="21.79cm" svg:x2="12.471cm" svg:y2="21.897cm" draw:start-shape="id178" draw:start-glue-point="9" draw:end-shape="id183" draw:end-glue-point="5" svg:d="M11584 21790l887 107" svg:viewBox="0 0 888 108">
          <text:p/>
        </draw:connector>
        <draw:connector draw:style-name="gr10" draw:text-style-name="P5" draw:layer="layout" draw:type="line" svg:x1="11.584cm" svg:y1="21.61cm" svg:x2="12.471cm" svg:y2="21.503cm" draw:start-shape="id178" draw:start-glue-point="11" draw:end-shape="id182" draw:end-glue-point="7" svg:d="M11584 21610l887-107" svg:viewBox="0 0 888 108">
          <text:p/>
        </draw:connector>
        <draw:connector draw:style-name="gr10" draw:text-style-name="P5" draw:layer="layout" draw:type="line" svg:x1="12.651cm" svg:y1="21.323cm" svg:x2="13.006cm" svg:y2="20.72cm" draw:start-shape="id182" draw:start-glue-point="11" svg:d="M12651 21323l355-603" svg:viewBox="0 0 356 604">
          <text:p/>
        </draw:connector>
        <draw:connector draw:style-name="gr10" draw:text-style-name="P5" draw:layer="layout" draw:type="line" svg:x1="11.916cm" svg:y1="20.292cm" svg:x2="12.123cm" svg:y2="20.185cm" draw:start-shape="id175" draw:start-glue-point="11" draw:end-shape="id181" draw:end-glue-point="7" svg:d="M11916 20292l207-107" svg:viewBox="0 0 208 108">
          <text:p/>
        </draw:connector>
        <draw:connector draw:style-name="gr10" draw:text-style-name="P5" draw:layer="layout" draw:type="line" svg:x1="12.303cm" svg:y1="20.005cm" svg:x2="13.006cm" svg:y2="19.65cm" draw:start-shape="id181" draw:start-glue-point="11" svg:d="M12303 20005l703-355" svg:viewBox="0 0 704 356">
          <text:p/>
        </draw:connector>
        <draw:connector draw:style-name="gr10" draw:text-style-name="P5" draw:layer="layout" draw:type="line" svg:x1="12.651cm" svg:y1="21.897cm" svg:x2="13.006cm" svg:y2="21.79cm" draw:start-shape="id183" draw:start-glue-point="11" svg:d="M12651 21897l355-107" svg:viewBox="0 0 356 108">
          <text:p/>
        </draw:connector>
        <draw:custom-shape draw:style-name="gr7" draw:text-style-name="P4" xml:id="id184" draw:id="id184" draw:layer="layout" svg:width="0.128cm" svg:height="0.127cm" svg:x="4.312cm" svg:y="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85" draw:id="id185" draw:layer="layout" svg:width="0.128cm" svg:height="0.127cm" svg:x="5.781cm" svg:y="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86" draw:id="id186" draw:layer="layout" svg:width="0.128cm" svg:height="0.127cm" svg:x="7.252cm" svg:y="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87" draw:id="id187" draw:layer="layout" svg:width="0.128cm" svg:height="0.127cm" svg:x="8.721cm" svg:y="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88" draw:id="id188" draw:layer="layout" svg:width="0.128cm" svg:height="0.127cm" svg:x="10.192cm" svg:y="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xml:id="id189" draw:id="id189" draw:layer="layout" svg:width="0.128cm" svg:height="0.127cm" svg:x="11.661cm" svg:y="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3.651cm" svg:y1="22.077cm" svg:x2="2.951cm" svg:y2="22.724cm" draw:start-shape="id153" draw:start-glue-point="7" svg:d="M3651 22077l-700 647" svg:viewBox="0 0 701 648">
          <text:p/>
        </draw:connector>
        <draw:connector draw:style-name="gr10" draw:text-style-name="P5" draw:layer="layout" draw:type="line" svg:x1="5.121cm" svg:y1="22.077cm" svg:x2="4.422cm" svg:y2="22.724cm" draw:start-shape="id161" draw:start-glue-point="7" draw:end-shape="id184" draw:end-glue-point="11" svg:d="M5121 22077l-699 647" svg:viewBox="0 0 700 648">
          <text:p/>
        </draw:connector>
        <draw:connector draw:style-name="gr10" draw:text-style-name="P5" draw:layer="layout" draw:type="line" svg:x1="6.591cm" svg:y1="22.077cm" svg:x2="5.891cm" svg:y2="22.724cm" draw:start-shape="id163" draw:start-glue-point="7" draw:end-shape="id185" draw:end-glue-point="11" svg:d="M6591 22077l-700 647" svg:viewBox="0 0 701 648">
          <text:p/>
        </draw:connector>
        <draw:connector draw:style-name="gr10" draw:text-style-name="P5" draw:layer="layout" draw:type="line" svg:x1="8.061cm" svg:y1="22.077cm" svg:x2="7.362cm" svg:y2="22.724cm" draw:start-shape="id171" draw:start-glue-point="7" draw:end-shape="id186" draw:end-glue-point="11" svg:d="M8061 22077l-699 647" svg:viewBox="0 0 700 648">
          <text:p/>
        </draw:connector>
        <draw:connector draw:style-name="gr10" draw:text-style-name="P5" draw:layer="layout" draw:type="line" svg:x1="9.531cm" svg:y1="22.077cm" svg:x2="8.831cm" svg:y2="22.724cm" draw:start-shape="id173" draw:start-glue-point="7" draw:end-shape="id187" draw:end-glue-point="11" svg:d="M9531 22077l-700 647" svg:viewBox="0 0 701 648">
          <text:p/>
        </draw:connector>
        <draw:connector draw:style-name="gr10" draw:text-style-name="P5" draw:layer="layout" draw:type="line" svg:x1="11.001cm" svg:y1="22.077cm" svg:x2="10.302cm" svg:y2="22.724cm" draw:start-shape="id180" draw:start-glue-point="7" draw:end-shape="id188" draw:end-glue-point="11" svg:d="M11001 22077l-699 647" svg:viewBox="0 0 700 648">
          <text:p/>
        </draw:connector>
        <draw:connector draw:style-name="gr10" draw:text-style-name="P5" draw:layer="layout" draw:type="line" svg:x1="12.471cm" svg:y1="22.077cm" svg:x2="11.771cm" svg:y2="22.724cm" draw:start-shape="id183" draw:start-glue-point="7" draw:end-shape="id189" draw:end-glue-point="11" svg:d="M12471 22077l-700 647" svg:viewBox="0 0 701 648">
          <text:p/>
        </draw:connector>
        <draw:connector draw:style-name="gr8" draw:text-style-name="P5" draw:layer="layout" draw:type="line" svg:x1="12.65cm" svg:y1="18.868cm" svg:x2="13.006cm" svg:y2="19.57cm" draw:start-shape="id137" draw:start-glue-point="9" svg:d="M12650 18868l356 702" svg:viewBox="0 0 357 703">
          <text:p/>
        </draw:connector>
        <draw:connector draw:style-name="gr8" draw:text-style-name="P5" draw:layer="layout" draw:type="line" svg:x1="3.831cm" svg:y1="22.077cm" svg:x2="4.33cm" svg:y2="22.724cm" draw:start-shape="id153" draw:start-glue-point="9" draw:end-shape="id184" draw:end-glue-point="5" svg:d="M3831 22077l499 647" svg:viewBox="0 0 500 648">
          <text:p/>
        </draw:connector>
        <draw:connector draw:style-name="gr8" draw:text-style-name="P5" draw:layer="layout" draw:type="line" svg:x1="5.301cm" svg:y1="22.077cm" svg:x2="5.799cm" svg:y2="22.724cm" draw:start-shape="id161" draw:start-glue-point="9" draw:end-shape="id185" draw:end-glue-point="5" svg:d="M5301 22077l498 647" svg:viewBox="0 0 499 648">
          <text:p/>
        </draw:connector>
        <draw:connector draw:style-name="gr8" draw:text-style-name="P5" draw:layer="layout" draw:type="line" svg:x1="6.771cm" svg:y1="22.077cm" svg:x2="7.27cm" svg:y2="22.724cm" draw:start-shape="id163" draw:start-glue-point="9" draw:end-shape="id186" draw:end-glue-point="5" svg:d="M6771 22077l499 647" svg:viewBox="0 0 500 648">
          <text:p/>
        </draw:connector>
        <draw:connector draw:style-name="gr8" draw:text-style-name="P5" draw:layer="layout" draw:type="line" svg:x1="8.241cm" svg:y1="22.077cm" svg:x2="8.739cm" svg:y2="22.724cm" draw:start-shape="id171" draw:start-glue-point="9" draw:end-shape="id187" draw:end-glue-point="5" svg:d="M8241 22077l498 647" svg:viewBox="0 0 499 648">
          <text:p/>
        </draw:connector>
        <draw:connector draw:style-name="gr8" draw:text-style-name="P5" draw:layer="layout" draw:type="line" svg:x1="9.711cm" svg:y1="22.077cm" svg:x2="10.21cm" svg:y2="22.724cm" draw:start-shape="id173" draw:start-glue-point="9" draw:end-shape="id188" draw:end-glue-point="5" svg:d="M9711 22077l499 647" svg:viewBox="0 0 500 648">
          <text:p/>
        </draw:connector>
        <draw:connector draw:style-name="gr8" draw:text-style-name="P5" draw:layer="layout" draw:type="line" svg:x1="11.181cm" svg:y1="22.077cm" svg:x2="11.679cm" svg:y2="22.724cm" draw:start-shape="id180" draw:start-glue-point="9" draw:end-shape="id189" draw:end-glue-point="5" svg:d="M11181 22077l498 647" svg:viewBox="0 0 499 648">
          <text:p/>
        </draw:connector>
        <draw:connector draw:style-name="gr8" draw:text-style-name="P5" draw:layer="layout" draw:type="line" svg:x1="12.651cm" svg:y1="22.077cm" svg:x2="13.05cm" svg:y2="22.824cm" draw:start-shape="id183" draw:start-glue-point="9" svg:d="M12651 22077l399 747" svg:viewBox="0 0 400 748">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10T19:14:34.518361852</meta:creation-date>
    <meta:generator>LibreOffice/6.3.5.2$Linux_X86_64 LibreOffice_project/30$Build-2</meta:generator>
    <dc:date>2020-04-10T20:23:23.227608727</dc:date>
    <meta:editing-duration>PT44M56S</meta:editing-duration>
    <meta:editing-cycles>9</meta:editing-cycles>
    <meta:document-statistic meta:object-count="666"/>
  </office:meta>
</office:document-meta>
</file>